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1pt" officeooo:paragraph-rsid="001631be"/>
    </style:style>
    <style:style style:name="P2" style:family="paragraph" style:parent-style-name="Standard">
      <style:text-properties fo:font-size="11pt" fo:font-style="italic" officeooo:paragraph-rsid="001fa619" style:font-style-asian="italic" style:font-style-complex="italic"/>
    </style:style>
    <style:style style:name="P3" style:family="paragraph" style:parent-style-name="Standard">
      <style:text-properties fo:font-size="11pt" fo:font-style="italic" officeooo:paragraph-rsid="00266f1e" style:font-style-asian="italic" style:font-style-complex="italic"/>
    </style:style>
    <style:style style:name="P4" style:family="paragraph" style:parent-style-name="Standard">
      <style:text-properties fo:font-size="11pt" fo:font-style="italic" fo:font-weight="bold" officeooo:paragraph-rsid="001fa619" style:font-style-asian="italic" style:font-weight-asian="bold" style:font-style-complex="italic" style:font-weight-complex="bold"/>
    </style:style>
    <style:style style:name="P5" style:family="paragraph" style:parent-style-name="Standard">
      <style:text-properties fo:font-size="11pt" fo:font-style="italic" fo:font-weight="bold" officeooo:paragraph-rsid="002cfcdc" style:font-style-asian="italic" style:font-weight-asian="bold" style:font-style-complex="italic" style:font-weight-complex="bold"/>
    </style:style>
    <style:style style:name="P6" style:family="paragraph" style:parent-style-name="Standard">
      <style:text-properties fo:font-size="11pt" fo:font-style="italic" fo:font-weight="bold" officeooo:paragraph-rsid="002ed9f3" style:font-style-asian="italic" style:font-weight-asian="bold" style:font-style-complex="italic" style:font-weight-complex="bold"/>
    </style:style>
    <style:style style:name="P7" style:family="paragraph" style:parent-style-name="Standard">
      <style:text-properties fo:font-size="11pt" fo:font-style="italic" fo:font-weight="bold" officeooo:paragraph-rsid="00150150" style:font-style-asian="italic" style:font-weight-asian="bold" style:font-style-complex="italic" style:font-weight-complex="bold"/>
    </style:style>
    <style:style style:name="P8" style:family="paragraph" style:parent-style-name="Standard">
      <style:text-properties fo:font-size="11pt" fo:font-style="italic" fo:font-weight="bold" officeooo:rsid="0075e8ce" officeooo:paragraph-rsid="00150150" style:font-style-asian="italic" style:font-weight-asian="bold" style:font-style-complex="italic" style:font-weight-complex="bold"/>
    </style:style>
    <style:style style:name="P9" style:family="paragraph" style:parent-style-name="Standard">
      <style:text-properties fo:font-size="11pt" fo:font-style="italic" fo:font-weight="bold" officeooo:paragraph-rsid="001631be" style:font-style-asian="italic" style:font-weight-asian="bold" style:font-style-complex="italic" style:font-weight-complex="bold"/>
    </style:style>
    <style:style style:name="P10" style:family="paragraph" style:parent-style-name="Standard">
      <style:text-properties fo:font-size="11pt" fo:font-style="italic" fo:font-weight="bold" officeooo:rsid="007908c4" officeooo:paragraph-rsid="007908c4" style:font-style-asian="italic" style:font-weight-asian="bold" style:font-style-complex="italic" style:font-weight-complex="bold"/>
    </style:style>
    <style:style style:name="P11" style:family="paragraph" style:parent-style-name="Standard">
      <style:text-properties fo:font-size="11pt" fo:font-style="italic" fo:font-weight="bold" officeooo:paragraph-rsid="00233ace" style:font-style-asian="italic" style:font-weight-asian="bold" style:font-style-complex="italic" style:font-weight-complex="bold"/>
    </style:style>
    <style:style style:name="P12" style:family="paragraph" style:parent-style-name="Standard">
      <style:text-properties fo:font-size="11pt" fo:font-style="italic" fo:font-weight="bold" officeooo:rsid="0038530d" officeooo:paragraph-rsid="0057258f" style:font-style-asian="italic" style:font-weight-asian="bold" style:font-style-complex="italic" style:font-weight-complex="bold"/>
    </style:style>
    <style:style style:name="P13" style:family="paragraph" style:parent-style-name="Standard">
      <style:text-properties fo:font-size="11pt" fo:font-style="italic" fo:font-weight="bold" officeooo:paragraph-rsid="009ad990" style:font-style-asian="italic" style:font-weight-asian="bold" style:font-style-complex="italic" style:font-weight-complex="bold"/>
    </style:style>
    <style:style style:name="P14" style:family="paragraph" style:parent-style-name="Standard">
      <style:text-properties fo:font-size="11pt" officeooo:paragraph-rsid="001dec0f"/>
    </style:style>
    <style:style style:name="P15" style:family="paragraph" style:parent-style-name="Standard">
      <style:text-properties fo:font-size="11pt" officeooo:paragraph-rsid="001fa619"/>
    </style:style>
    <style:style style:name="P16" style:family="paragraph" style:parent-style-name="Standard">
      <style:text-properties fo:font-size="11pt" fo:font-style="normal" fo:font-weight="normal" officeooo:rsid="00351467" officeooo:paragraph-rsid="00351467" style:font-style-asian="normal" style:font-weight-asian="normal" style:font-style-complex="normal" style:font-weight-complex="normal"/>
    </style:style>
    <style:style style:name="P17" style:family="paragraph" style:parent-style-name="Standard">
      <style:text-properties fo:font-size="11pt" fo:font-style="normal" fo:font-weight="normal" officeooo:rsid="002cfcdc" officeooo:paragraph-rsid="00369f81" style:font-style-asian="normal" style:font-weight-asian="normal" style:font-style-complex="normal" style:font-weight-complex="normal"/>
    </style:style>
    <style:style style:name="P18" style:family="paragraph" style:parent-style-name="Standard">
      <style:text-properties fo:font-size="11pt" fo:font-style="normal" fo:font-weight="normal" officeooo:paragraph-rsid="002ed9f3" style:font-style-asian="normal" style:font-weight-asian="normal" style:font-style-complex="normal" style:font-weight-complex="normal"/>
    </style:style>
    <style:style style:name="P19" style:family="paragraph" style:parent-style-name="Standard">
      <style:text-properties fo:font-size="11pt" fo:font-style="normal" fo:font-weight="normal" officeooo:paragraph-rsid="00150150" style:font-style-asian="normal" style:font-weight-asian="normal" style:font-style-complex="normal" style:font-weight-complex="normal"/>
    </style:style>
    <style:style style:name="P20" style:family="paragraph" style:parent-style-name="Standard">
      <style:text-properties fo:font-size="11pt" fo:font-style="normal" fo:font-weight="normal" officeooo:paragraph-rsid="006540ac" style:font-style-asian="normal" style:font-weight-asian="normal" style:font-style-complex="normal" style:font-weight-complex="normal"/>
    </style:style>
    <style:style style:name="P21" style:family="paragraph" style:parent-style-name="Standard">
      <style:text-properties fo:font-size="11pt" fo:font-style="normal" fo:font-weight="normal" officeooo:rsid="00729777" officeooo:paragraph-rsid="00729777" style:font-style-asian="normal" style:font-weight-asian="normal" style:font-style-complex="normal" style:font-weight-complex="normal"/>
    </style:style>
    <style:style style:name="P22" style:family="paragraph" style:parent-style-name="Standard">
      <style:text-properties fo:font-size="11pt" fo:font-style="normal" fo:font-weight="normal" officeooo:rsid="005609cc" officeooo:paragraph-rsid="0083f826" style:font-style-asian="normal" style:font-weight-asian="normal" style:font-style-complex="normal" style:font-weight-complex="normal"/>
    </style:style>
    <style:style style:name="P23" style:family="paragraph" style:parent-style-name="Standard">
      <style:text-properties fo:font-size="11pt" fo:font-style="normal" fo:font-weight="normal" officeooo:paragraph-rsid="007ab0dd" style:font-style-asian="normal" style:font-weight-asian="normal" style:font-style-complex="normal" style:font-weight-complex="normal"/>
    </style:style>
    <style:style style:name="P24" style:family="paragraph" style:parent-style-name="Standard">
      <style:text-properties fo:font-size="11pt" fo:font-style="normal" fo:font-weight="normal" officeooo:paragraph-rsid="007908c4" style:font-style-asian="normal" style:font-weight-asian="normal" style:font-style-complex="normal" style:font-weight-complex="normal"/>
    </style:style>
    <style:style style:name="P25" style:family="paragraph" style:parent-style-name="Standard">
      <style:text-properties fo:font-size="11pt" fo:font-style="normal" fo:font-weight="bold" officeooo:paragraph-rsid="006540ac" style:font-style-asian="normal" style:font-weight-asian="bold" style:font-style-complex="normal" style:font-weight-complex="bold"/>
    </style:style>
    <style:style style:name="P26" style:family="paragraph" style:parent-style-name="Standard">
      <style:text-properties fo:font-size="11pt" fo:font-weight="bold" officeooo:paragraph-rsid="001fa619" style:font-weight-asian="bold" style:font-weight-complex="bold"/>
    </style:style>
    <style:style style:name="P27" style:family="paragraph" style:parent-style-name="Standard">
      <style:text-properties fo:font-size="11pt" fo:font-weight="bold" officeooo:paragraph-rsid="00333a6f" style:font-weight-asian="bold" style:font-weight-complex="bold"/>
    </style:style>
    <style:style style:name="P28" style:family="paragraph" style:parent-style-name="Standard">
      <style:text-properties fo:font-size="11pt" officeooo:paragraph-rsid="002795a9"/>
    </style:style>
    <style:style style:name="P29" style:family="paragraph" style:parent-style-name="Standard">
      <style:text-properties fo:font-size="11pt" officeooo:paragraph-rsid="00369f81"/>
    </style:style>
    <style:style style:name="P30" style:family="paragraph" style:parent-style-name="Standard">
      <style:text-properties fo:font-size="11pt" officeooo:paragraph-rsid="0054d7e2"/>
    </style:style>
    <style:style style:name="P31" style:family="paragraph" style:parent-style-name="Standard">
      <style:text-properties fo:font-size="11pt" officeooo:paragraph-rsid="00233ace"/>
    </style:style>
    <style:style style:name="P32" style:family="paragraph" style:parent-style-name="Standard">
      <style:text-properties fo:font-size="11pt" officeooo:paragraph-rsid="008bb5ca"/>
    </style:style>
    <style:style style:name="P33" style:family="paragraph" style:parent-style-name="Standard">
      <style:text-properties fo:font-size="11pt" officeooo:paragraph-rsid="00993136"/>
    </style:style>
    <style:style style:name="P34" style:family="paragraph" style:parent-style-name="Standard">
      <style:text-properties fo:font-size="11pt" officeooo:paragraph-rsid="007540f5"/>
    </style:style>
    <style:style style:name="P35" style:family="paragraph" style:parent-style-name="Standard">
      <style:text-properties fo:color="#0066b3" loext:opacity="100%" fo:font-size="11pt" fo:font-style="normal" officeooo:rsid="00739f97" officeooo:paragraph-rsid="007540f5" style:font-style-asian="normal" style:font-style-complex="normal"/>
    </style:style>
    <style:style style:name="P36" style:family="paragraph" style:parent-style-name="Standard">
      <style:text-properties fo:color="#0066b3" loext:opacity="100%" fo:font-size="11pt" fo:font-style="normal" fo:font-weight="normal" officeooo:paragraph-rsid="006fbb2e" style:font-style-asian="normal" style:font-weight-asian="normal" style:font-style-complex="normal" style:font-weight-complex="normal"/>
    </style:style>
    <style:style style:name="P37" style:family="paragraph" style:parent-style-name="Standard">
      <style:text-properties fo:color="#0066b3" loext:opacity="100%" fo:font-size="11pt" fo:font-style="normal" fo:font-weight="normal" officeooo:paragraph-rsid="007834ab" style:font-style-asian="normal" style:font-weight-asian="normal" style:font-style-complex="normal" style:font-weight-complex="normal"/>
    </style:style>
    <style:style style:name="P38" style:family="paragraph" style:parent-style-name="Standard">
      <style:text-properties fo:color="#0066b3" loext:opacity="100%" fo:font-size="11pt" fo:font-style="normal" fo:font-weight="normal" officeooo:rsid="007908c4" officeooo:paragraph-rsid="007908c4" style:font-style-asian="normal" style:font-weight-asian="normal" style:font-style-complex="normal" style:font-weight-complex="normal"/>
    </style:style>
    <style:style style:name="P39" style:family="paragraph" style:parent-style-name="Standard">
      <style:text-properties fo:color="#0066b3" loext:opacity="100%" fo:font-size="11pt" fo:font-style="normal" fo:font-weight="normal" officeooo:rsid="007586e3" officeooo:paragraph-rsid="007586e3" style:font-style-asian="normal" style:font-weight-asian="normal" style:font-style-complex="normal" style:font-weight-complex="normal"/>
    </style:style>
    <style:style style:name="P40" style:family="paragraph" style:parent-style-name="Standard">
      <style:text-properties fo:color="#0066b3" loext:opacity="100%" fo:font-size="11pt" fo:font-style="normal" fo:font-weight="normal" officeooo:rsid="0087ce3e" officeooo:paragraph-rsid="0087ce3e" style:font-style-asian="normal" style:font-weight-asian="normal" style:font-style-complex="normal" style:font-weight-complex="normal"/>
    </style:style>
    <style:style style:name="P41" style:family="paragraph" style:parent-style-name="Standard">
      <style:text-properties fo:color="#0066b3" loext:opacity="100%" fo:font-size="11pt" fo:font-style="normal" fo:font-weight="normal" officeooo:rsid="00606fb0" officeooo:paragraph-rsid="0060129f" style:font-style-asian="normal" style:font-weight-asian="normal" style:font-style-complex="normal" style:font-weight-complex="normal"/>
    </style:style>
    <style:style style:name="P42" style:family="paragraph" style:parent-style-name="Standard">
      <style:text-properties fo:color="#0066b3" loext:opacity="100%" fo:font-size="11pt" fo:font-style="normal" fo:font-weight="normal" officeooo:rsid="00266f1e" officeooo:paragraph-rsid="00a34b77" style:font-style-asian="normal" style:font-weight-asian="normal" style:font-style-complex="normal" style:font-weight-complex="normal"/>
    </style:style>
    <style:style style:name="P43" style:family="paragraph" style:parent-style-name="Standard">
      <style:text-properties fo:color="#0066b3" loext:opacity="100%" fo:font-size="11pt" fo:font-style="normal" fo:font-weight="normal" officeooo:rsid="00373cd3" officeooo:paragraph-rsid="00373cd3" style:font-style-asian="normal" style:font-weight-asian="normal" style:font-style-complex="normal" style:font-weight-complex="normal"/>
    </style:style>
    <style:style style:name="P44" style:family="paragraph" style:parent-style-name="Standard">
      <style:text-properties fo:color="#0066b3" loext:opacity="100%" fo:font-size="11pt" fo:font-style="normal" fo:font-weight="normal" officeooo:rsid="0087ce3e" officeooo:paragraph-rsid="009d0a08" style:font-size-asian="11pt" style:font-style-asian="normal" style:font-weight-asian="normal" style:font-size-complex="11pt" style:font-style-complex="normal" style:font-weight-complex="normal"/>
    </style:style>
    <style:style style:name="P45" style:family="paragraph" style:parent-style-name="Standard">
      <style:text-properties fo:color="#0066b3" loext:opacity="100%" fo:font-size="11pt" fo:font-style="normal" fo:font-weight="bold" officeooo:rsid="00333a6f" officeooo:paragraph-rsid="007ab0dd" style:font-style-asian="normal" style:font-weight-asian="bold" style:font-style-complex="normal" style:font-weight-complex="bold"/>
    </style:style>
    <style:style style:name="P46" style:family="paragraph" style:parent-style-name="Standard">
      <style:text-properties fo:color="#0066b3" loext:opacity="100%" fo:font-size="11pt" fo:font-style="italic" fo:font-weight="normal" officeooo:paragraph-rsid="007908c4" style:font-style-asian="italic" style:font-weight-asian="normal" style:font-style-complex="italic" style:font-weight-complex="normal"/>
    </style:style>
    <style:style style:name="P47" style:family="paragraph" style:parent-style-name="Standard">
      <style:text-properties fo:color="#0066b3" loext:opacity="100%" fo:font-size="11pt" fo:font-style="italic" fo:font-weight="bold" officeooo:paragraph-rsid="001fa619" style:font-style-asian="italic" style:font-weight-asian="bold" style:font-style-complex="italic" style:font-weight-complex="bold"/>
    </style:style>
    <style:style style:name="P48" style:family="paragraph" style:parent-style-name="Standard">
      <style:text-properties fo:color="#0066b3" loext:opacity="100%" fo:font-size="11pt" officeooo:paragraph-rsid="00526eb7" fo:background-color="transparent"/>
    </style:style>
    <style:style style:name="P49" style:family="paragraph" style:parent-style-name="Standard">
      <style:text-properties fo:color="#0066b3" loext:opacity="100%" fo:font-size="11pt" fo:font-weight="bold" officeooo:paragraph-rsid="002795a9" style:font-weight-asian="bold" style:font-weight-complex="bold"/>
    </style:style>
    <style:style style:name="P50" style:family="paragraph" style:parent-style-name="Standard">
      <style:text-properties fo:color="#0066b3" loext:opacity="100%" fo:font-size="11pt" officeooo:paragraph-rsid="009d0a08" style:font-size-asian="11pt" style:font-size-complex="11pt"/>
    </style:style>
    <style:style style:name="P51" style:family="paragraph" style:parent-style-name="Standard">
      <style:text-properties fo:color="#0066b3" loext:opacity="100%" officeooo:paragraph-rsid="0070bb07"/>
    </style:style>
    <style:style style:name="P52" style:family="paragraph" style:parent-style-name="Standard">
      <style:text-properties fo:color="#0066b3" loext:opacity="100%" style:text-position="0% 100%" style:font-name="Liberation Serif1" fo:font-size="11pt" fo:font-style="normal" officeooo:rsid="007c7a73" officeooo:paragraph-rsid="007ab0dd" style:font-style-asian="normal" style:font-style-complex="normal"/>
    </style:style>
    <style:style style:name="P53" style:family="paragraph" style:parent-style-name="Standard">
      <style:text-properties fo:color="#0066b3" loext:opacity="100%" style:font-name="Liberation Serif" fo:font-size="11pt" officeooo:paragraph-rsid="00871e43" style:font-size-asian="11pt" style:font-size-complex="11pt"/>
    </style:style>
    <style:style style:name="P54" style:family="paragraph" style:parent-style-name="Standard">
      <style:text-properties fo:color="#0066b3" loext:opacity="100%" officeooo:paragraph-rsid="00243240"/>
    </style:style>
    <style:style style:name="P55" style:family="paragraph" style:parent-style-name="Standard">
      <style:text-properties style:font-name="Liberation Serif" fo:font-size="11pt" fo:font-style="normal" fo:font-weight="normal" officeooo:rsid="0069d0a1" officeooo:paragraph-rsid="0069d0a1" style:font-style-asian="normal" style:font-weight-asian="normal" style:font-style-complex="normal" style:font-weight-complex="normal"/>
    </style:style>
    <style:style style:name="P56" style:family="paragraph" style:parent-style-name="Standard">
      <style:text-properties style:font-name="Liberation Serif" fo:font-size="11pt" fo:font-style="normal" fo:font-weight="normal" officeooo:rsid="00192c64" officeooo:paragraph-rsid="0069d0a1" style:font-style-asian="normal" style:font-weight-asian="normal" style:font-style-complex="normal" style:font-weight-complex="normal"/>
    </style:style>
    <style:style style:name="P57" style:family="paragraph" style:parent-style-name="Standard">
      <style:text-properties style:font-name="Liberation Serif" fo:font-size="11pt" fo:font-style="normal" fo:font-weight="normal" officeooo:rsid="00963d9b" officeooo:paragraph-rsid="00963d9b" style:font-style-asian="normal" style:font-weight-asian="normal" style:font-style-complex="normal" style:font-weight-complex="normal"/>
    </style:style>
    <style:style style:name="P58" style:family="paragraph" style:parent-style-name="Heading_20_1">
      <style:text-properties fo:color="#0066b3" loext:opacity="100%" fo:font-size="11pt" fo:font-style="normal" fo:font-weight="normal" officeooo:paragraph-rsid="001fa619" style:font-style-asian="normal" style:font-weight-asian="normal" style:font-style-complex="normal" style:font-weight-complex="normal"/>
    </style:style>
    <style:style style:name="P59" style:family="paragraph" style:parent-style-name="Standard">
      <style:text-properties fo:color="#0066b3" loext:opacity="100%" style:font-name="Liberation Serif" fo:font-size="11pt" fo:font-style="normal" fo:font-weight="normal" officeooo:rsid="00962e6c" officeooo:paragraph-rsid="00962e6c" style:font-style-asian="normal" style:font-weight-asian="normal" style:font-style-complex="normal" style:font-weight-complex="normal"/>
    </style:style>
    <style:style style:name="P60" style:family="paragraph" style:parent-style-name="Standard">
      <style:text-properties fo:color="#0066b3" loext:opacity="100%" style:font-name="Liberation Serif" fo:font-size="11pt" officeooo:paragraph-rsid="00871e43" style:font-size-asian="11pt" style:font-size-complex="11pt"/>
    </style:style>
    <style:style style:name="P61" style:family="paragraph" style:parent-style-name="Standard">
      <style:text-properties fo:color="#0066b3" loext:opacity="100%" style:font-name="Liberation Serif" officeooo:rsid="009d0a08" officeooo:paragraph-rsid="009d0a08"/>
    </style:style>
    <style:style style:name="P62" style:family="paragraph" style:parent-style-name="Standard">
      <style:text-properties fo:color="#0066b3" loext:opacity="100%" fo:font-size="11pt" fo:font-style="normal" fo:font-weight="normal" officeooo:rsid="00962e6c" officeooo:paragraph-rsid="0070bb07" style:font-style-asian="normal" style:font-weight-asian="normal" style:font-style-complex="normal" style:font-weight-complex="normal"/>
    </style:style>
    <style:style style:name="P63" style:family="paragraph" style:parent-style-name="Standard">
      <style:text-properties fo:color="#0066b3" loext:opacity="100%" fo:font-size="11pt" fo:font-style="normal" fo:font-weight="normal" officeooo:rsid="007908c4" officeooo:paragraph-rsid="007908c4" style:font-style-asian="normal" style:font-weight-asian="normal" style:font-style-complex="normal" style:font-weight-complex="normal"/>
    </style:style>
    <style:style style:name="P64" style:family="paragraph" style:parent-style-name="Standard">
      <style:text-properties fo:color="#0066b3" loext:opacity="100%" fo:font-size="11pt" fo:font-style="normal" fo:font-weight="normal" officeooo:rsid="007ab0dd" officeooo:paragraph-rsid="007ab0dd" style:font-style-asian="normal" style:font-weight-asian="normal" style:font-style-complex="normal" style:font-weight-complex="normal"/>
    </style:style>
    <style:style style:name="P65" style:family="paragraph" style:parent-style-name="Standard">
      <style:text-properties fo:color="#0066b3" loext:opacity="100%" fo:font-size="11pt" fo:font-style="normal" fo:font-weight="normal" officeooo:rsid="009f6caa" officeooo:paragraph-rsid="009f6caa" style:font-style-asian="normal" style:font-weight-asian="normal" style:font-style-complex="normal" style:font-weight-complex="normal"/>
    </style:style>
    <style:style style:name="P66" style:family="paragraph" style:parent-style-name="Standard">
      <style:text-properties fo:color="#0066b3" loext:opacity="100%" fo:font-size="11pt" fo:font-style="normal" fo:font-weight="normal" officeooo:rsid="00606fb0" officeooo:paragraph-rsid="00ab4be3" style:font-style-asian="normal" style:font-weight-asian="normal" style:font-style-complex="normal" style:font-weight-complex="normal"/>
    </style:style>
    <style:style style:name="P67" style:family="paragraph" style:parent-style-name="Standard">
      <style:text-properties fo:color="#0066b3" loext:opacity="100%" fo:font-size="11pt" fo:font-style="normal" fo:font-weight="normal" officeooo:rsid="00606fb0" officeooo:paragraph-rsid="0060129f" style:font-style-asian="normal" style:font-weight-asian="normal" style:font-style-complex="normal" style:font-weight-complex="normal"/>
    </style:style>
    <style:style style:name="P68" style:family="paragraph" style:parent-style-name="Standard">
      <style:text-properties fo:color="#0066b3" loext:opacity="100%" fo:font-size="11pt" fo:font-style="normal" fo:font-weight="normal" officeooo:rsid="009e2071" officeooo:paragraph-rsid="00243240" style:font-style-asian="normal" style:font-weight-asian="normal" style:font-style-complex="normal" style:font-weight-complex="normal"/>
    </style:style>
    <style:style style:name="P69" style:family="paragraph" style:parent-style-name="Standard">
      <style:text-properties fo:color="#0066b3" loext:opacity="100%" fo:font-size="11pt" fo:font-style="normal" fo:font-weight="normal" officeooo:rsid="007cb64c" officeooo:paragraph-rsid="00a9c02d" style:font-style-asian="normal" style:font-weight-asian="normal" style:font-style-complex="normal" style:font-weight-complex="normal"/>
    </style:style>
    <style:style style:name="P70" style:family="paragraph" style:parent-style-name="Standard">
      <style:text-properties fo:color="#0066b3" loext:opacity="100%" fo:font-size="11pt" fo:font-style="normal" fo:font-weight="normal" officeooo:rsid="00ab4be3" officeooo:paragraph-rsid="00ab4be3" style:font-style-asian="normal" style:font-weight-asian="normal" style:font-style-complex="normal" style:font-weight-complex="normal"/>
    </style:style>
    <style:style style:name="P71" style:family="paragraph" style:parent-style-name="Standard">
      <style:text-properties fo:color="#0066b3" loext:opacity="100%" fo:font-size="11pt" fo:font-style="normal" fo:font-weight="normal" officeooo:rsid="00266f1e" officeooo:paragraph-rsid="00a34b77" style:font-style-asian="normal" style:font-weight-asian="normal" style:font-style-complex="normal" style:font-weight-complex="normal"/>
    </style:style>
    <style:style style:name="P72" style:family="paragraph" style:parent-style-name="Standard">
      <style:text-properties fo:color="#0066b3" loext:opacity="100%" fo:font-size="11pt" fo:font-style="normal" fo:font-weight="normal" officeooo:rsid="00962e6c" officeooo:paragraph-rsid="00962e6c" style:font-size-asian="11pt" style:font-style-asian="normal" style:font-weight-asian="normal" style:font-size-complex="11pt" style:font-style-complex="normal" style:font-weight-complex="normal"/>
    </style:style>
    <style:style style:name="P73" style:family="paragraph" style:parent-style-name="Standard">
      <style:text-properties fo:color="#0066b3" loext:opacity="100%" fo:font-size="11pt" fo:font-style="normal" fo:font-weight="normal" officeooo:rsid="0068717c" officeooo:paragraph-rsid="00962e6c" style:font-size-asian="11pt" style:font-style-asian="normal" style:font-weight-asian="normal" style:font-size-complex="11pt" style:font-style-complex="normal" style:font-weight-complex="normal"/>
    </style:style>
    <style:style style:name="P74" style:family="paragraph" style:parent-style-name="Standard">
      <style:text-properties fo:color="#0066b3" loext:opacity="100%" fo:font-size="11pt" fo:font-style="normal" fo:font-weight="normal" officeooo:rsid="0087ce3e" officeooo:paragraph-rsid="009d0a08" style:font-size-asian="11pt" style:font-style-asian="normal" style:font-weight-asian="normal" style:font-size-complex="11pt" style:font-style-complex="normal" style:font-weight-complex="normal"/>
    </style:style>
    <style:style style:name="P75" style:family="paragraph" style:parent-style-name="Standard">
      <style:text-properties fo:color="#0066b3" loext:opacity="100%" fo:font-size="11pt" fo:font-style="normal" officeooo:rsid="009ad990" officeooo:paragraph-rsid="007540f5" style:font-style-asian="normal" style:font-style-complex="normal"/>
    </style:style>
    <style:style style:name="P76" style:family="paragraph" style:parent-style-name="Standard">
      <style:text-properties fo:color="#0066b3" loext:opacity="100%" fo:font-size="11pt" fo:font-style="normal" officeooo:rsid="0027d0dd" officeooo:paragraph-rsid="00a9c02d" style:font-style-asian="normal" style:font-style-complex="normal"/>
    </style:style>
    <style:style style:name="P77" style:family="paragraph" style:parent-style-name="Standard">
      <style:text-properties fo:color="#0066b3" loext:opacity="100%" fo:font-size="11pt" fo:font-style="italic" fo:font-weight="bold" officeooo:rsid="00897486" officeooo:paragraph-rsid="00897486" style:font-style-asian="italic" style:font-weight-asian="bold" style:font-style-complex="italic" style:font-weight-complex="bold"/>
    </style:style>
    <style:style style:name="P78" style:family="paragraph" style:parent-style-name="Standard">
      <style:text-properties fo:color="#0066b3" loext:opacity="100%" fo:font-size="11pt" officeooo:paragraph-rsid="009d0a08" style:font-size-asian="11pt" style:font-size-complex="11pt"/>
    </style:style>
    <style:style style:name="P79" style:family="paragraph" style:parent-style-name="Standard">
      <style:text-properties fo:color="#0066b3" loext:opacity="100%" officeooo:paragraph-rsid="00a69bd9"/>
    </style:style>
    <style:style style:name="P80" style:family="paragraph" style:parent-style-name="Standard">
      <style:text-properties fo:color="#0066b3" loext:opacity="100%" officeooo:paragraph-rsid="00a6d6de"/>
    </style:style>
    <style:style style:name="P81" style:family="paragraph" style:parent-style-name="Standard">
      <style:text-properties fo:color="#0066b3" loext:opacity="100%" officeooo:paragraph-rsid="0070bb07"/>
    </style:style>
    <style:style style:name="P82" style:family="paragraph" style:parent-style-name="Standard">
      <style:text-properties fo:color="#0066b3" loext:opacity="100%" officeooo:paragraph-rsid="00243240"/>
    </style:style>
    <style:style style:name="P83" style:family="paragraph" style:parent-style-name="Standard">
      <style:text-properties fo:font-size="11pt" fo:font-style="italic" fo:font-weight="bold" officeooo:paragraph-rsid="0054d7e2" style:font-style-asian="italic" style:font-weight-asian="bold" style:font-style-complex="italic" style:font-weight-complex="bold"/>
    </style:style>
    <style:style style:name="P84" style:family="paragraph" style:parent-style-name="Standard">
      <style:text-properties fo:font-size="11pt" fo:font-style="italic" fo:font-weight="bold" officeooo:paragraph-rsid="001fa619" style:font-style-asian="italic" style:font-weight-asian="bold" style:font-style-complex="italic" style:font-weight-complex="bold"/>
    </style:style>
    <style:style style:name="P85" style:family="paragraph" style:parent-style-name="Standard">
      <style:text-properties fo:font-size="11pt" fo:font-style="italic" fo:font-weight="bold" officeooo:paragraph-rsid="0084664a" style:font-style-asian="italic" style:font-weight-asian="bold" style:font-style-complex="italic" style:font-weight-complex="bold"/>
    </style:style>
    <style:style style:name="P86" style:family="paragraph" style:parent-style-name="Standard">
      <style:text-properties fo:font-size="11pt" fo:font-style="italic" fo:font-weight="bold" officeooo:paragraph-rsid="00266f1e" style:font-style-asian="italic" style:font-weight-asian="bold" style:font-style-complex="italic" style:font-weight-complex="bold"/>
    </style:style>
    <style:style style:name="P87" style:family="paragraph" style:parent-style-name="Standard">
      <style:text-properties fo:font-size="11pt" fo:font-style="normal" fo:font-weight="normal" officeooo:rsid="00729777" officeooo:paragraph-rsid="00729777" style:font-style-asian="normal" style:font-weight-asian="normal" style:font-style-complex="normal" style:font-weight-complex="normal"/>
    </style:style>
    <style:style style:name="P88" style:family="paragraph" style:parent-style-name="Standard">
      <style:text-properties fo:font-size="11pt" fo:font-style="normal" fo:font-weight="normal" officeooo:paragraph-rsid="007908c4" style:font-style-asian="normal" style:font-weight-asian="normal" style:font-style-complex="normal" style:font-weight-complex="normal"/>
    </style:style>
    <style:style style:name="P89" style:family="paragraph" style:parent-style-name="Standard">
      <style:text-properties fo:font-size="11pt" officeooo:paragraph-rsid="00369f81"/>
    </style:style>
    <style:style style:name="P90" style:family="paragraph" style:parent-style-name="Standard">
      <style:text-properties fo:font-size="11pt" officeooo:paragraph-rsid="008bb5ca"/>
    </style:style>
    <style:style style:name="P91" style:family="paragraph" style:parent-style-name="Standard">
      <style:text-properties fo:font-size="11pt" officeooo:paragraph-rsid="00897486"/>
    </style:style>
    <style:style style:name="P92" style:family="paragraph" style:parent-style-name="Standard">
      <style:text-properties fo:color="#5983b0" loext:opacity="100%" fo:font-size="11pt" fo:font-style="normal" fo:font-weight="normal" officeooo:rsid="0097d6b4" officeooo:paragraph-rsid="0097d6b4" style:font-style-asian="normal" style:font-weight-asian="normal" style:font-style-complex="normal" style:font-weight-complex="normal"/>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50150"/>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369f81" style:font-style-asian="normal" style:font-weight-asian="normal" style:font-style-complex="normal" style:font-weight-complex="normal"/>
    </style:style>
    <style:style style:name="T7" style:family="text">
      <style:text-properties fo:font-style="normal" fo:font-weight="normal" officeooo:rsid="009e2071" style:font-style-asian="normal" style:font-weight-asian="normal" style:font-style-complex="normal" style:font-weight-complex="normal"/>
    </style:style>
    <style:style style:name="T8" style:family="text">
      <style:text-properties fo:font-style="normal" fo:font-weight="normal" officeooo:rsid="00ab4be3" style:font-style-asian="normal" style:font-weight-asian="normal" style:font-style-complex="normal" style:font-weight-complex="normal"/>
    </style:style>
    <style:style style:name="T9" style:family="text">
      <style:text-properties fo:font-style="normal" officeooo:rsid="00739f97" style:font-style-asian="normal" style:font-style-complex="normal"/>
    </style:style>
    <style:style style:name="T10" style:family="text">
      <style:text-properties officeooo:rsid="00273c12"/>
    </style:style>
    <style:style style:name="T11" style:family="text">
      <style:text-properties officeooo:rsid="0030f333"/>
    </style:style>
    <style:style style:name="T12" style:family="text">
      <style:text-properties fo:font-size="11pt" fo:font-style="normal" fo:font-weight="normal" officeooo:rsid="0065c081" style:font-style-asian="normal" style:font-weight-asian="normal" style:font-style-complex="normal" style:font-weight-complex="normal"/>
    </style:style>
    <style:style style:name="T13" style:family="text">
      <style:text-properties fo:font-size="11pt" fo:font-style="normal" fo:font-weight="normal" officeooo:rsid="006fbb2e" style:font-style-asian="normal" style:font-weight-asian="normal" style:font-style-complex="normal" style:font-weight-complex="normal"/>
    </style:style>
    <style:style style:name="T14" style:family="text">
      <style:text-properties fo:font-size="11pt" fo:font-style="normal" fo:font-weight="normal" officeooo:rsid="0068717c" style:font-style-asian="normal" style:font-weight-asian="normal" style:font-style-complex="normal" style:font-weight-complex="normal"/>
    </style:style>
    <style:style style:name="T15" style:family="text">
      <style:text-properties fo:font-size="11pt" fo:font-style="normal" fo:font-weight="normal" officeooo:rsid="0070bb07" style:font-style-asian="normal" style:font-weight-asian="normal" style:font-style-complex="normal" style:font-weight-complex="normal"/>
    </style:style>
    <style:style style:name="T16" style:family="text">
      <style:text-properties fo:font-size="11pt" fo:font-style="normal" fo:font-weight="normal" officeooo:rsid="0076785d" style:font-style-asian="normal" style:font-weight-asian="normal" style:font-style-complex="normal" style:font-weight-complex="normal"/>
    </style:style>
    <style:style style:name="T17" style:family="text">
      <style:text-properties fo:font-size="11pt" fo:font-style="normal" fo:font-weight="normal" officeooo:rsid="00962e6c" style:font-style-asian="normal" style:font-weight-asian="normal" style:font-style-complex="normal" style:font-weight-complex="normal"/>
    </style:style>
    <style:style style:name="T18" style:family="text">
      <style:text-properties fo:font-size="11pt" fo:font-style="normal" fo:font-weight="normal" officeooo:rsid="009948cb" style:font-style-asian="normal" style:font-weight-asian="normal" style:font-style-complex="normal" style:font-weight-complex="normal"/>
    </style:style>
    <style:style style:name="T19" style:family="text">
      <style:text-properties fo:font-size="11pt" fo:font-style="normal" fo:font-weight="normal" officeooo:rsid="0099aecd" style:font-style-asian="normal" style:font-weight-asian="normal" style:font-style-complex="normal" style:font-weight-complex="normal"/>
    </style:style>
    <style:style style:name="T20" style:family="text">
      <style:text-properties fo:font-size="11pt" fo:font-style="normal" fo:font-weight="normal" officeooo:rsid="001ff218" style:font-style-asian="normal" style:font-weight-asian="normal" style:font-style-complex="normal" style:font-weight-complex="normal"/>
    </style:style>
    <style:style style:name="T21" style:family="text">
      <style:text-properties fo:font-size="11pt" fo:font-style="normal" fo:font-weight="normal" officeooo:rsid="0060129f" style:font-style-asian="normal" style:font-weight-asian="normal" style:font-style-complex="normal" style:font-weight-complex="normal"/>
    </style:style>
    <style:style style:name="T22" style:family="text">
      <style:text-properties fo:font-size="11pt" fo:font-style="normal" fo:font-weight="normal" officeooo:rsid="00953a4a" style:font-style-asian="normal" style:font-weight-asian="normal" style:font-style-complex="normal" style:font-weight-complex="normal"/>
    </style:style>
    <style:style style:name="T23" style:family="text">
      <style:text-properties fo:font-size="11pt" fo:font-style="normal" fo:font-weight="normal" officeooo:rsid="00243240" style:font-style-asian="normal" style:font-weight-asian="normal" style:font-style-complex="normal" style:font-weight-complex="normal"/>
    </style:style>
    <style:style style:name="T24" style:family="text">
      <style:text-properties fo:font-size="11pt" fo:font-style="normal" fo:font-weight="normal" officeooo:rsid="00233ace" style:font-style-asian="normal" style:font-weight-asian="normal" style:font-style-complex="normal" style:font-weight-complex="normal"/>
    </style:style>
    <style:style style:name="T25" style:family="text">
      <style:text-properties fo:font-size="11pt" fo:font-style="normal" fo:font-weight="normal" officeooo:rsid="0038530d" style:font-style-asian="normal" style:font-weight-asian="normal" style:font-style-complex="normal" style:font-weight-complex="normal"/>
    </style:style>
    <style:style style:name="T26" style:family="text">
      <style:text-properties fo:font-size="11pt" fo:font-style="normal" fo:font-weight="normal" officeooo:rsid="009e2071" style:font-style-asian="normal" style:font-weight-asian="normal" style:font-style-complex="normal" style:font-weight-complex="normal"/>
    </style:style>
    <style:style style:name="T27" style:family="text">
      <style:text-properties fo:font-size="11pt" fo:font-style="normal" fo:font-weight="normal" officeooo:rsid="009f6caa" style:font-style-asian="normal" style:font-weight-asian="normal" style:font-style-complex="normal" style:font-weight-complex="normal"/>
    </style:style>
    <style:style style:name="T28" style:family="text">
      <style:text-properties fo:font-size="11pt" fo:font-style="normal" fo:font-weight="normal" officeooo:rsid="00a5845e" style:font-style-asian="normal" style:font-weight-asian="normal" style:font-style-complex="normal" style:font-weight-complex="normal"/>
    </style:style>
    <style:style style:name="T29" style:family="text">
      <style:text-properties fo:font-size="11pt" fo:font-style="normal" fo:font-weight="normal" officeooo:rsid="00a69bd9" style:font-style-asian="normal" style:font-weight-asian="normal" style:font-style-complex="normal" style:font-weight-complex="normal"/>
    </style:style>
    <style:style style:name="T30" style:family="text">
      <style:text-properties fo:font-size="11pt" fo:font-style="normal" fo:font-weight="normal" officeooo:rsid="00a6d6de" style:font-style-asian="normal" style:font-weight-asian="normal" style:font-style-complex="normal" style:font-weight-complex="normal"/>
    </style:style>
    <style:style style:name="T31" style:family="text">
      <style:text-properties fo:font-size="11pt" fo:font-style="normal" fo:font-weight="normal" officeooo:rsid="00ab4be3" style:font-style-asian="normal" style:font-weight-asian="normal" style:font-style-complex="normal" style:font-weight-complex="normal"/>
    </style:style>
    <style:style style:name="T32" style:family="text">
      <style:text-properties fo:font-size="11pt" style:font-size-asian="11pt" style:font-size-complex="11pt"/>
    </style:style>
    <style:style style:name="T33" style:family="text">
      <style:text-properties fo:font-size="11pt" officeooo:rsid="0070bb07" style:font-size-asian="11pt" style:font-size-complex="11pt"/>
    </style:style>
    <style:style style:name="T34" style:family="text">
      <style:text-properties fo:font-size="11pt" officeooo:rsid="00962e6c" style:font-size-asian="11pt" style:font-size-complex="11pt"/>
    </style:style>
    <style:style style:name="T35" style:family="text">
      <style:text-properties fo:font-size="11pt" officeooo:rsid="009948cb" style:font-size-asian="11pt" style:font-size-complex="11pt"/>
    </style:style>
    <style:style style:name="T36" style:family="text">
      <style:text-properties fo:font-size="11pt" officeooo:rsid="00a5845e" style:font-size-asian="11pt" style:font-size-complex="11pt"/>
    </style:style>
    <style:style style:name="T37" style:family="text">
      <style:text-properties fo:font-size="11pt" officeooo:rsid="00a69bd9" style:font-size-asian="11pt" style:font-size-complex="11pt"/>
    </style:style>
    <style:style style:name="T38" style:family="text">
      <style:text-properties officeooo:rsid="005609cc"/>
    </style:style>
    <style:style style:name="T39" style:family="text">
      <style:text-properties officeooo:rsid="0065c081"/>
    </style:style>
    <style:style style:name="T40" style:family="text">
      <style:text-properties style:font-name="Liberation Serif1" officeooo:rsid="007ab0dd"/>
    </style:style>
    <style:style style:name="T41" style:family="text">
      <style:text-properties style:font-name="Liberation Serif"/>
    </style:style>
    <style:style style:name="T42" style:family="text">
      <style:text-properties style:font-name="Liberation Serif" fo:font-style="normal" fo:font-weight="normal" officeooo:rsid="0068717c" style:font-style-asian="normal" style:font-weight-asian="normal" style:font-style-complex="normal" style:font-weight-complex="normal"/>
    </style:style>
    <style:style style:name="T43" style:family="text">
      <style:text-properties style:font-name="Liberation Serif" fo:font-style="normal" fo:font-weight="normal" officeooo:rsid="009d0a08" style:font-style-asian="normal" style:font-weight-asian="normal" style:font-style-complex="normal" style:font-weight-complex="normal"/>
    </style:style>
    <style:style style:name="T44" style:family="text">
      <style:text-properties style:font-name="Liberation Serif" fo:font-style="normal" fo:font-weight="normal" officeooo:rsid="00aa3d30" style:font-style-asian="normal" style:font-weight-asian="normal" style:font-style-complex="normal" style:font-weight-complex="normal"/>
    </style:style>
    <style:style style:name="T45" style:family="text">
      <style:text-properties style:font-name="Liberation Serif" officeooo:rsid="007ab0dd"/>
    </style:style>
    <style:style style:name="T46" style:family="text">
      <style:text-properties style:font-name="Liberation Serif" officeooo:rsid="006fbb2e"/>
    </style:style>
    <style:style style:name="T47" style:family="text">
      <style:text-properties style:font-name="Liberation Serif" officeooo:rsid="009d0a08"/>
    </style:style>
    <style:style style:name="T48" style:family="text">
      <style:text-properties style:font-name="Liberation Serif" fo:font-size="11pt" fo:font-style="normal" fo:font-weight="normal" officeooo:rsid="00962e6c" style:font-style-asian="normal" style:font-weight-asian="normal" style:font-style-complex="normal" style:font-weight-complex="normal"/>
    </style:style>
    <style:style style:name="T49" style:family="text">
      <style:text-properties style:font-name="Liberation Serif" fo:font-size="11pt" fo:font-style="normal" fo:font-weight="normal" officeooo:rsid="00962e6c" style:font-size-asian="11pt" style:font-style-asian="normal" style:font-weight-asian="normal" style:font-size-complex="11pt" style:font-style-complex="normal" style:font-weight-complex="normal"/>
    </style:style>
    <style:style style:name="T50" style:family="text">
      <style:text-properties style:font-name="Liberation Serif" fo:font-size="11pt" style:font-size-asian="11pt" style:font-size-complex="11pt"/>
    </style:style>
    <style:style style:name="T51" style:family="text">
      <style:text-properties style:font-name="Liberation Serif" fo:font-size="11pt" officeooo:rsid="009948cb" style:font-size-asian="11pt" style:font-size-complex="11pt"/>
    </style:style>
    <style:style style:name="T52" style:family="text">
      <style:text-properties style:font-name="Liberation Serif" officeooo:rsid="00aa3d30"/>
    </style:style>
    <style:style style:name="T53" style:family="text">
      <style:text-properties style:font-name="Liberation Serif" officeooo:rsid="00aa5d6e"/>
    </style:style>
    <style:style style:name="T54" style:family="text">
      <style:text-properties fo:color="#0066b3" loext:opacity="100%"/>
    </style:style>
    <style:style style:name="T55" style:family="text">
      <style:text-properties fo:color="#0066b3" loext:opacity="100%" officeooo:rsid="0075e8ce"/>
    </style:style>
    <style:style style:name="T56" style:family="text">
      <style:text-properties fo:color="#0066b3" loext:opacity="100%" officeooo:rsid="002cfcdc"/>
    </style:style>
    <style:style style:name="T57" style:family="text">
      <style:text-properties fo:color="#0066b3" loext:opacity="100%" officeooo:rsid="007834ab"/>
    </style:style>
    <style:style style:name="T58" style:family="text">
      <style:text-properties fo:color="#0066b3" loext:opacity="100%" fo:background-color="transparent" loext:char-shading-value="0"/>
    </style:style>
    <style:style style:name="T59" style:family="text">
      <style:text-properties fo:color="#0066b3" loext:opacity="100%" officeooo:rsid="007834ab" fo:background-color="transparent" loext:char-shading-value="0"/>
    </style:style>
    <style:style style:name="T60" style:family="text">
      <style:text-properties fo:color="#0066b3" loext:opacity="100%" officeooo:rsid="0099aecd" fo:background-color="transparent" loext:char-shading-value="0"/>
    </style:style>
    <style:style style:name="T61" style:family="text">
      <style:text-properties fo:color="#0066b3" loext:opacity="100%" officeooo:rsid="00a88cd0" fo:background-color="transparent" loext:char-shading-value="0"/>
    </style:style>
    <style:style style:name="T62" style:family="text">
      <style:text-properties fo:color="#0066b3" loext:opacity="100%" officeooo:rsid="00a90cdb" fo:background-color="transparent" loext:char-shading-value="0"/>
    </style:style>
    <style:style style:name="T63" style:family="text">
      <style:text-properties fo:color="#0066b3" loext:opacity="100%" fo:font-style="normal" fo:font-weight="normal" officeooo:rsid="008afe69" style:font-style-asian="normal" style:font-weight-asian="normal" style:font-style-complex="normal" style:font-weight-complex="normal"/>
    </style:style>
    <style:style style:name="T64" style:family="text">
      <style:text-properties fo:color="#0066b3" loext:opacity="100%" fo:font-style="normal" fo:font-weight="normal" officeooo:rsid="00369f81" style:font-style-asian="normal" style:font-weight-asian="normal" style:font-style-complex="normal" style:font-weight-complex="normal"/>
    </style:style>
    <style:style style:name="T65" style:family="text">
      <style:text-properties fo:color="#0066b3" loext:opacity="100%" fo:font-style="normal" fo:font-weight="normal" officeooo:rsid="002ed9f3" style:font-style-asian="normal" style:font-weight-asian="normal" style:font-style-complex="normal" style:font-weight-complex="normal"/>
    </style:style>
    <style:style style:name="T66" style:family="text">
      <style:text-properties fo:color="#0066b3" loext:opacity="100%" fo:font-style="normal" fo:font-weight="normal" officeooo:rsid="00a2cda1" style:font-style-asian="normal" style:font-weight-asian="normal" style:font-style-complex="normal" style:font-weight-complex="normal"/>
    </style:style>
    <style:style style:name="T67" style:family="text">
      <style:text-properties fo:color="#0066b3" loext:opacity="100%" fo:font-style="normal" fo:font-weight="normal" officeooo:rsid="00aa5d6e" style:font-style-asian="normal" style:font-weight-asian="normal" style:font-style-complex="normal" style:font-weight-complex="normal"/>
    </style:style>
    <style:style style:name="T68" style:family="text">
      <style:text-properties fo:color="#0066b3" loext:opacity="100%" fo:font-style="normal" officeooo:rsid="00897486" style:font-style-asian="normal" style:font-style-complex="normal"/>
    </style:style>
    <style:style style:name="T69" style:family="text">
      <style:text-properties fo:color="#0066b3" loext:opacity="100%" fo:font-style="normal" officeooo:rsid="00aa5d6e" style:font-style-asian="normal" style:font-style-complex="normal"/>
    </style:style>
    <style:style style:name="T70" style:family="text">
      <style:text-properties fo:color="#0066b3" loext:opacity="100%" style:text-position="super 58%" fo:font-style="normal" fo:font-weight="normal" officeooo:rsid="00369f81" style:font-style-asian="normal" style:font-weight-asian="normal" style:font-style-complex="normal" style:font-weight-complex="normal"/>
    </style:style>
    <style:style style:name="T71" style:family="text">
      <style:text-properties fo:color="#0066b3" loext:opacity="100%" style:text-position="super 58%" fo:font-style="normal" fo:font-weight="normal" officeooo:rsid="008afe69" style:font-style-asian="normal" style:font-weight-asian="normal" style:font-style-complex="normal" style:font-weight-complex="normal"/>
    </style:style>
    <style:style style:name="T72" style:family="text">
      <style:text-properties fo:color="#0066b3" loext:opacity="100%" style:text-position="super 58%" fo:font-style="normal" fo:font-weight="normal" officeooo:rsid="002ed9f3" style:font-style-asian="normal" style:font-weight-asian="normal" style:font-style-complex="normal" style:font-weight-complex="normal"/>
    </style:style>
    <style:style style:name="T73" style:family="text">
      <style:text-properties fo:color="#0066b3" loext:opacity="100%" style:text-position="0% 100%" fo:font-style="normal" fo:font-weight="normal" officeooo:rsid="008afe69" style:font-style-asian="normal" style:font-weight-asian="normal" style:font-style-complex="normal" style:font-weight-complex="normal"/>
    </style:style>
    <style:style style:name="T74" style:family="text">
      <style:text-properties fo:color="#0066b3" loext:opacity="100%" style:text-position="0% 100%" fo:font-style="normal" fo:font-weight="normal" officeooo:rsid="00aa5d6e" style:font-style-asian="normal" style:font-weight-asian="normal" style:font-style-complex="normal" style:font-weight-complex="normal"/>
    </style:style>
    <style:style style:name="T75" style:family="text">
      <style:text-properties fo:color="#0066b3" loext:opacity="100%" fo:font-style="italic" style:font-style-asian="italic" style:font-style-complex="italic"/>
    </style:style>
    <style:style style:name="T76" style:family="text">
      <style:text-properties fo:color="#0066b3" loext:opacity="100%" officeooo:rsid="007ab0dd"/>
    </style:style>
    <style:style style:name="T77" style:family="text">
      <style:text-properties fo:color="#0066b3" loext:opacity="100%" officeooo:rsid="007586e3"/>
    </style:style>
    <style:style style:name="T78" style:family="text">
      <style:text-properties fo:color="#0066b3" loext:opacity="100%" officeooo:rsid="007908c4"/>
    </style:style>
    <style:style style:name="T79" style:family="text">
      <style:text-properties fo:color="#0066b3" loext:opacity="100%" fo:background-color="#fff200" loext:char-shading-value="0"/>
    </style:style>
    <style:style style:name="T80" style:family="text">
      <style:text-properties fo:color="#0066b3" loext:opacity="100%" officeooo:rsid="009774b1" fo:background-color="#fff200" loext:char-shading-value="0"/>
    </style:style>
    <style:style style:name="T81" style:family="text">
      <style:text-properties fo:color="#0066b3" loext:opacity="100%" officeooo:rsid="0099aecd" fo:background-color="#fff200" loext:char-shading-value="0"/>
    </style:style>
    <style:style style:name="T82" style:family="text">
      <style:text-properties fo:color="#0066b3" loext:opacity="100%" officeooo:rsid="0065c081"/>
    </style:style>
    <style:style style:name="T83" style:family="text">
      <style:text-properties fo:color="#0066b3" loext:opacity="100%" officeooo:rsid="0099aecd"/>
    </style:style>
    <style:style style:name="T84" style:family="text">
      <style:text-properties fo:color="#0066b3" loext:opacity="100%" officeooo:rsid="009f6caa"/>
    </style:style>
    <style:style style:name="T85" style:family="text">
      <style:text-properties fo:color="#0066b3" loext:opacity="100%" officeooo:rsid="00a2cda1"/>
    </style:style>
    <style:style style:name="T86" style:family="text">
      <style:text-properties fo:color="#0066b3" loext:opacity="100%" officeooo:rsid="00a6d6de"/>
    </style:style>
    <style:style style:name="T87" style:family="text">
      <style:text-properties fo:color="#0066b3" loext:opacity="100%" officeooo:rsid="00a90cdb"/>
    </style:style>
    <style:style style:name="T88" style:family="text">
      <style:text-properties fo:color="#0066b3" loext:opacity="100%" officeooo:rsid="00a9c02d"/>
    </style:style>
    <style:style style:name="T89" style:family="text">
      <style:text-properties officeooo:rsid="007908c4"/>
    </style:style>
    <style:style style:name="T90" style:family="text">
      <style:text-properties officeooo:rsid="007ab0dd"/>
    </style:style>
    <style:style style:name="T91" style:family="text">
      <style:text-properties officeooo:rsid="007c7a73"/>
    </style:style>
    <style:style style:name="T92" style:family="text">
      <style:text-properties style:text-position="0% 100%"/>
    </style:style>
    <style:style style:name="T93" style:family="text">
      <style:text-properties style:text-position="0% 100%" style:font-name="Liberation Serif1" officeooo:rsid="007c7a73"/>
    </style:style>
    <style:style style:name="T94" style:family="text">
      <style:text-properties style:text-position="0% 100%" style:font-name="Liberation Serif1" officeooo:rsid="007cb64c"/>
    </style:style>
    <style:style style:name="T95" style:family="text">
      <style:text-properties style:text-position="0% 100%" style:font-name="Liberation Serif1" officeooo:rsid="009b5731"/>
    </style:style>
    <style:style style:name="T96" style:family="text">
      <style:text-properties style:text-position="0% 100%" style:font-name="Liberation Serif1" officeooo:rsid="00959837" style:font-name-asian="DejaVu Sans Mono" style:font-name-complex="Liberation Mono"/>
    </style:style>
    <style:style style:name="T97" style:family="text">
      <style:text-properties style:text-position="0% 100%" style:font-name="Liberation Serif1" officeooo:rsid="00959837"/>
    </style:style>
    <style:style style:name="T98" style:family="text">
      <style:text-properties style:text-position="0% 100%" style:font-name="Liberation Serif1" officeooo:rsid="00a9c02d"/>
    </style:style>
    <style:style style:name="T99" style:family="text">
      <style:text-properties style:text-position="0% 100%" officeooo:rsid="009bebb4"/>
    </style:style>
    <style:style style:name="T100" style:family="text">
      <style:text-properties style:text-position="0% 100%" officeooo:rsid="00aa3d30"/>
    </style:style>
    <style:style style:name="T101" style:family="text">
      <style:text-properties style:text-position="super 58%"/>
    </style:style>
    <style:style style:name="T102" style:family="text">
      <style:text-properties officeooo:rsid="0070bb07"/>
    </style:style>
    <style:style style:name="T103" style:family="text">
      <style:text-properties officeooo:rsid="00373cd3"/>
    </style:style>
    <style:style style:name="T104" style:family="text">
      <style:text-properties style:font-name="Liberation Sans" fo:font-style="italic" fo:font-weight="bold" style:font-style-asian="italic" style:font-weight-asian="bold" style:font-style-complex="italic" style:font-weight-complex="bold"/>
    </style:style>
    <style:style style:name="T105" style:family="text">
      <style:text-properties officeooo:rsid="00959837"/>
    </style:style>
    <style:style style:name="T106" style:family="text">
      <style:text-properties style:text-position="sub 58%" style:font-name="Liberation Serif1" officeooo:rsid="00959837"/>
    </style:style>
    <style:style style:name="T107" style:family="text">
      <style:text-properties officeooo:rsid="00962e6c"/>
    </style:style>
    <style:style style:name="T108" style:family="text">
      <style:text-properties fo:background-color="#fff200" loext:char-shading-value="0"/>
    </style:style>
    <style:style style:name="T109" style:family="text">
      <style:text-properties officeooo:rsid="00993136"/>
    </style:style>
    <style:style style:name="T110" style:family="text">
      <style:text-properties officeooo:rsid="009948cb"/>
    </style:style>
    <style:style style:name="T111" style:family="text">
      <style:text-properties officeooo:rsid="0099aecd"/>
    </style:style>
    <style:style style:name="T112" style:family="text">
      <style:text-properties officeooo:rsid="009ad990"/>
    </style:style>
    <style:style style:name="T113" style:family="text">
      <style:text-properties officeooo:rsid="009b5731"/>
    </style:style>
    <style:style style:name="T114" style:family="text">
      <style:text-properties officeooo:rsid="009bebb4"/>
    </style:style>
    <style:style style:name="T115" style:family="text">
      <style:text-properties officeooo:rsid="009d0a08"/>
    </style:style>
    <style:style style:name="T116" style:family="text">
      <style:text-properties officeooo:rsid="009e2071"/>
    </style:style>
    <style:style style:name="T117" style:family="text">
      <style:text-properties officeooo:rsid="009f6caa"/>
    </style:style>
    <style:style style:name="T118" style:family="text">
      <style:text-properties officeooo:rsid="00a5845e"/>
    </style:style>
    <style:style style:name="T119" style:family="text">
      <style:text-properties officeooo:rsid="00a88cd0"/>
    </style:style>
    <style:style style:name="T120" style:family="text">
      <style:text-properties fo:color="#000000" loext:opacity="100%" fo:font-size="14pt" fo:font-weight="bold" style:font-size-asian="14pt" style:font-weight-asian="bold" style:font-size-complex="14pt" style:font-weight-complex="bold"/>
    </style:style>
    <style:style style:name="T121" style:family="text">
      <style:text-properties officeooo:rsid="00a9c02d"/>
    </style:style>
    <style:style style:name="T122" style:family="text">
      <style:text-properties officeooo:rsid="00aa3d30"/>
    </style:style>
    <style:style style:name="T123" style:family="text">
      <style:text-properties officeooo:rsid="00ab4be3"/>
    </style:style>
    <style:style style:name="T124" style:family="text">
      <style:text-properties officeooo:rsid="00ab83e1"/>
    </style:style>
    <style:style style:name="T12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tracked-changes>
        <text:changed-region xml:id="ct94850466769744" text:id="ct94850466769744">
          <text:insertion>
            <office:change-info>
              <dc:creator>Stanislaus J Schymanski</dc:creator>
              <dc:date>2022-03-21T11:58:42</dc:date>
            </office:change-info>
          </text:insertion>
        </text:changed-region>
        <text:changed-region xml:id="ct94850162145280" text:id="ct94850162145280">
          <text:insertion>
            <office:change-info>
              <dc:creator>Stanislaus J Schymanski</dc:creator>
              <dc:date>2022-03-21T11:59:00</dc:date>
            </office:change-info>
          </text:insertion>
        </text:changed-region>
        <text:changed-region xml:id="ct94850414009248" text:id="ct94850414009248">
          <text:deletion>
            <office:change-info>
              <dc:creator>Stanislaus J Schymanski</dc:creator>
              <dc:date>2022-03-21T11:59:41</dc:date>
            </office:change-info>
            <text:p text:style-name="P51"><text:span text:style-name="T12">We </text:span><text:span text:style-name="T30">agree that </text:span><text:span text:style-name="T13">in</text:span><text:span text:style-name="T30"> the </text:span><text:span text:style-name="T13">earlier</text:span><text:span text:style-name="T30"> version of the manuscript, </text:span><text:span text:style-name="T28">the</text:span><text:span text:style-name="T30"> </text:span><text:span text:style-name="T14">MODIS viewing angle </text:span><text:span text:style-name="T30">issue </text:span><text:span text:style-name="T14">was not </text:span><text:span text:style-name="T18">addressed</text:span><text:span text:style-name="T14">.</text:span></text:p>
          </text:deletion>
        </text:changed-region>
        <text:changed-region xml:id="ct94850523824416" text:id="ct94850523824416">
          <text:insertion>
            <office:change-info>
              <dc:creator>Stanislaus J Schymanski</dc:creator>
              <dc:date>2022-03-21T11:59:45</dc:date>
            </office:change-info>
          </text:insertion>
        </text:changed-region>
        <text:changed-region xml:id="ct94850274732768" text:id="ct94850274732768">
          <text:insertion>
            <office:change-info>
              <dc:creator>Stanislaus J Schymanski</dc:creator>
              <dc:date>2022-03-21T12:00:00</dc:date>
            </office:change-info>
          </text:insertion>
        </text:changed-region>
        <text:changed-region xml:id="ct94850324377088" text:id="ct94850324377088">
          <text:deletion>
            <office:change-info>
              <dc:creator>Stanislaus J Schymanski</dc:creator>
              <dc:date>2022-03-21T11:40:59</dc:date>
            </office:change-info>
            <text:p text:style-name="P79"><text:span text:style-name="T48">1.Results: <text:s/></text:span><text:span text:style-name="T50">At HS and AR the correlation was very low which can be due to large MODIS viewing angle as discussed by Margulis et al. <text:s/></text:span><text:span text:style-name="T51">[added in subsection 1.2]</text:span></text:p>
          </text:deletion>
        </text:changed-region>
        <text:changed-region xml:id="ct94850238272688" text:id="ct94850238272688">
          <text:deletion>
            <office:change-info>
              <dc:creator>Stanislaus J Schymanski</dc:creator>
              <dc:date>2022-03-21T11:52:50</dc:date>
            </office:change-info>
            <text:p text:style-name="P79"><text:span text:style-name="T49"/></text:p>
            <text:p text:style-name="P62"/>
            <text:p text:style-name="P79"><text:span text:style-name="T17"/></text:p>
          </text:deletion>
        </text:changed-region>
        <text:changed-region xml:id="ct94850412100880" text:id="ct94850412100880">
          <text:deletion>
            <office:change-info>
              <dc:creator>Stanislaus J Schymanski</dc:creator>
              <dc:date>2022-03-21T11:41:04</dc:date>
            </office:change-info>
            <text:p text:style-name="P79"><text:span text:style-name="T17">2</text:span></text:p>
          </text:deletion>
        </text:changed-region>
        <text:changed-region xml:id="ct94850277656336" text:id="ct94850277656336">
          <text:insertion>
            <office:change-info>
              <dc:creator>Stanislaus J Schymanski</dc:creator>
              <dc:date>2022-03-21T11:52:42</dc:date>
            </office:change-info>
          </text:insertion>
        </text:changed-region>
        <text:changed-region xml:id="ct94850318241024" text:id="ct94850318241024">
          <text:insertion>
            <office:change-info>
              <dc:creator>Stanislaus J Schymanski</dc:creator>
              <dc:date>2022-03-21T11:41:05</dc:date>
            </office:change-info>
          </text:insertion>
        </text:changed-region>
        <text:changed-region xml:id="ct94850416862160" text:id="ct94850416862160">
          <text:insertion>
            <office:change-info>
              <dc:creator>Stanislaus J Schymanski</dc:creator>
              <dc:date>2022-03-21T11:50:55</dc:date>
            </office:change-info>
          </text:insertion>
        </text:changed-region>
        <text:changed-region xml:id="ct94850266038288" text:id="ct94850266038288">
          <text:insertion>
            <office:change-info>
              <dc:creator>Stanislaus J Schymanski</dc:creator>
              <dc:date>2022-03-21T11:51:03</dc:date>
            </office:change-info>
          </text:insertion>
        </text:changed-region>
        <text:changed-region xml:id="ct94850479825088" text:id="ct94850479825088">
          <text:insertion>
            <office:change-info>
              <dc:creator>Stanislaus J Schymanski</dc:creator>
              <dc:date>2022-03-21T11:51:08</dc:date>
            </office:change-info>
          </text:insertion>
        </text:changed-region>
        <text:changed-region xml:id="ct94850366538864" text:id="ct94850366538864">
          <text:insertion>
            <office:change-info>
              <dc:creator>Stanislaus J Schymanski</dc:creator>
              <dc:date>2022-03-21T11:41:40</dc:date>
            </office:change-info>
          </text:insertion>
        </text:changed-region>
        <text:changed-region xml:id="ct94850290658432" text:id="ct94850290658432">
          <text:insertion>
            <office:change-info>
              <dc:creator>Stanislaus J Schymanski</dc:creator>
              <dc:date>2022-03-21T11:41:45</dc:date>
            </office:change-info>
          </text:insertion>
        </text:changed-region>
        <text:changed-region xml:id="ct94850332874608" text:id="ct94850332874608">
          <text:insertion>
            <office:change-info>
              <dc:creator>Stanislaus J Schymanski</dc:creator>
              <dc:date>2022-03-21T11:46:28</dc:date>
            </office:change-info>
          </text:insertion>
        </text:changed-region>
        <text:changed-region xml:id="ct94850300025856" text:id="ct94850300025856">
          <text:deletion>
            <office:change-info>
              <dc:creator>Stanislaus J Schymanski</dc:creator>
              <dc:date>2022-03-21T11:46:28</dc:date>
            </office:change-info>
            <text:p text:style-name="P79"><text:span text:style-name="T37">n</text:span></text:p>
          </text:deletion>
        </text:changed-region>
        <text:changed-region xml:id="ct94850361777536" text:id="ct94850361777536">
          <text:insertion>
            <office:change-info>
              <dc:creator>Stanislaus J Schymanski</dc:creator>
              <dc:date>2022-03-21T11:41:52</dc:date>
            </office:change-info>
          </text:insertion>
        </text:changed-region>
        <text:changed-region xml:id="ct94850265332224" text:id="ct94850265332224">
          <text:insertion>
            <office:change-info>
              <dc:creator>Stanislaus J Schymanski</dc:creator>
              <dc:date>2022-03-21T11:45:02</dc:date>
            </office:change-info>
          </text:insertion>
        </text:changed-region>
        <text:changed-region xml:id="ct94850325748960" text:id="ct94850325748960">
          <text:deletion>
            <office:change-info>
              <dc:creator>Stanislaus J Schymanski</dc:creator>
              <dc:date>2022-03-21T11:45:04</dc:date>
            </office:change-info>
            <text:p text:style-name="P79"><text:span text:style-name="T32">s</text:span></text:p>
          </text:deletion>
        </text:changed-region>
        <text:changed-region xml:id="ct94850397100064" text:id="ct94850397100064">
          <text:deletion>
            <office:change-info>
              <dc:creator>Stanislaus J Schymanski</dc:creator>
              <dc:date>2022-03-21T11:46:51</dc:date>
            </office:change-info>
            <text:p text:style-name="P79"><text:span text:style-name="T32">in comparison to the tower mounted thermal sensors which is mostly nadir </text:span></text:p>
          </text:deletion>
        </text:changed-region>
        <text:changed-region xml:id="ct94850418671104" text:id="ct94850418671104">
          <text:insertion>
            <office:change-info>
              <dc:creator>Stanislaus J Schymanski</dc:creator>
              <dc:date>2022-03-21T11:47:21</dc:date>
            </office:change-info>
          </text:insertion>
        </text:changed-region>
        <text:changed-region xml:id="ct94850494387888" text:id="ct94850494387888">
          <text:insertion>
            <office:change-info>
              <dc:creator>Stanislaus J Schymanski</dc:creator>
              <dc:date>2022-03-21T11:48:31</dc:date>
            </office:change-info>
          </text:insertion>
        </text:changed-region>
        <text:changed-region xml:id="ct94850298639056" text:id="ct94850298639056">
          <text:insertion>
            <office:change-info>
              <dc:creator>Stanislaus J Schymanski</dc:creator>
              <dc:date>2022-03-21T11:49:00</dc:date>
            </office:change-info>
          </text:insertion>
        </text:changed-region>
        <text:changed-region xml:id="ct94850391147136" text:id="ct94850391147136">
          <text:insertion>
            <office:change-info>
              <dc:creator>Stanislaus J Schymanski</dc:creator>
              <dc:date>2022-03-21T11:49:36</dc:date>
            </office:change-info>
          </text:insertion>
        </text:changed-region>
        <text:changed-region xml:id="ct94850401345312" text:id="ct94850401345312">
          <text:insertion>
            <office:change-info>
              <dc:creator>Stanislaus J Schymanski</dc:creator>
              <dc:date>2022-03-21T11:49:44</dc:date>
            </office:change-info>
          </text:insertion>
        </text:changed-region>
        <text:changed-region xml:id="ct94850389317920" text:id="ct94850389317920">
          <text:insertion>
            <office:change-info>
              <dc:creator>Stanislaus J Schymanski</dc:creator>
              <dc:date>2022-03-21T11:51:13</dc:date>
            </office:change-info>
          </text:insertion>
        </text:changed-region>
        <text:changed-region xml:id="ct94850416224304" text:id="ct94850416224304">
          <text:deletion>
            <office:change-info>
              <dc:creator>Stanislaus J Schymanski</dc:creator>
              <dc:date>2022-03-21T11:51:16</dc:date>
            </office:change-info>
            <text:p text:style-name="P79"><text:span text:style-name="T35">[added </text:span></text:p>
          </text:deletion>
        </text:changed-region>
        <text:changed-region xml:id="ct94850271837936" text:id="ct94850271837936">
          <text:deletion>
            <office:change-info>
              <dc:creator>Stanislaus J Schymanski</dc:creator>
              <dc:date>2022-03-21T11:41:17</dc:date>
            </office:change-info>
            <text:p text:style-name="P79"><text:span text:style-name="T35">i</text:span></text:p>
          </text:deletion>
        </text:changed-region>
        <text:changed-region xml:id="ct94850302371296" text:id="ct94850302371296">
          <text:deletion>
            <office:change-info>
              <dc:creator>Stanislaus J Schymanski</dc:creator>
              <dc:date>2022-03-21T11:51:16</dc:date>
            </office:change-info>
            <text:p text:style-name="P79"><text:span text:style-name="T35">n page 8]</text:span></text:p>
          </text:deletion>
        </text:changed-region>
        <text:changed-region xml:id="ct94850238493872" text:id="ct94850238493872">
          <text:deletion>
            <office:change-info>
              <dc:creator>Stanislaus J Schymanski</dc:creator>
              <dc:date>2022-03-21T11:50:15</dc:date>
            </office:change-info>
            <text:p text:style-name="P80"><text:span text:style-name="T17">3</text:span></text:p>
          </text:deletion>
        </text:changed-region>
        <text:changed-region xml:id="ct94850426582576" text:id="ct94850426582576">
          <text:insertion>
            <office:change-info>
              <dc:creator>Stanislaus J Schymanski</dc:creator>
              <dc:date>2022-03-21T11:50:15</dc:date>
            </office:change-info>
          </text:insertion>
        </text:changed-region>
        <text:changed-region xml:id="ct94850393505792" text:id="ct94850393505792">
          <text:insertion>
            <office:change-info>
              <dc:creator>Stanislaus J Schymanski</dc:creator>
              <dc:date>2022-03-21T11:52:59</dc:date>
            </office:change-info>
          </text:insertion>
        </text:changed-region>
        <text:changed-region xml:id="ct94850323165696" text:id="ct94850323165696">
          <text:deletion>
            <office:change-info>
              <dc:creator>Stanislaus J Schymanski</dc:creator>
              <dc:date>2022-03-21T11:53:14</dc:date>
            </office:change-info>
            <text:p text:style-name="P80"><text:span text:style-name="T15">Methods: I</text:span><text:span text:style-name="T14">n the methods we </text:span><text:span text:style-name="T15">clearly mentioned that we </text:span><text:span text:style-name="T14">used MODIS LST data as it is given</text:span></text:p>
          </text:deletion>
        </text:changed-region>
        <text:changed-region xml:id="ct94850325121856" text:id="ct94850325121856">
          <text:insertion>
            <office:change-info>
              <dc:creator>Stanislaus J Schymanski</dc:creator>
              <dc:date>2022-03-21T11:53:14</dc:date>
            </office:change-info>
          </text:insertion>
        </text:changed-region>
        <text:changed-region xml:id="ct94850386753264" text:id="ct94850386753264">
          <text:deletion>
            <office:change-info>
              <dc:creator>Stanislaus J Schymanski</dc:creator>
              <dc:date>2022-03-21T11:53:24</dc:date>
            </office:change-info>
            <text:p text:style-name="P80"><text:span text:style-name="T14"><text:s/></text:span></text:p>
          </text:deletion>
        </text:changed-region>
        <text:changed-region xml:id="ct94850299759312" text:id="ct94850299759312">
          <text:insertion>
            <office:change-info>
              <dc:creator>Stanislaus J Schymanski</dc:creator>
              <dc:date>2022-03-21T11:53:30</dc:date>
            </office:change-info>
          </text:insertion>
        </text:changed-region>
        <text:changed-region xml:id="ct94850363833456" text:id="ct94850363833456">
          <text:deletion>
            <office:change-info>
              <dc:creator>Stanislaus J Schymanski</dc:creator>
              <dc:date>2022-03-21T11:53:35</dc:date>
            </office:change-info>
            <text:p text:style-name="P80"><text:span text:style-name="T19">[added in LST comparison page12] </text:span></text:p>
          </text:deletion>
        </text:changed-region>
        <text:changed-region xml:id="ct94850318236480" text:id="ct94850318236480">
          <text:insertion>
            <office:change-info>
              <dc:creator>Stanislaus J Schymanski</dc:creator>
              <dc:date>2022-03-21T11:55:42</dc:date>
            </office:change-info>
          </text:insertion>
        </text:changed-region>
        <text:changed-region xml:id="ct94850267045136" text:id="ct94850267045136">
          <text:insertion>
            <office:change-info>
              <dc:creator>Stanislaus J Schymanski</dc:creator>
              <dc:date>2022-03-21T12:00:44</dc:date>
            </office:change-info>
          </text:insertion>
        </text:changed-region>
        <text:changed-region xml:id="ct94850386602208" text:id="ct94850386602208">
          <text:insertion>
            <office:change-info>
              <dc:creator>Stanislaus J Schymanski</dc:creator>
              <dc:date>2022-03-21T12:00:58</dc:date>
            </office:change-info>
          </text:insertion>
        </text:changed-region>
        <text:changed-region xml:id="ct94850378193152" text:id="ct94850378193152">
          <text:insertion>
            <office:change-info>
              <dc:creator>Stanislaus J Schymanski</dc:creator>
              <dc:date>2022-03-21T12:01:01</dc:date>
            </office:change-info>
          </text:insertion>
        </text:changed-region>
        <text:changed-region xml:id="ct94850301117728" text:id="ct94850301117728">
          <text:insertion>
            <office:change-info>
              <dc:creator>Stanislaus J Schymanski</dc:creator>
              <dc:date>2022-03-21T12:01:05</dc:date>
            </office:change-info>
          </text:insertion>
        </text:changed-region>
        <text:changed-region xml:id="ct94850324784128" text:id="ct94850324784128">
          <text:insertion>
            <office:change-info>
              <dc:creator>Stanislaus J Schymanski</dc:creator>
              <dc:date>2022-03-21T12:01:08</dc:date>
            </office:change-info>
          </text:insertion>
        </text:changed-region>
        <text:changed-region xml:id="ct94850316531776" text:id="ct94850316531776">
          <text:deletion>
            <office:change-info>
              <dc:creator>Stanislaus J Schymanski</dc:creator>
              <dc:date>2022-03-21T12:01:23</dc:date>
            </office:change-info>
            <text:p text:style-name="P21"><text:span text:style-name="T57">for us </text:span></text:p>
          </text:deletion>
        </text:changed-region>
        <text:changed-region xml:id="ct94850298849456" text:id="ct94850298849456">
          <text:insertion>
            <office:change-info>
              <dc:creator>Stanislaus J Schymanski</dc:creator>
              <dc:date>2022-03-21T12:01:28</dc:date>
            </office:change-info>
          </text:insertion>
        </text:changed-region>
        <text:changed-region xml:id="ct94850351778800" text:id="ct94850351778800">
          <text:deletion>
            <office:change-info>
              <dc:creator>Stanislaus J Schymanski</dc:creator>
              <dc:date>2022-03-21T12:03:15</dc:date>
            </office:change-info>
            <text:p text:style-name="P21"><text:span text:style-name="T58">will </text:span><text:span text:style-name="T59">not</text:span></text:p>
          </text:deletion>
        </text:changed-region>
        <text:changed-region xml:id="ct94850357927328" text:id="ct94850357927328">
          <text:insertion>
            <office:change-info>
              <dc:creator>Stanislaus J Schymanski</dc:creator>
              <dc:date>2022-03-21T12:03:15</dc:date>
            </office:change-info>
          </text:insertion>
        </text:changed-region>
        <text:changed-region xml:id="ct94850313047888" text:id="ct94850313047888">
          <text:insertion>
            <office:change-info>
              <dc:creator>Stanislaus J Schymanski</dc:creator>
              <dc:date>2022-03-21T12:18:58</dc:date>
            </office:change-info>
          </text:insertion>
        </text:changed-region>
        <text:changed-region xml:id="ct94850495348240" text:id="ct94850495348240">
          <text:insertion>
            <office:change-info>
              <dc:creator>Stanislaus J Schymanski</dc:creator>
              <dc:date>2022-03-21T12:19:00</dc:date>
            </office:change-info>
          </text:insertion>
        </text:changed-region>
        <text:changed-region xml:id="ct94850378744816" text:id="ct94850378744816">
          <text:deletion>
            <office:change-info>
              <dc:creator>Stanislaus J Schymanski</dc:creator>
              <dc:date>2022-03-21T12:03:20</dc:date>
            </office:change-info>
            <text:p text:style-name="P21"><text:span text:style-name="T58">improve</text:span></text:p>
          </text:deletion>
        </text:changed-region>
        <text:changed-region xml:id="ct94850272499248" text:id="ct94850272499248">
          <text:insertion>
            <office:change-info>
              <dc:creator>Stanislaus J Schymanski</dc:creator>
              <dc:date>2022-03-21T12:03:20</dc:date>
            </office:change-info>
          </text:insertion>
        </text:changed-region>
        <text:changed-region xml:id="ct94850387420192" text:id="ct94850387420192">
          <text:deletion>
            <office:change-info>
              <dc:creator>Stanislaus J Schymanski</dc:creator>
              <dc:date>2022-03-21T12:03:30</dc:date>
            </office:change-info>
            <text:p text:style-name="P21"><text:span text:style-name="T58">as we found positive H at negative Ts-Ta which </text:span><text:span text:style-name="T60">will increase the intercept.</text:span></text:p>
          </text:deletion>
        </text:changed-region>
        <text:changed-region xml:id="ct94850403874784" text:id="ct94850403874784">
          <text:insertion>
            <office:change-info>
              <dc:creator>Stanislaus J Schymanski</dc:creator>
              <dc:date>2022-03-21T12:03:32</dc:date>
            </office:change-info>
          </text:insertion>
        </text:changed-region>
        <text:changed-region xml:id="ct94850281588992" text:id="ct94850281588992">
          <text:insertion>
            <office:change-info>
              <dc:creator>Stanislaus J Schymanski</dc:creator>
              <dc:date>2022-03-21T12:03:52</dc:date>
            </office:change-info>
          </text:insertion>
        </text:changed-region>
        <text:changed-region xml:id="ct94850329315040" text:id="ct94850329315040">
          <text:insertion>
            <office:change-info>
              <dc:creator>Stanislaus J Schymanski</dc:creator>
              <dc:date>2022-03-21T12:04:41</dc:date>
            </office:change-info>
          </text:insertion>
        </text:changed-region>
        <text:changed-region xml:id="ct94850386586896" text:id="ct94850386586896">
          <text:deletion>
            <office:change-info>
              <dc:creator>Stanislaus J Schymanski</dc:creator>
              <dc:date>2022-03-21T12:04:48</dc:date>
            </office:change-info>
            <text:p text:style-name="P53"><text:span text:style-name="T111">.</text:span></text:p>
          </text:deletion>
        </text:changed-region>
        <text:changed-region xml:id="ct94850342450176" text:id="ct94850342450176">
          <text:insertion>
            <office:change-info>
              <dc:creator>Stanislaus J Schymanski</dc:creator>
              <dc:date>2022-03-21T12:04:52</dc:date>
            </office:change-info>
          </text:insertion>
        </text:changed-region>
        <text:changed-region xml:id="ct94850428006288" text:id="ct94850428006288">
          <text:deletion>
            <office:change-info>
              <dc:creator>Stanislaus J Schymanski</dc:creator>
              <dc:date>2022-03-21T12:05:26</dc:date>
            </office:change-info>
            <text:p text:style-name="P53"><text:span text:style-name="T111">T</text:span><text:span text:style-name="T119">he o</text:span></text:p>
          </text:deletion>
        </text:changed-region>
        <text:changed-region xml:id="ct94850395534752" text:id="ct94850395534752">
          <text:insertion>
            <office:change-info>
              <dc:creator>Stanislaus J Schymanski</dc:creator>
              <dc:date>2022-03-21T12:05:26</dc:date>
            </office:change-info>
          </text:insertion>
        </text:changed-region>
        <text:changed-region xml:id="ct94850404637312" text:id="ct94850404637312">
          <text:insertion>
            <office:change-info>
              <dc:creator>Stanislaus J Schymanski</dc:creator>
              <dc:date>2022-03-21T12:05:29</dc:date>
            </office:change-info>
          </text:insertion>
        </text:changed-region>
        <text:changed-region xml:id="ct94850422529808" text:id="ct94850422529808">
          <text:deletion>
            <office:change-info>
              <dc:creator>Stanislaus J Schymanski</dc:creator>
              <dc:date>2022-03-21T12:05:41</dc:date>
            </office:change-info>
            <text:p text:style-name="P53">where the energy imbalance is added</text:p>
          </text:deletion>
        </text:changed-region>
        <text:changed-region xml:id="ct94850428825360" text:id="ct94850428825360">
          <text:insertion>
            <office:change-info>
              <dc:creator>Stanislaus J Schymanski</dc:creator>
              <dc:date>2022-03-21T12:05:41</dc:date>
            </office:change-info>
          </text:insertion>
        </text:changed-region>
        <text:changed-region xml:id="ct94850331025200" text:id="ct94850331025200">
          <text:insertion>
            <office:change-info>
              <dc:creator>Stanislaus J Schymanski</dc:creator>
              <dc:date>2022-03-21T12:06:23</dc:date>
            </office:change-info>
          </text:insertion>
        </text:changed-region>
        <text:changed-region xml:id="ct94850401421600" text:id="ct94850401421600">
          <text:deletion>
            <office:change-info>
              <dc:creator>Stanislaus J Schymanski</dc:creator>
              <dc:date>2022-03-21T12:06:24</dc:date>
            </office:change-info>
            <text:p text:style-name="P53"><text:span text:style-name="T107">for</text:span></text:p>
          </text:deletion>
        </text:changed-region>
        <text:changed-region xml:id="ct94850418729552" text:id="ct94850418729552">
          <text:insertion>
            <office:change-info>
              <dc:creator>Stanislaus J Schymanski</dc:creator>
              <dc:date>2022-03-21T12:06:26</dc:date>
            </office:change-info>
          </text:insertion>
        </text:changed-region>
        <text:changed-region xml:id="ct94850339015168" text:id="ct94850339015168">
          <text:insertion>
            <office:change-info>
              <dc:creator>Stanislaus J Schymanski</dc:creator>
              <dc:date>2022-03-21T12:05:49</dc:date>
            </office:change-info>
          </text:insertion>
        </text:changed-region>
        <text:changed-region xml:id="ct94850298378752" text:id="ct94850298378752">
          <text:insertion>
            <office:change-info>
              <dc:creator>Stanislaus J Schymanski</dc:creator>
              <dc:date>2022-03-21T12:06:30</dc:date>
            </office:change-info>
          </text:insertion>
        </text:changed-region>
        <text:changed-region xml:id="ct94850392978928" text:id="ct94850392978928">
          <text:deletion>
            <office:change-info>
              <dc:creator>Stanislaus J Schymanski</dc:creator>
              <dc:date>2022-03-21T12:06:34</dc:date>
            </office:change-info>
            <text:p text:style-name="P53"><text:span text:style-name="T119"><text:s/>and</text:span></text:p>
          </text:deletion>
        </text:changed-region>
        <text:changed-region xml:id="ct94850321389600" text:id="ct94850321389600">
          <text:insertion>
            <office:change-info>
              <dc:creator>Stanislaus J Schymanski</dc:creator>
              <dc:date>2022-03-21T12:06:36</dc:date>
            </office:change-info>
          </text:insertion>
        </text:changed-region>
        <text:changed-region xml:id="ct94850274105008" text:id="ct94850274105008">
          <text:deletion>
            <office:change-info>
              <dc:creator>Stanislaus J Schymanski</dc:creator>
              <dc:date>2022-03-21T12:06:42</dc:date>
            </office:change-info>
            <text:p text:style-name="P53">for</text:p>
          </text:deletion>
        </text:changed-region>
        <text:changed-region xml:id="ct94850380673584" text:id="ct94850380673584">
          <text:insertion>
            <office:change-info>
              <dc:creator>Stanislaus J Schymanski</dc:creator>
              <dc:date>2022-03-21T12:06:42</dc:date>
            </office:change-info>
          </text:insertion>
        </text:changed-region>
        <text:changed-region xml:id="ct94850176260384" text:id="ct94850176260384">
          <text:insertion>
            <office:change-info>
              <dc:creator>Stanislaus J Schymanski</dc:creator>
              <dc:date>2022-03-21T12:05:57</dc:date>
            </office:change-info>
          </text:insertion>
        </text:changed-region>
        <text:changed-region xml:id="ct94850390399296" text:id="ct94850390399296">
          <text:insertion>
            <office:change-info>
              <dc:creator>Stanislaus J Schymanski</dc:creator>
              <dc:date>2022-03-21T12:06:48</dc:date>
            </office:change-info>
          </text:insertion>
        </text:changed-region>
        <text:changed-region xml:id="ct94850274634448" text:id="ct94850274634448">
          <text:insertion>
            <office:change-info>
              <dc:creator>Stanislaus J Schymanski</dc:creator>
              <dc:date>2022-03-21T12:06:55</dc:date>
            </office:change-info>
          </text:insertion>
        </text:changed-region>
        <text:changed-region xml:id="ct94850353823360" text:id="ct94850353823360">
          <text:deletion>
            <office:change-info>
              <dc:creator>Stanislaus J Schymanski</dc:creator>
              <dc:date>2022-03-21T12:07:07</dc:date>
            </office:change-info>
            <text:p text:style-name="P53"><text:span text:style-name="T105"><text:s/></text:span></text:p>
          </text:deletion>
        </text:changed-region>
        <text:changed-region xml:id="ct94850404390672" text:id="ct94850404390672">
          <text:insertion>
            <office:change-info>
              <dc:creator>Stanislaus J Schymanski</dc:creator>
              <dc:date>2022-03-21T12:07:21</dc:date>
            </office:change-info>
          </text:insertion>
        </text:changed-region>
        <text:changed-region xml:id="ct94850303759632" text:id="ct94850303759632">
          <text:insertion>
            <office:change-info>
              <dc:creator>Stanislaus J Schymanski</dc:creator>
              <dc:date>2022-03-21T12:09:12</dc:date>
            </office:change-info>
          </text:insertion>
        </text:changed-region>
        <text:changed-region xml:id="ct94850390692016" text:id="ct94850390692016">
          <text:insertion>
            <office:change-info>
              <dc:creator>Stanislaus J Schymanski</dc:creator>
              <dc:date>2022-03-21T12:10:08</dc:date>
            </office:change-info>
          </text:insertion>
        </text:changed-region>
        <text:changed-region xml:id="ct94850278989168" text:id="ct94850278989168">
          <text:deletion>
            <office:change-info>
              <dc:creator>Stanislaus J Schymanski</dc:creator>
              <dc:date>2022-03-21T12:10:47</dc:date>
            </office:change-info>
            <text:p text:style-name="P53"><text:span text:style-name="T112">W</text:span><text:span text:style-name="T119">e have not tested these schemes in our analysis as it was </text:span><text:span text:style-name="T112">out of the </text:span><text:span text:style-name="T119">scope of stu</text:span><text:span text:style-name="T112">dy. [Discussion, Page 8]</text:span></text:p>
          </text:deletion>
        </text:changed-region>
        <text:changed-region xml:id="ct94850315242784" text:id="ct94850315242784">
          <text:deletion>
            <office:change-info>
              <dc:creator>Stanislaus J Schymanski</dc:creator>
              <dc:date>2022-03-21T12:20:19</dc:date>
            </office:change-info>
            <text:p text:style-name="P75">Regarding </text:p>
          </text:deletion>
        </text:changed-region>
        <text:changed-region xml:id="ct94850363717872" text:id="ct94850363717872">
          <text:deletion>
            <office:change-info>
              <dc:creator>Stanislaus J Schymanski</dc:creator>
              <dc:date>2022-03-21T12:13:30</dc:date>
            </office:change-info>
            <text:p text:style-name="P75">the multiple factors that lead to</text:p>
          </text:deletion>
        </text:changed-region>
        <text:changed-region xml:id="ct94850313622656" text:id="ct94850313622656">
          <text:deletion>
            <office:change-info>
              <dc:creator>Stanislaus J Schymanski</dc:creator>
              <dc:date>2022-03-21T12:20:19</dc:date>
            </office:change-info>
            <text:p text:style-name="P75"><text:s/>uncertainities in LST, <text:s/>the focus of the current study is on the plot-scale retrieval of LST using tower based longwave measurement. Therefore, we only considered uncertainties in measured longwave using tower mounted sensors.</text:p>
          </text:deletion>
        </text:changed-region>
        <text:changed-region xml:id="ct94850241838240" text:id="ct94850241838240">
          <text:format-change>
            <office:change-info>
              <dc:creator>Stanislaus J Schymanski</dc:creator>
              <dc:date>2022-03-21T12:20:54</dc:date>
            </office:change-info>
          </text:format-change>
        </text:changed-region>
        <text:changed-region xml:id="ct94850303311056" text:id="ct94850303311056">
          <text:deletion>
            <office:change-info>
              <dc:creator>Stanislaus J Schymanski</dc:creator>
              <dc:date>2022-03-21T12:21:22</dc:date>
            </office:change-info>
            <text:p text:style-name="P24"><text:span text:style-name="T78">tried to </text:span></text:p>
          </text:deletion>
        </text:changed-region>
        <text:changed-region xml:id="ct94850175548880" text:id="ct94850175548880">
          <text:insertion>
            <office:change-info>
              <dc:creator>Stanislaus J Schymanski</dc:creator>
              <dc:date>2022-03-21T12:21:25</dc:date>
            </office:change-info>
          </text:insertion>
        </text:changed-region>
        <text:changed-region xml:id="ct94850427826400" text:id="ct94850427826400">
          <text:insertion>
            <office:change-info>
              <dc:creator>Stanislaus J Schymanski</dc:creator>
              <dc:date>2022-03-21T12:21:27</dc:date>
            </office:change-info>
          </text:insertion>
        </text:changed-region>
        <text:changed-region xml:id="ct94850354740272" text:id="ct94850354740272">
          <text:deletion>
            <office:change-info>
              <dc:creator>Stanislaus J Schymanski</dc:creator>
              <dc:date>2022-03-21T12:21:32</dc:date>
            </office:change-info>
            <text:p text:style-name="P24"><text:span text:style-name="T78">version</text:span></text:p>
          </text:deletion>
        </text:changed-region>
        <text:changed-region xml:id="ct94850241302928" text:id="ct94850241302928">
          <text:insertion>
            <office:change-info>
              <dc:creator>Stanislaus J Schymanski</dc:creator>
              <dc:date>2022-03-21T12:21:32</dc:date>
            </office:change-info>
          </text:insertion>
        </text:changed-region>
        <text:changed-region xml:id="ct94850361897200" text:id="ct94850361897200">
          <text:deletion>
            <office:change-info>
              <dc:creator>Stanislaus J Schymanski</dc:creator>
              <dc:date>2022-03-21T12:26:19</dc:date>
            </office:change-info>
            <text:p text:style-name="P24"><text:span text:style-name="T84">Eq. </text:span><text:span text:style-name="T85">4</text:span><text:span text:style-name="T84"> </text:span></text:p>
          </text:deletion>
        </text:changed-region>
        <text:changed-region xml:id="ct94850450339360" text:id="ct94850450339360">
          <text:deletion>
            <office:change-info>
              <dc:creator>Stanislaus J Schymanski</dc:creator>
              <dc:date>2022-03-21T12:21:47</dc:date>
            </office:change-info>
            <text:p text:style-name="P24"><text:span text:style-name="T84">of the submitted manuscript </text:span></text:p>
          </text:deletion>
        </text:changed-region>
        <text:changed-region xml:id="ct94850323752432" text:id="ct94850323752432">
          <text:deletion>
            <office:change-info>
              <dc:creator>Stanislaus J Schymanski</dc:creator>
              <dc:date>2022-03-21T12:26:19</dc:date>
            </office:change-info>
            <text:p text:style-name="P24"><text:span text:style-name="T84">and </text:span></text:p>
          </text:deletion>
        </text:changed-region>
        <text:changed-region xml:id="ct94850336374176" text:id="ct94850336374176">
          <text:deletion>
            <office:change-info>
              <dc:creator>Stanislaus J Schymanski</dc:creator>
              <dc:date>2022-03-21T12:21:54</dc:date>
            </office:change-info>
            <text:p text:style-name="P24"><text:span text:style-name="T84">also removed</text:span></text:p>
          </text:deletion>
        </text:changed-region>
        <text:changed-region xml:id="ct94850298548800" text:id="ct94850298548800">
          <text:deletion>
            <office:change-info>
              <dc:creator>Stanislaus J Schymanski</dc:creator>
              <dc:date>2022-03-21T12:26:19</dc:date>
            </office:change-info>
            <text:p text:style-name="P24"><text:span text:style-name="T84"><text:s/>the definition of LST and emissivity</text:span></text:p>
          </text:deletion>
        </text:changed-region>
        <text:changed-region xml:id="ct94850346813184" text:id="ct94850346813184">
          <text:insertion>
            <office:change-info>
              <dc:creator>Stanislaus J Schymanski</dc:creator>
              <dc:date>2022-03-21T12:26:19</dc:date>
            </office:change-info>
          </text:insertion>
        </text:changed-region>
        <text:changed-region xml:id="ct94850397332768" text:id="ct94850397332768">
          <text:deletion>
            <office:change-info>
              <dc:creator>Stanislaus J Schymanski</dc:creator>
              <dc:date>2022-03-21T12:26:40</dc:date>
            </office:change-info>
            <text:p text:style-name="P24"><text:span text:style-name="T84">. </text:span><text:span text:style-name="T78"><text:s/></text:span><text:span text:style-name="T85">We moved</text:span></text:p>
          </text:deletion>
        </text:changed-region>
        <text:changed-region xml:id="ct94850407059088" text:id="ct94850407059088">
          <text:insertion>
            <office:change-info>
              <dc:creator>Stanislaus J Schymanski</dc:creator>
              <dc:date>2022-03-21T12:26:42</dc:date>
            </office:change-info>
          </text:insertion>
        </text:changed-region>
        <text:changed-region xml:id="ct94850274392272" text:id="ct94850274392272">
          <text:deletion>
            <office:change-info>
              <dc:creator>Stanislaus J Schymanski</dc:creator>
              <dc:date>2022-03-21T12:26:48</dc:date>
            </office:change-info>
            <text:p text:style-name="P24"><text:span text:style-name="T85">of regarding the study</text:span></text:p>
          </text:deletion>
        </text:changed-region>
        <text:changed-region xml:id="ct94850414673952" text:id="ct94850414673952">
          <text:deletion>
            <office:change-info>
              <dc:creator>Stanislaus J Schymanski</dc:creator>
              <dc:date>2022-03-21T12:26:51</dc:date>
            </office:change-info>
            <text:p text:style-name="P24"><text:span text:style-name="T85">method</text:span></text:p>
          </text:deletion>
        </text:changed-region>
        <text:changed-region xml:id="ct94850358081312" text:id="ct94850358081312">
          <text:insertion>
            <office:change-info>
              <dc:creator>Stanislaus J Schymanski</dc:creator>
              <dc:date>2022-03-21T12:26:51</dc:date>
            </office:change-info>
          </text:insertion>
        </text:changed-region>
        <text:changed-region xml:id="ct94850356842864" text:id="ct94850356842864">
          <text:deletion>
            <office:change-info>
              <dc:creator>Stanislaus J Schymanski</dc:creator>
              <dc:date>2022-03-21T12:27:02</dc:date>
            </office:change-info>
            <text:p text:style-name="P24"><text:span text:style-name="T85">[ text added to <text:s/>page 11 &amp; page 12]</text:span></text:p>
          </text:deletion>
        </text:changed-region>
        <text:changed-region xml:id="ct94850175549120" text:id="ct94850175549120">
          <text:insertion>
            <office:change-info>
              <dc:creator>Stanislaus J Schymanski</dc:creator>
              <dc:date>2022-03-21T12:27:02</dc:date>
            </office:change-info>
          </text:insertion>
        </text:changed-region>
        <text:changed-region xml:id="ct94850329779600" text:id="ct94850329779600">
          <text:deletion>
            <office:change-info>
              <dc:creator>Stanislaus J Schymanski</dc:creator>
              <dc:date>2022-03-21T12:27:19</dc:date>
            </office:change-info>
            <text:p text:style-name="P38">We have reduced the introduction in the revised version. </text:p>
          </text:deletion>
        </text:changed-region>
        <text:changed-region xml:id="ct94850364806656" text:id="ct94850364806656">
          <text:insertion>
            <office:change-info>
              <dc:creator>Stanislaus J Schymanski</dc:creator>
              <dc:date>2022-03-21T12:27:19</dc:date>
            </office:change-info>
          </text:insertion>
        </text:changed-region>
        <text:changed-region xml:id="ct94850349939712" text:id="ct94850349939712">
          <text:insertion>
            <office:change-info>
              <dc:creator>Stanislaus J Schymanski</dc:creator>
              <dc:date>2022-03-21T12:27:50</dc:date>
            </office:change-info>
          </text:insertion>
        </text:changed-region>
        <text:changed-region xml:id="ct94850494832864" text:id="ct94850494832864">
          <text:deletion>
            <office:change-info>
              <dc:creator>Stanislaus J Schymanski</dc:creator>
              <dc:date>2022-03-21T12:27:52</dc:date>
            </office:change-info>
            <text:p text:style-name="P38">W</text:p>
          </text:deletion>
        </text:changed-region>
        <text:changed-region xml:id="ct94850366072256" text:id="ct94850366072256">
          <text:insertion>
            <office:change-info>
              <dc:creator>Stanislaus J Schymanski</dc:creator>
              <dc:date>2022-03-21T12:27:53</dc:date>
            </office:change-info>
          </text:insertion>
        </text:changed-region>
        <text:changed-region xml:id="ct94850389559952" text:id="ct94850389559952">
          <text:insertion>
            <office:change-info>
              <dc:creator>Stanislaus J Schymanski</dc:creator>
              <dc:date>2022-03-21T12:27:56</dc:date>
            </office:change-info>
          </text:insertion>
        </text:changed-region>
        <text:changed-region xml:id="ct94850397333008" text:id="ct94850397333008">
          <text:deletion>
            <office:change-info>
              <dc:creator>Stanislaus J Schymanski</dc:creator>
              <dc:date>2022-03-21T12:28:01</dc:date>
            </office:change-info>
            <text:p text:style-name="P38">version</text:p>
          </text:deletion>
        </text:changed-region>
        <text:changed-region xml:id="ct94850412001968" text:id="ct94850412001968">
          <text:insertion>
            <office:change-info>
              <dc:creator>Stanislaus J Schymanski</dc:creator>
              <dc:date>2022-03-21T12:28:01</dc:date>
            </office:change-info>
          </text:insertion>
        </text:changed-region>
        <text:changed-region xml:id="ct94850325451072" text:id="ct94850325451072">
          <text:insertion>
            <office:change-info>
              <dc:creator>Stanislaus J Schymanski</dc:creator>
              <dc:date>2022-03-21T12:28:20</dc:date>
            </office:change-info>
          </text:insertion>
        </text:changed-region>
        <text:changed-region xml:id="ct94850272709856" text:id="ct94850272709856">
          <text:insertion>
            <office:change-info>
              <dc:creator>Stanislaus J Schymanski</dc:creator>
              <dc:date>2022-03-21T12:29:13</dc:date>
            </office:change-info>
          </text:insertion>
        </text:changed-region>
        <text:changed-region xml:id="ct94850265424592" text:id="ct94850265424592">
          <text:deletion>
            <office:change-info>
              <dc:creator>Stanislaus J Schymanski</dc:creator>
              <dc:date>2022-03-21T12:29:15</dc:date>
            </office:change-info>
            <text:p text:style-name="P76"><text:span text:style-name="T38"><text:s/></text:span></text:p>
          </text:deletion>
        </text:changed-region>
        <text:changed-region xml:id="ct94850362080800" text:id="ct94850362080800">
          <text:deletion>
            <office:change-info>
              <dc:creator>Stanislaus J Schymanski</dc:creator>
              <dc:date>2022-03-21T12:29:20</dc:date>
            </office:change-info>
            <text:p text:style-name="P76"><text:span text:style-name="T93">it</text:span></text:p>
          </text:deletion>
        </text:changed-region>
        <text:changed-region xml:id="ct94850363014432" text:id="ct94850363014432">
          <text:insertion>
            <office:change-info>
              <dc:creator>Stanislaus J Schymanski</dc:creator>
              <dc:date>2022-03-21T12:29:20</dc:date>
            </office:change-info>
          </text:insertion>
        </text:changed-region>
        <text:changed-region xml:id="ct94850302486816" text:id="ct94850302486816">
          <text:insertion>
            <office:change-info>
              <dc:creator>Stanislaus J Schymanski</dc:creator>
              <dc:date>2022-03-21T12:29:24</dc:date>
            </office:change-info>
          </text:insertion>
        </text:changed-region>
        <text:changed-region xml:id="ct94850312405776" text:id="ct94850312405776">
          <text:deletion>
            <office:change-info>
              <dc:creator>Stanislaus J Schymanski</dc:creator>
              <dc:date>2022-03-21T12:29:29</dc:date>
            </office:change-info>
            <text:p text:style-name="P76"><text:span text:style-name="T95">result</text:span></text:p>
          </text:deletion>
        </text:changed-region>
        <text:changed-region xml:id="ct94850343051680" text:id="ct94850343051680">
          <text:insertion>
            <office:change-info>
              <dc:creator>Stanislaus J Schymanski</dc:creator>
              <dc:date>2022-03-21T12:29:29</dc:date>
            </office:change-info>
          </text:insertion>
        </text:changed-region>
        <text:changed-region xml:id="ct94850336419344" text:id="ct94850336419344">
          <text:insertion>
            <office:change-info>
              <dc:creator>Stanislaus J Schymanski</dc:creator>
              <dc:date>2022-03-21T12:31:07</dc:date>
            </office:change-info>
          </text:insertion>
        </text:changed-region>
        <text:changed-region xml:id="ct94850343366832" text:id="ct94850343366832">
          <text:deletion>
            <office:change-info>
              <dc:creator>Stanislaus J Schymanski</dc:creator>
              <dc:date>2022-03-21T12:29:33</dc:date>
            </office:change-info>
            <text:p text:style-name="P76"><text:span text:style-name="T93">.</text:span></text:p>
          </text:deletion>
        </text:changed-region>
        <text:changed-region xml:id="ct94850417917472" text:id="ct94850417917472">
          <text:insertion>
            <office:change-info>
              <dc:creator>Stanislaus J Schymanski</dc:creator>
              <dc:date>2022-03-21T12:29:33</dc:date>
            </office:change-info>
          </text:insertion>
        </text:changed-region>
        <text:changed-region xml:id="ct94850379980560" text:id="ct94850379980560">
          <text:insertion>
            <office:change-info>
              <dc:creator>Stanislaus J Schymanski</dc:creator>
              <dc:date>2022-03-21T12:29:35</dc:date>
            </office:change-info>
          </text:insertion>
        </text:changed-region>
        <text:changed-region xml:id="ct94850271571488" text:id="ct94850271571488">
          <text:insertion>
            <office:change-info>
              <dc:creator>Stanislaus J Schymanski</dc:creator>
              <dc:date>2022-03-21T12:29:41</dc:date>
            </office:change-info>
          </text:insertion>
        </text:changed-region>
        <text:changed-region xml:id="ct94850423212320" text:id="ct94850423212320">
          <text:insertion>
            <office:change-info>
              <dc:creator>Stanislaus J Schymanski</dc:creator>
              <dc:date>2022-03-21T12:29:44</dc:date>
            </office:change-info>
          </text:insertion>
        </text:changed-region>
        <text:changed-region xml:id="ct94850323275216" text:id="ct94850323275216">
          <text:insertion>
            <office:change-info>
              <dc:creator>Stanislaus J Schymanski</dc:creator>
              <dc:date>2022-03-21T12:29:45</dc:date>
            </office:change-info>
          </text:insertion>
        </text:changed-region>
        <text:changed-region xml:id="ct94850352520896" text:id="ct94850352520896">
          <text:insertion>
            <office:change-info>
              <dc:creator>Stanislaus J Schymanski</dc:creator>
              <dc:date>2022-03-21T12:30:02</dc:date>
            </office:change-info>
          </text:insertion>
        </text:changed-region>
        <text:changed-region xml:id="ct94850391019696" text:id="ct94850391019696">
          <text:insertion>
            <office:change-info>
              <dc:creator>Stanislaus J Schymanski</dc:creator>
              <dc:date>2022-03-21T12:30:07</dc:date>
            </office:change-info>
          </text:insertion>
        </text:changed-region>
        <text:changed-region xml:id="ct94850298453776" text:id="ct94850298453776">
          <text:insertion>
            <office:change-info>
              <dc:creator>Stanislaus J Schymanski</dc:creator>
              <dc:date>2022-03-21T12:30:22</dc:date>
            </office:change-info>
          </text:insertion>
        </text:changed-region>
        <text:changed-region xml:id="ct94850411847520" text:id="ct94850411847520">
          <text:insertion>
            <office:change-info>
              <dc:creator>Stanislaus J Schymanski</dc:creator>
              <dc:date>2022-03-21T12:30:44</dc:date>
            </office:change-info>
          </text:insertion>
        </text:changed-region>
        <text:changed-region xml:id="ct94850396830272" text:id="ct94850396830272">
          <text:insertion>
            <office:change-info>
              <dc:creator>Stanislaus J Schymanski</dc:creator>
              <dc:date>2022-03-21T12:30:30</dc:date>
            </office:change-info>
          </text:insertion>
        </text:changed-region>
        <text:changed-region xml:id="ct94850278041104" text:id="ct94850278041104">
          <text:insertion>
            <office:change-info>
              <dc:creator>Stanislaus J Schymanski</dc:creator>
              <dc:date>2022-03-21T12:30:53</dc:date>
            </office:change-info>
          </text:insertion>
        </text:changed-region>
        <text:changed-region xml:id="ct94850350581264" text:id="ct94850350581264">
          <text:deletion>
            <office:change-info>
              <dc:creator>Stanislaus J Schymanski</dc:creator>
              <dc:date>2022-03-21T12:31:35</dc:date>
            </office:change-info>
            <text:p text:style-name="P76"><text:span text:style-name="T95">[added in subsection 1.1]</text:span></text:p>
          </text:deletion>
        </text:changed-region>
        <text:changed-region xml:id="ct94850278672384" text:id="ct94850278672384">
          <text:deletion>
            <office:change-info>
              <dc:creator>Stanislaus J Schymanski</dc:creator>
              <dc:date>2022-03-21T12:35:06</dc:date>
            </office:change-info>
            <text:p text:style-name="P69"><text:span text:style-name="T114">Use of </text:span><text:s/>MODIS derived emissivity (Methods section,Eq.11) to calculate plot-scale LST and comparing it with MODIS LST <text:span text:style-name="T114">leads </text:span></text:p>
          </text:deletion>
        </text:changed-region>
        <text:changed-region xml:id="ct94850243903024" text:id="ct94850243903024">
          <text:deletion>
            <office:change-info>
              <dc:creator>Stanislaus J Schymanski</dc:creator>
              <dc:date>2022-03-21T12:32:50</dc:date>
            </office:change-info>
            <text:p text:style-name="P69">lower</text:p>
          </text:deletion>
        </text:changed-region>
        <text:changed-region xml:id="ct94850183807200" text:id="ct94850183807200">
          <text:deletion>
            <office:change-info>
              <dc:creator>Stanislaus J Schymanski</dc:creator>
              <dc:date>2022-03-21T12:35:06</dc:date>
            </office:change-info>
            <text:p text:style-name="P69"><text:s/>value of R<text:span text:style-name="T101">2 </text:span><text:span text:style-name="T92">. </text:span></text:p>
          </text:deletion>
        </text:changed-region>
        <text:changed-region xml:id="ct94850399373168" text:id="ct94850399373168">
          <text:insertion>
            <office:change-info>
              <dc:creator>Stanislaus J Schymanski</dc:creator>
              <dc:date>2022-03-21T12:35:10</dc:date>
            </office:change-info>
          </text:insertion>
        </text:changed-region>
        <text:changed-region xml:id="ct94850265875744" text:id="ct94850265875744">
          <text:insertion>
            <office:change-info>
              <dc:creator>Stanislaus J Schymanski</dc:creator>
              <dc:date>2022-03-21T12:36:20</dc:date>
            </office:change-info>
          </text:insertion>
        </text:changed-region>
        <text:changed-region xml:id="ct94850494833104" text:id="ct94850494833104">
          <text:insertion>
            <office:change-info>
              <dc:creator>Stanislaus J Schymanski</dc:creator>
              <dc:date>2022-03-21T12:37:15</dc:date>
            </office:change-info>
          </text:insertion>
        </text:changed-region>
        <text:changed-region xml:id="ct94850362081040" text:id="ct94850362081040">
          <text:deletion>
            <office:change-info>
              <dc:creator>Stanislaus J Schymanski</dc:creator>
              <dc:date>2022-03-21T12:36:18</dc:date>
            </office:change-info>
            <text:p text:style-name="P69"><text:span text:style-name="T99">:</text:span></text:p>
          </text:deletion>
        </text:changed-region>
        <text:changed-region xml:id="ct94850299863632" text:id="ct94850299863632">
          <text:deletion>
            <office:change-info>
              <dc:creator>Stanislaus J Schymanski</dc:creator>
              <dc:date>2022-03-21T12:35:51</dc:date>
            </office:change-info>
            <text:p text:style-name="P69"><text:span text:style-name="T99">canopy type,</text:span></text:p>
            <text:p text:style-name="P69"><text:span text:style-name="T99"/></text:p>
          </text:deletion>
        </text:changed-region>
        <text:changed-region xml:id="ct94850241453104" text:id="ct94850241453104">
          <text:insertion>
            <office:change-info>
              <dc:creator>Stanislaus J Schymanski</dc:creator>
              <dc:date>2022-03-21T12:37:20</dc:date>
            </office:change-info>
          </text:insertion>
        </text:changed-region>
        <text:changed-region xml:id="ct94850244391632" text:id="ct94850244391632">
          <text:insertion>
            <office:change-info>
              <dc:creator>Stanislaus J Schymanski</dc:creator>
              <dc:date>2022-03-21T12:36:10</dc:date>
            </office:change-info>
          </text:insertion>
        </text:changed-region>
        <text:changed-region xml:id="ct94850301591728" text:id="ct94850301591728">
          <text:deletion>
            <office:change-info>
              <dc:creator>Stanislaus J Schymanski</dc:creator>
              <dc:date>2022-03-21T12:35:59</dc:date>
            </office:change-info>
            <text:p text:style-name="P69"><text:span text:style-name="T99"><text:s/>and</text:span></text:p>
          </text:deletion>
        </text:changed-region>
        <text:changed-region xml:id="ct94850400339936" text:id="ct94850400339936">
          <text:deletion>
            <office:change-info>
              <dc:creator>Stanislaus J Schymanski</dc:creator>
              <dc:date>2022-03-21T12:37:28</dc:date>
            </office:change-info>
            <text:p text:style-name="P69"><text:span text:style-name="T99"><text:s/>sensor type</text:span></text:p>
          </text:deletion>
        </text:changed-region>
        <text:changed-region xml:id="ct94850405957120" text:id="ct94850405957120">
          <text:deletion>
            <office:change-info>
              <dc:creator>Stanislaus J Schymanski</dc:creator>
              <dc:date>2022-03-21T12:36:01</dc:date>
            </office:change-info>
            <text:p text:style-name="P69"><text:span text:style-name="T99">.</text:span></text:p>
          </text:deletion>
        </text:changed-region>
        <text:changed-region xml:id="ct94850300903952" text:id="ct94850300903952">
          <text:insertion>
            <office:change-info>
              <dc:creator>Stanislaus J Schymanski</dc:creator>
              <dc:date>2022-03-21T12:37:30</dc:date>
            </office:change-info>
          </text:insertion>
        </text:changed-region>
        <text:changed-region xml:id="ct94850394198160" text:id="ct94850394198160">
          <text:insertion>
            <office:change-info>
              <dc:creator>Stanislaus J Schymanski</dc:creator>
              <dc:date>2022-03-21T12:38:01</dc:date>
            </office:change-info>
          </text:insertion>
        </text:changed-region>
        <text:changed-region xml:id="ct94850323900416" text:id="ct94850323900416">
          <text:insertion>
            <office:change-info>
              <dc:creator>Stanislaus J Schymanski</dc:creator>
              <dc:date>2022-03-21T12:38:43</dc:date>
            </office:change-info>
          </text:insertion>
        </text:changed-region>
        <text:changed-region xml:id="ct94850315451120" text:id="ct94850315451120">
          <text:insertion>
            <office:change-info>
              <dc:creator>Stanislaus J Schymanski</dc:creator>
              <dc:date>2022-03-21T12:38:46</dc:date>
            </office:change-info>
          </text:insertion>
        </text:changed-region>
        <text:changed-region xml:id="ct94850425878544" text:id="ct94850425878544">
          <text:insertion>
            <office:change-info>
              <dc:creator>Stanislaus J Schymanski</dc:creator>
              <dc:date>2022-03-21T12:40:54</dc:date>
            </office:change-info>
          </text:insertion>
        </text:changed-region>
        <text:changed-region xml:id="ct94850271795792" text:id="ct94850271795792">
          <text:insertion>
            <office:change-info>
              <dc:creator>Stanislaus J Schymanski</dc:creator>
              <dc:date>2022-03-21T12:41:00</dc:date>
            </office:change-info>
          </text:insertion>
        </text:changed-region>
        <text:changed-region xml:id="ct94850302460192" text:id="ct94850302460192">
          <text:insertion>
            <office:change-info>
              <dc:creator>Stanislaus J Schymanski</dc:creator>
              <dc:date>2022-03-21T12:41:56</dc:date>
            </office:change-info>
          </text:insertion>
        </text:changed-region>
        <text:changed-region xml:id="ct94850331946112" text:id="ct94850331946112">
          <text:insertion>
            <office:change-info>
              <dc:creator>Stanislaus J Schymanski</dc:creator>
              <dc:date>2022-03-21T12:42:00</dc:date>
            </office:change-info>
          </text:insertion>
        </text:changed-region>
        <text:changed-region xml:id="ct94850302459856" text:id="ct94850302459856">
          <text:deletion>
            <office:change-info>
              <dc:creator>Stanislaus J Schymanski</dc:creator>
              <dc:date>2022-03-21T12:40:47</dc:date>
            </office:change-info>
            <text:p text:style-name="P65">However, t</text:p>
          </text:deletion>
        </text:changed-region>
        <text:changed-region xml:id="ct94850384828240" text:id="ct94850384828240">
          <text:insertion>
            <office:change-info>
              <dc:creator>Stanislaus J Schymanski</dc:creator>
              <dc:date>2022-03-21T12:40:47</dc:date>
            </office:change-info>
          </text:insertion>
        </text:changed-region>
        <text:changed-region xml:id="ct94850365531136" text:id="ct94850365531136">
          <text:insertion>
            <office:change-info>
              <dc:creator>Stanislaus J Schymanski</dc:creator>
              <dc:date>2022-03-21T12:39:06</dc:date>
            </office:change-info>
          </text:insertion>
        </text:changed-region>
        <text:changed-region xml:id="ct94850406324544" text:id="ct94850406324544">
          <text:insertion>
            <office:change-info>
              <dc:creator>Stanislaus J Schymanski</dc:creator>
              <dc:date>2022-03-21T12:42:50</dc:date>
            </office:change-info>
          </text:insertion>
        </text:changed-region>
        <text:changed-region xml:id="ct94850236293968" text:id="ct94850236293968">
          <text:deletion>
            <office:change-info>
              <dc:creator>Stanislaus J Schymanski</dc:creator>
              <dc:date>2022-03-21T12:43:06</dc:date>
            </office:change-info>
            <text:p text:style-name="P65">The comparison of plot-scale estimates with MODIS was just a sanity check exercise as</text:p>
          </text:deletion>
        </text:changed-region>
        <text:changed-region xml:id="ct94850379683888" text:id="ct94850379683888">
          <text:insertion>
            <office:change-info>
              <dc:creator>Stanislaus J Schymanski</dc:creator>
              <dc:date>2022-03-21T12:39:17</dc:date>
            </office:change-info>
          </text:insertion>
        </text:changed-region>
        <text:changed-region xml:id="ct94850272125216" text:id="ct94850272125216">
          <text:insertion>
            <office:change-info>
              <dc:creator>Stanislaus J Schymanski</dc:creator>
              <dc:date>2022-03-21T12:43:18</dc:date>
            </office:change-info>
          </text:insertion>
        </text:changed-region>
        <text:changed-region xml:id="ct94850391146320" text:id="ct94850391146320">
          <text:deletion>
            <office:change-info>
              <dc:creator>Stanislaus J Schymanski</dc:creator>
              <dc:date>2022-03-21T12:39:23</dc:date>
            </office:change-info>
            <text:p text:style-name="P65"><text:s/></text:p>
          </text:deletion>
        </text:changed-region>
        <text:changed-region xml:id="ct94850449181264" text:id="ct94850449181264">
          <text:insertion>
            <office:change-info>
              <dc:creator>Stanislaus J Schymanski</dc:creator>
              <dc:date>2022-03-21T12:43:37</dc:date>
            </office:change-info>
          </text:insertion>
        </text:changed-region>
        <text:changed-region xml:id="ct94850339772032" text:id="ct94850339772032">
          <text:deletion>
            <office:change-info>
              <dc:creator>Stanislaus J Schymanski</dc:creator>
              <dc:date>2022-03-21T12:43:37</dc:date>
            </office:change-info>
            <text:p text:style-name="P65">.</text:p>
          </text:deletion>
        </text:changed-region>
        <text:changed-region xml:id="ct94850382154688" text:id="ct94850382154688">
          <text:insertion>
            <office:change-info>
              <dc:creator>Stanislaus J Schymanski</dc:creator>
              <dc:date>2022-03-21T12:43:59</dc:date>
            </office:change-info>
          </text:insertion>
        </text:changed-region>
        <text:changed-region xml:id="ct94850273152288" text:id="ct94850273152288">
          <text:deletion>
            <office:change-info>
              <dc:creator>Stanislaus J Schymanski</dc:creator>
              <dc:date>2022-03-21T12:44:02</dc:date>
            </office:change-info>
            <text:p text:style-name="P44"><text:span text:style-name="T115">ly</text:span></text:p>
          </text:deletion>
        </text:changed-region>
        <text:changed-region xml:id="ct94850523543312" text:id="ct94850523543312">
          <text:insertion>
            <office:change-info>
              <dc:creator>Stanislaus J Schymanski</dc:creator>
              <dc:date>2022-03-21T12:44:16</dc:date>
            </office:change-info>
          </text:insertion>
        </text:changed-region>
        <text:changed-region xml:id="ct94850405383456" text:id="ct94850405383456">
          <text:deletion>
            <office:change-info>
              <dc:creator>Stanislaus J Schymanski</dc:creator>
              <dc:date>2022-03-21T12:44:21</dc:date>
            </office:change-info>
            <text:p text:style-name="P44">abstract </text:p>
          </text:deletion>
        </text:changed-region>
        <text:changed-region xml:id="ct94850274392032" text:id="ct94850274392032">
          <text:deletion>
            <office:change-info>
              <dc:creator>Stanislaus J Schymanski</dc:creator>
              <dc:date>2022-03-21T12:44:33</dc:date>
            </office:change-info>
            <text:p text:style-name="P44"><text:span text:style-name="T47">test</text:span></text:p>
          </text:deletion>
        </text:changed-region>
        <text:changed-region xml:id="ct94850412100448" text:id="ct94850412100448">
          <text:insertion>
            <office:change-info>
              <dc:creator>Stanislaus J Schymanski</dc:creator>
              <dc:date>2022-03-21T12:44:33</dc:date>
            </office:change-info>
          </text:insertion>
        </text:changed-region>
        <text:changed-region xml:id="ct94850309942560" text:id="ct94850309942560">
          <text:insertion>
            <office:change-info>
              <dc:creator>Stanislaus J Schymanski</dc:creator>
              <dc:date>2022-03-21T12:44:38</dc:date>
            </office:change-info>
          </text:insertion>
        </text:changed-region>
        <text:changed-region xml:id="ct94850327677680" text:id="ct94850327677680">
          <text:deletion>
            <office:change-info>
              <dc:creator>Stanislaus J Schymanski</dc:creator>
              <dc:date>2022-03-21T12:44:42</dc:date>
            </office:change-info>
            <text:p text:style-name="P44"><text:span text:style-name="T47">a</text:span></text:p>
          </text:deletion>
        </text:changed-region>
        <text:changed-region xml:id="ct94850494253296" text:id="ct94850494253296">
          <text:insertion>
            <office:change-info>
              <dc:creator>Stanislaus J Schymanski</dc:creator>
              <dc:date>2022-03-21T12:44:42</dc:date>
            </office:change-info>
          </text:insertion>
        </text:changed-region>
        <text:changed-region xml:id="ct94850241819408" text:id="ct94850241819408">
          <text:deletion>
            <office:change-info>
              <dc:creator>Stanislaus J Schymanski</dc:creator>
              <dc:date>2022-03-21T12:44:45</dc:date>
            </office:change-info>
            <text:p text:style-name="P44"><text:span text:style-name="T47">c</text:span></text:p>
          </text:deletion>
        </text:changed-region>
        <text:changed-region xml:id="ct94850244777248" text:id="ct94850244777248">
          <text:insertion>
            <office:change-info>
              <dc:creator>Stanislaus J Schymanski</dc:creator>
              <dc:date>2022-03-21T12:44:45</dc:date>
            </office:change-info>
          </text:insertion>
        </text:changed-region>
        <text:changed-region xml:id="ct94850396829984" text:id="ct94850396829984">
          <text:insertion>
            <office:change-info>
              <dc:creator>Stanislaus J Schymanski</dc:creator>
              <dc:date>2022-03-21T12:44:47</dc:date>
            </office:change-info>
          </text:insertion>
        </text:changed-region>
        <text:changed-region xml:id="ct94850360161088" text:id="ct94850360161088">
          <text:insertion>
            <office:change-info>
              <dc:creator>Stanislaus J Schymanski</dc:creator>
              <dc:date>2022-03-21T12:44:54</dc:date>
            </office:change-info>
          </text:insertion>
        </text:changed-region>
        <text:changed-region xml:id="ct94850438670608" text:id="ct94850438670608">
          <text:deletion>
            <office:change-info>
              <dc:creator>Stanislaus J Schymanski</dc:creator>
              <dc:date>2022-03-21T12:45:20</dc:date>
            </office:change-info>
            <text:p text:style-name="P50"><text:span text:style-name="T41">with</text:span></text:p>
          </text:deletion>
        </text:changed-region>
        <text:changed-region xml:id="ct94850422306080" text:id="ct94850422306080">
          <text:insertion>
            <office:change-info>
              <dc:creator>Stanislaus J Schymanski</dc:creator>
              <dc:date>2022-03-21T12:45:20</dc:date>
            </office:change-info>
          </text:insertion>
        </text:changed-region>
        <text:changed-region xml:id="ct94850310440224" text:id="ct94850310440224">
          <text:insertion>
            <office:change-info>
              <dc:creator>Stanislaus J Schymanski</dc:creator>
              <dc:date>2022-03-21T12:45:03</dc:date>
            </office:change-info>
          </text:insertion>
        </text:changed-region>
        <text:changed-region xml:id="ct94850269975088" text:id="ct94850269975088">
          <text:insertion>
            <office:change-info>
              <dc:creator>Stanislaus J Schymanski</dc:creator>
              <dc:date>2022-03-21T12:45:30</dc:date>
            </office:change-info>
          </text:insertion>
        </text:changed-region>
        <text:changed-region xml:id="ct94850273801520" text:id="ct94850273801520">
          <text:insertion>
            <office:change-info>
              <dc:creator>Stanislaus J Schymanski</dc:creator>
              <dc:date>2022-03-21T12:46:02</dc:date>
            </office:change-info>
          </text:insertion>
        </text:changed-region>
        <text:changed-region xml:id="ct94850491290896" text:id="ct94850491290896">
          <text:deletion>
            <office:change-info>
              <dc:creator>Stanislaus J Schymanski</dc:creator>
              <dc:date>2022-03-21T12:45:27</dc:date>
            </office:change-info>
            <text:p text:style-name="P50"><text:span text:style-name="T52"><text:s/>characteristic</text:span></text:p>
          </text:deletion>
        </text:changed-region>
        <text:changed-region xml:id="ct94850403118880" text:id="ct94850403118880">
          <text:insertion>
            <office:change-info>
              <dc:creator>Stanislaus J Schymanski</dc:creator>
              <dc:date>2022-03-21T12:52:04</dc:date>
            </office:change-info>
          </text:insertion>
        </text:changed-region>
        <text:changed-region xml:id="ct94850278397808" text:id="ct94850278397808">
          <text:insertion>
            <office:change-info>
              <dc:creator>Stanislaus J Schymanski</dc:creator>
              <dc:date>2022-03-21T12:48:31</dc:date>
            </office:change-info>
          </text:insertion>
        </text:changed-region>
        <text:changed-region xml:id="ct94850272710384" text:id="ct94850272710384">
          <text:deletion>
            <office:change-info>
              <dc:creator>Stanislaus J Schymanski</dc:creator>
              <dc:date>2022-03-21T12:49:55</dc:date>
            </office:change-info>
            <text:p text:style-name="P50"><text:span text:style-name="T53">We found</text:span></text:p>
          </text:deletion>
        </text:changed-region>
        <text:changed-region xml:id="ct94850384698112" text:id="ct94850384698112">
          <text:insertion>
            <office:change-info>
              <dc:creator>Stanislaus J Schymanski</dc:creator>
              <dc:date>2022-03-21T12:49:55</dc:date>
            </office:change-info>
          </text:insertion>
        </text:changed-region>
        <text:changed-region xml:id="ct94850355597888" text:id="ct94850355597888">
          <text:deletion>
            <office:change-info>
              <dc:creator>Stanislaus J Schymanski</dc:creator>
              <dc:date>2022-03-21T12:49:43</dc:date>
            </office:change-info>
            <text:p text:style-name="P50"><text:span text:style-name="T41"><text:s/></text:span></text:p>
          </text:deletion>
        </text:changed-region>
        <text:changed-region xml:id="ct94850294374608" text:id="ct94850294374608">
          <text:deletion>
            <office:change-info>
              <dc:creator>Stanislaus J Schymanski</dc:creator>
              <dc:date>2022-03-21T12:48:40</dc:date>
            </office:change-info>
            <text:p text:style-name="P50"><text:span text:style-name="T41">are</text:span></text:p>
          </text:deletion>
        </text:changed-region>
        <text:changed-region xml:id="ct94850302114704" text:id="ct94850302114704">
          <text:deletion>
            <office:change-info>
              <dc:creator>Stanislaus J Schymanski</dc:creator>
              <dc:date>2022-03-21T12:50:13</dc:date>
            </office:change-info>
            <text:p text:style-name="P50"><text:span text:style-name="T41"><text:s/>site specific</text:span></text:p>
          </text:deletion>
        </text:changed-region>
        <text:changed-region xml:id="ct94850231873040" text:id="ct94850231873040">
          <text:insertion>
            <office:change-info>
              <dc:creator>Stanislaus J Schymanski</dc:creator>
              <dc:date>2022-03-21T12:50:13</dc:date>
            </office:change-info>
          </text:insertion>
        </text:changed-region>
        <text:changed-region xml:id="ct94850277657888" text:id="ct94850277657888">
          <text:insertion>
            <office:change-info>
              <dc:creator>Stanislaus J Schymanski</dc:creator>
              <dc:date>2022-03-21T12:48:44</dc:date>
            </office:change-info>
          </text:insertion>
        </text:changed-region>
        <text:changed-region xml:id="ct94850428457760" text:id="ct94850428457760">
          <text:deletion>
            <office:change-info>
              <dc:creator>Stanislaus J Schymanski</dc:creator>
              <dc:date>2022-03-21T12:48:52</dc:date>
            </office:change-info>
            <text:p text:style-name="P50"><text:span text:style-name="T41"><text:s/>thus,</text:span></text:p>
          </text:deletion>
        </text:changed-region>
        <text:changed-region xml:id="ct94850354540464" text:id="ct94850354540464">
          <text:deletion>
            <office:change-info>
              <dc:creator>Stanislaus J Schymanski</dc:creator>
              <dc:date>2022-03-21T12:50:29</dc:date>
            </office:change-info>
            <text:p text:style-name="P50"><text:span text:style-name="T41">s</text:span></text:p>
          </text:deletion>
        </text:changed-region>
        <text:changed-region xml:id="ct94850416659728" text:id="ct94850416659728">
          <text:insertion>
            <office:change-info>
              <dc:creator>Stanislaus J Schymanski</dc:creator>
              <dc:date>2022-03-21T12:50:30</dc:date>
            </office:change-info>
          </text:insertion>
        </text:changed-region>
        <text:changed-region xml:id="ct94850309526304" text:id="ct94850309526304">
          <text:deletion>
            <office:change-info>
              <dc:creator>Stanislaus J Schymanski</dc:creator>
              <dc:date>2022-03-21T12:49:02</dc:date>
            </office:change-info>
            <text:p text:style-name="P50"><text:span text:style-name="T41">type</text:span></text:p>
          </text:deletion>
        </text:changed-region>
        <text:changed-region xml:id="ct94850329629024" text:id="ct94850329629024">
          <text:insertion>
            <office:change-info>
              <dc:creator>Stanislaus J Schymanski</dc:creator>
              <dc:date>2022-03-21T12:49:02</dc:date>
            </office:change-info>
          </text:insertion>
        </text:changed-region>
        <text:changed-region xml:id="ct94850333386096" text:id="ct94850333386096">
          <text:insertion>
            <office:change-info>
              <dc:creator>Stanislaus J Schymanski</dc:creator>
              <dc:date>2022-03-21T12:50:54</dc:date>
            </office:change-info>
          </text:insertion>
        </text:changed-region>
        <text:changed-region xml:id="ct94850404730400" text:id="ct94850404730400">
          <text:deletion>
            <office:change-info>
              <dc:creator>Stanislaus J Schymanski</dc:creator>
              <dc:date>2022-03-21T12:50:59</dc:date>
            </office:change-info>
            <text:p text:style-name="P50"><text:span text:style-name="T53">(sparse</text:span></text:p>
          </text:deletion>
        </text:changed-region>
        <text:changed-region xml:id="ct94850449141536" text:id="ct94850449141536">
          <text:deletion>
            <office:change-info>
              <dc:creator>Stanislaus J Schymanski</dc:creator>
              <dc:date>2022-03-21T12:49:06</dc:date>
            </office:change-info>
            <text:p text:style-name="P50"><text:span text:style-name="T53">,</text:span></text:p>
          </text:deletion>
        </text:changed-region>
        <text:changed-region xml:id="ct94850397016864" text:id="ct94850397016864">
          <text:deletion>
            <office:change-info>
              <dc:creator>Stanislaus J Schymanski</dc:creator>
              <dc:date>2022-03-21T12:51:01</dc:date>
            </office:change-info>
            <text:p text:style-name="P50"><text:span text:style-name="T53"><text:s/>closed)</text:span></text:p>
          </text:deletion>
        </text:changed-region>
        <text:changed-region xml:id="ct94850450339600" text:id="ct94850450339600">
          <text:insertion>
            <office:change-info>
              <dc:creator>Stanislaus J Schymanski</dc:creator>
              <dc:date>2022-03-21T12:51:03</dc:date>
            </office:change-info>
          </text:insertion>
        </text:changed-region>
        <text:changed-region xml:id="ct94850178051872" text:id="ct94850178051872">
          <text:insertion>
            <office:change-info>
              <dc:creator>Stanislaus J Schymanski</dc:creator>
              <dc:date>2022-03-21T12:51:48</dc:date>
            </office:change-info>
          </text:insertion>
        </text:changed-region>
        <text:changed-region xml:id="ct94850245754576" text:id="ct94850245754576">
          <text:insertion>
            <office:change-info>
              <dc:creator>Stanislaus J Schymanski</dc:creator>
              <dc:date>2022-03-21T12:49:15</dc:date>
            </office:change-info>
          </text:insertion>
        </text:changed-region>
        <text:changed-region xml:id="ct94850350803232" text:id="ct94850350803232">
          <text:insertion>
            <office:change-info>
              <dc:creator>Stanislaus J Schymanski</dc:creator>
              <dc:date>2022-03-21T12:52:21</dc:date>
            </office:change-info>
          </text:insertion>
        </text:changed-region>
        <text:changed-region xml:id="ct94850383820928" text:id="ct94850383820928">
          <text:deletion>
            <office:change-info>
              <dc:creator>Stanislaus J Schymanski</dc:creator>
              <dc:date>2022-03-21T12:52:19</dc:date>
            </office:change-info>
            <text:p text:style-name="P50"><text:span text:style-name="T53"><text:s/>and satellite viewing angle </text:span><text:span text:style-name="T47">[added to Page 10]</text:span></text:p>
          </text:deletion>
        </text:changed-region>
        <text:changed-region xml:id="ct94850297870816" text:id="ct94850297870816">
          <text:insertion>
            <office:change-info>
              <dc:creator>Stanislaus J Schymanski</dc:creator>
              <dc:date>2022-03-21T12:53:08</dc:date>
            </office:change-info>
          </text:insertion>
        </text:changed-region>
        <text:changed-region xml:id="ct94850316052336" text:id="ct94850316052336">
          <text:deletion>
            <office:change-info>
              <dc:creator>Stanislaus J Schymanski</dc:creator>
              <dc:date>2022-03-21T12:53:23</dc:date>
            </office:change-info>
            <text:p text:style-name="P91"><text:span text:style-name="T68">We have mentioned it in our methods.</text:span></text:p>
          </text:deletion>
        </text:changed-region>
        <text:changed-region xml:id="ct94850243857872" text:id="ct94850243857872">
          <text:insertion>
            <office:change-info>
              <dc:creator>Stanislaus J Schymanski</dc:creator>
              <dc:date>2022-03-21T12:53:23</dc:date>
            </office:change-info>
          </text:insertion>
        </text:changed-region>
        <text:changed-region xml:id="ct94850509529376" text:id="ct94850509529376">
          <text:deletion>
            <office:change-info>
              <dc:creator>Stanislaus J Schymanski</dc:creator>
              <dc:date>2022-03-21T12:53:38</dc:date>
            </office:change-info>
            <text:p text:style-name="P91"><text:span text:style-name="T69"/></text:p>
            <text:p text:style-name="P91"><text:span text:style-name="T69"/></text:p>
          </text:deletion>
        </text:changed-region>
        <text:changed-region xml:id="ct94850392839536" text:id="ct94850392839536">
          <text:deletion>
            <office:change-info>
              <dc:creator>Stanislaus J Schymanski</dc:creator>
              <dc:date>2022-03-21T12:54:07</dc:date>
            </office:change-info>
            <text:p text:style-name="P29"><text:span text:style-name="T63">Thank you for your question. </text:span></text:p>
          </text:deletion>
        </text:changed-region>
        <text:changed-region xml:id="ct94850439217664" text:id="ct94850439217664">
          <text:deletion>
            <office:change-info>
              <dc:creator>Stanislaus J Schymanski</dc:creator>
              <dc:date>2022-03-21T12:54:29</dc:date>
            </office:change-info>
            <text:p text:style-name="P29"><text:span text:style-name="T64"><text:s/>however</text:span></text:p>
          </text:deletion>
        </text:changed-region>
        <text:changed-region xml:id="ct94850360389408" text:id="ct94850360389408">
          <text:insertion>
            <office:change-info>
              <dc:creator>Stanislaus J Schymanski</dc:creator>
              <dc:date>2022-03-21T12:54:34</dc:date>
            </office:change-info>
          </text:insertion>
        </text:changed-region>
        <text:changed-region xml:id="ct94850277748992" text:id="ct94850277748992">
          <text:insertion>
            <office:change-info>
              <dc:creator>Stanislaus J Schymanski</dc:creator>
              <dc:date>2022-03-21T12:55:07</dc:date>
            </office:change-info>
          </text:insertion>
        </text:changed-region>
        <text:changed-region xml:id="ct94850386461136" text:id="ct94850386461136">
          <text:deletion>
            <office:change-info>
              <dc:creator>Stanislaus J Schymanski</dc:creator>
              <dc:date>2022-03-21T12:55:55</dc:date>
            </office:change-info>
            <text:p text:style-name="P32"><text:span text:style-name="T63">as</text:span></text:p>
          </text:deletion>
        </text:changed-region>
        <text:changed-region xml:id="ct94850331790624" text:id="ct94850331790624">
          <text:insertion>
            <office:change-info>
              <dc:creator>Stanislaus J Schymanski</dc:creator>
              <dc:date>2022-03-21T12:55:55</dc:date>
            </office:change-info>
          </text:insertion>
        </text:changed-region>
        <text:changed-region xml:id="ct94850358796928" text:id="ct94850358796928">
          <text:insertion>
            <office:change-info>
              <dc:creator>Stanislaus J Schymanski</dc:creator>
              <dc:date>2022-03-21T12:56:07</dc:date>
            </office:change-info>
          </text:insertion>
        </text:changed-region>
        <text:changed-region xml:id="ct94850277820704" text:id="ct94850277820704">
          <text:insertion>
            <office:change-info>
              <dc:creator>Stanislaus J Schymanski</dc:creator>
              <dc:date>2022-03-21T12:56:01</dc:date>
            </office:change-info>
          </text:insertion>
        </text:changed-region>
        <text:changed-region xml:id="ct94850303209232" text:id="ct94850303209232">
          <text:deletion>
            <office:change-info>
              <dc:creator>Stanislaus J Schymanski</dc:creator>
              <dc:date>2022-03-21T12:56:01</dc:date>
            </office:change-info>
            <text:p text:style-name="P32"><text:span text:style-name="T63">.</text:span></text:p>
          </text:deletion>
        </text:changed-region>
        <text:changed-region xml:id="ct94850351122608" text:id="ct94850351122608">
          <text:insertion>
            <office:change-info>
              <dc:creator>Stanislaus J Schymanski</dc:creator>
              <dc:date>2022-03-21T12:56:04</dc:date>
            </office:change-info>
          </text:insertion>
        </text:changed-region>
        <text:changed-region xml:id="ct94850416670496" text:id="ct94850416670496">
          <text:deletion>
            <office:change-info>
              <dc:creator>Stanislaus J Schymanski</dc:creator>
              <dc:date>2022-03-21T12:56:23</dc:date>
            </office:change-info>
            <text:p text:style-name="P32"><text:span text:style-name="T65">criteria </text:span></text:p>
          </text:deletion>
        </text:changed-region>
        <text:changed-region xml:id="ct94850392180336" text:id="ct94850392180336">
          <text:insertion>
            <office:change-info>
              <dc:creator>Stanislaus J Schymanski</dc:creator>
              <dc:date>2022-03-21T12:56:25</dc:date>
            </office:change-info>
          </text:insertion>
        </text:changed-region>
        <text:changed-region xml:id="ct94850340605888" text:id="ct94850340605888">
          <text:insertion>
            <office:change-info>
              <dc:creator>Stanislaus J Schymanski</dc:creator>
              <dc:date>2022-03-21T12:56:28</dc:date>
            </office:change-info>
          </text:insertion>
        </text:changed-region>
        <text:changed-region xml:id="ct94850423269424" text:id="ct94850423269424">
          <text:insertion>
            <office:change-info>
              <dc:creator>Stanislaus J Schymanski</dc:creator>
              <dc:date>2022-03-21T12:56:33</dc:date>
            </office:change-info>
          </text:insertion>
        </text:changed-region>
        <text:changed-region xml:id="ct94850429349392" text:id="ct94850429349392">
          <text:insertion>
            <office:change-info>
              <dc:creator>Stanislaus J Schymanski</dc:creator>
              <dc:date>2022-03-21T12:56:38</dc:date>
            </office:change-info>
          </text:insertion>
        </text:changed-region>
        <text:changed-region xml:id="ct94850345977296" text:id="ct94850345977296">
          <text:deletion>
            <office:change-info>
              <dc:creator>Stanislaus J Schymanski</dc:creator>
              <dc:date>2022-03-21T12:56:37</dc:date>
            </office:change-info>
            <text:p text:style-name="P32"><text:span text:style-name="T65">,</text:span></text:p>
          </text:deletion>
        </text:changed-region>
        <text:changed-region xml:id="ct94850389076768" text:id="ct94850389076768">
          <text:deletion>
            <office:change-info>
              <dc:creator>Stanislaus J Schymanski</dc:creator>
              <dc:date>2022-03-21T12:56:46</dc:date>
            </office:change-info>
            <text:p text:style-name="P32"><text:span text:style-name="T66">it</text:span></text:p>
          </text:deletion>
        </text:changed-region>
        <text:changed-region xml:id="ct94850272512848" text:id="ct94850272512848">
          <text:insertion>
            <office:change-info>
              <dc:creator>Stanislaus J Schymanski</dc:creator>
              <dc:date>2022-03-21T12:56:46</dc:date>
            </office:change-info>
          </text:insertion>
        </text:changed-region>
        <text:changed-region xml:id="ct94850338648784" text:id="ct94850338648784">
          <text:deletion>
            <office:change-info>
              <dc:creator>Stanislaus J Schymanski</dc:creator>
              <dc:date>2022-03-21T12:56:48</dc:date>
            </office:change-info>
            <text:p text:style-name="P32"><text:span text:style-name="T66">is</text:span></text:p>
          </text:deletion>
        </text:changed-region>
        <text:changed-region xml:id="ct94850337917216" text:id="ct94850337917216">
          <text:insertion>
            <office:change-info>
              <dc:creator>Stanislaus J Schymanski</dc:creator>
              <dc:date>2022-03-21T12:56:48</dc:date>
            </office:change-info>
          </text:insertion>
        </text:changed-region>
        <text:changed-region xml:id="ct94850299165824" text:id="ct94850299165824">
          <text:deletion>
            <office:change-info>
              <dc:creator>Stanislaus J Schymanski</dc:creator>
              <dc:date>2022-03-21T12:56:55</dc:date>
            </office:change-info>
            <text:p text:style-name="P32"><text:span text:style-name="T63">m</text:span></text:p>
          </text:deletion>
        </text:changed-region>
        <text:changed-region xml:id="ct94850381704384" text:id="ct94850381704384">
          <text:insertion>
            <office:change-info>
              <dc:creator>Stanislaus J Schymanski</dc:creator>
              <dc:date>2022-03-21T12:56:55</dc:date>
            </office:change-info>
          </text:insertion>
        </text:changed-region>
        <text:changed-region xml:id="ct94850323872800" text:id="ct94850323872800">
          <text:insertion>
            <office:change-info>
              <dc:creator>Stanislaus J Schymanski</dc:creator>
              <dc:date>2022-03-21T12:56:52</dc:date>
            </office:change-info>
          </text:insertion>
        </text:changed-region>
        <text:changed-region xml:id="ct94850313622416" text:id="ct94850313622416">
          <text:insertion>
            <office:change-info>
              <dc:creator>Stanislaus J Schymanski</dc:creator>
              <dc:date>2022-03-21T12:58:17</dc:date>
            </office:change-info>
          </text:insertion>
        </text:changed-region>
        <text:changed-region xml:id="ct94850324437600" text:id="ct94850324437600">
          <text:insertion>
            <office:change-info>
              <dc:creator>Stanislaus J Schymanski</dc:creator>
              <dc:date>2022-03-21T12:59:02</dc:date>
            </office:change-info>
          </text:insertion>
        </text:changed-region>
        <text:changed-region xml:id="ct94850416086304" text:id="ct94850416086304">
          <text:insertion>
            <office:change-info>
              <dc:creator>Stanislaus J Schymanski</dc:creator>
              <dc:date>2022-03-21T13:00:06</dc:date>
            </office:change-info>
          </text:insertion>
        </text:changed-region>
        <text:changed-region xml:id="ct94850234801040" text:id="ct94850234801040">
          <text:insertion>
            <office:change-info>
              <dc:creator>Stanislaus J Schymanski</dc:creator>
              <dc:date>2022-03-21T13:01:00</dc:date>
            </office:change-info>
          </text:insertion>
        </text:changed-region>
        <text:changed-region xml:id="ct94850300537120" text:id="ct94850300537120">
          <text:deletion>
            <office:change-info>
              <dc:creator>Stanislaus J Schymanski</dc:creator>
              <dc:date>2022-03-21T12:57:11</dc:date>
            </office:change-info>
            <text:p text:style-name="P66">I</text:p>
          </text:deletion>
        </text:changed-region>
        <text:changed-region xml:id="ct94850325645680" text:id="ct94850325645680">
          <text:deletion>
            <office:change-info>
              <dc:creator>Stanislaus J Schymanski</dc:creator>
              <dc:date>2022-03-21T12:58:02</dc:date>
            </office:change-info>
            <text:p text:style-name="P66">n left side of </text:p>
          </text:deletion>
        </text:changed-region>
        <text:changed-region xml:id="ct94850450558432" text:id="ct94850450558432">
          <text:deletion>
            <office:change-info>
              <dc:creator>Stanislaus J Schymanski</dc:creator>
              <dc:date>2022-03-21T12:57:20</dc:date>
            </office:change-info>
            <text:p text:style-name="P66">t</text:p>
          </text:deletion>
        </text:changed-region>
        <text:changed-region xml:id="ct94850344791680" text:id="ct94850344791680">
          <text:deletion>
            <office:change-info>
              <dc:creator>Stanislaus J Schymanski</dc:creator>
              <dc:date>2022-03-21T12:58:02</dc:date>
            </office:change-info>
            <text:p text:style-name="P66">able 1 (using landscape-emissivity) the correlation is lower in comparison to the right side using (plot-scale epsilon). <text:s/>The correlation value can depend on <text:s/>the MODIS sensors viewing angle at that study site. We have added text in the manuscript. </text:p>
          </text:deletion>
        </text:changed-region>
        <text:changed-region xml:id="ct94850401355808" text:id="ct94850401355808">
          <text:insertion>
            <office:change-info>
              <dc:creator>Stanislaus J Schymanski</dc:creator>
              <dc:date>2022-03-21T13:03:01</dc:date>
            </office:change-info>
          </text:insertion>
        </text:changed-region>
        <text:changed-region xml:id="ct94850244051744" text:id="ct94850244051744">
          <text:insertion>
            <office:change-info>
              <dc:creator>Stanislaus J Schymanski</dc:creator>
              <dc:date>2022-03-21T13:03:30</dc:date>
            </office:change-info>
          </text:insertion>
        </text:changed-region>
        <text:changed-region xml:id="ct94850348494112" text:id="ct94850348494112">
          <text:insertion>
            <office:change-info>
              <dc:creator>Stanislaus J Schymanski</dc:creator>
              <dc:date>2022-03-21T13:03:49</dc:date>
            </office:change-info>
          </text:insertion>
        </text:changed-region>
        <text:changed-region xml:id="ct94850241840576" text:id="ct94850241840576">
          <text:deletion>
            <office:change-info>
              <dc:creator>Stanislaus J Schymanski</dc:creator>
              <dc:date>2022-03-21T13:04:04</dc:date>
            </office:change-info>
            <text:p text:style-name="P42"><text:span text:style-name="T103">[added to page 8]</text:span></text:p>
          </text:deletion>
        </text:changed-region>
        <text:changed-region xml:id="ct94850382087728" text:id="ct94850382087728">
          <text:deletion>
            <office:change-info>
              <dc:creator>Stanislaus J Schymanski</dc:creator>
              <dc:date>2022-03-21T13:04:17</dc:date>
            </office:change-info>
            <text:p text:style-name="P54"><text:span text:style-name="T21">your comments</text:span></text:p>
          </text:deletion>
        </text:changed-region>
        <text:changed-region xml:id="ct94850388071712" text:id="ct94850388071712">
          <text:insertion>
            <office:change-info>
              <dc:creator>Stanislaus J Schymanski</dc:creator>
              <dc:date>2022-03-21T13:04:17</dc:date>
            </office:change-info>
          </text:insertion>
        </text:changed-region>
        <text:changed-region xml:id="ct94850165980000" text:id="ct94850165980000">
          <text:insertion>
            <office:change-info>
              <dc:creator>Stanislaus J Schymanski</dc:creator>
              <dc:date>2022-03-21T13:04:28</dc:date>
            </office:change-info>
          </text:insertion>
        </text:changed-region>
        <text:changed-region xml:id="ct94850405962288" text:id="ct94850405962288">
          <text:insertion>
            <office:change-info>
              <dc:creator>Stanislaus J Schymanski</dc:creator>
              <dc:date>2022-03-21T13:04:32</dc:date>
            </office:change-info>
          </text:insertion>
        </text:changed-region>
        <text:changed-region xml:id="ct94850276972064" text:id="ct94850276972064">
          <text:insertion>
            <office:change-info>
              <dc:creator>Stanislaus J Schymanski</dc:creator>
              <dc:date>2022-03-21T13:04:45</dc:date>
            </office:change-info>
          </text:insertion>
        </text:changed-region>
        <text:changed-region xml:id="ct94850278613776" text:id="ct94850278613776">
          <text:deletion>
            <office:change-info>
              <dc:creator>Stanislaus J Schymanski</dc:creator>
              <dc:date>2022-03-21T13:04:41</dc:date>
            </office:change-info>
            <text:p text:style-name="P54"><text:span text:style-name="T21">we know</text:span></text:p>
          </text:deletion>
        </text:changed-region>
        <text:changed-region xml:id="ct94850341332096" text:id="ct94850341332096">
          <text:insertion>
            <office:change-info>
              <dc:creator>Stanislaus J Schymanski</dc:creator>
              <dc:date>2022-03-21T13:04:41</dc:date>
            </office:change-info>
          </text:insertion>
        </text:changed-region>
        <text:changed-region xml:id="ct94850451489056" text:id="ct94850451489056">
          <text:insertion>
            <office:change-info>
              <dc:creator>Stanislaus J Schymanski</dc:creator>
              <dc:date>2022-03-21T13:06:02</dc:date>
            </office:change-info>
          </text:insertion>
        </text:changed-region>
        <text:changed-region xml:id="ct94850321850048" text:id="ct94850321850048">
          <text:insertion>
            <office:change-info>
              <dc:creator>Stanislaus J Schymanski</dc:creator>
              <dc:date>2022-03-21T13:04:55</dc:date>
            </office:change-info>
          </text:insertion>
        </text:changed-region>
        <text:changed-region xml:id="ct94850302551552" text:id="ct94850302551552">
          <text:insertion>
            <office:change-info>
              <dc:creator>Stanislaus J Schymanski</dc:creator>
              <dc:date>2022-03-21T13:06:58</dc:date>
            </office:change-info>
          </text:insertion>
        </text:changed-region>
        <text:changed-region xml:id="ct94850494763792" text:id="ct94850494763792">
          <text:insertion>
            <office:change-info>
              <dc:creator>Stanislaus J Schymanski</dc:creator>
              <dc:date>2022-03-21T13:07:02</dc:date>
            </office:change-info>
          </text:insertion>
        </text:changed-region>
        <text:changed-region xml:id="ct94850349367296" text:id="ct94850349367296">
          <text:insertion>
            <office:change-info>
              <dc:creator>Stanislaus J Schymanski</dc:creator>
              <dc:date>2022-03-21T13:06:26</dc:date>
            </office:change-info>
          </text:insertion>
        </text:changed-region>
        <text:changed-region xml:id="ct94850294808944" text:id="ct94850294808944">
          <text:deletion>
            <office:change-info>
              <dc:creator>Stanislaus J Schymanski</dc:creator>
              <dc:date>2022-03-21T13:07:10</dc:date>
            </office:change-info>
            <text:p text:style-name="P54"><text:span text:style-name="T7">can</text:span></text:p>
          </text:deletion>
        </text:changed-region>
        <text:changed-region xml:id="ct94850396203248" text:id="ct94850396203248">
          <text:insertion>
            <office:change-info>
              <dc:creator>Stanislaus J Schymanski</dc:creator>
              <dc:date>2022-03-21T13:07:10</dc:date>
            </office:change-info>
          </text:insertion>
        </text:changed-region>
        <text:changed-region xml:id="ct94850494253568" text:id="ct94850494253568">
          <text:deletion>
            <office:change-info>
              <dc:creator>Stanislaus J Schymanski</dc:creator>
              <dc:date>2022-03-21T13:06:34</dc:date>
            </office:change-info>
            <text:p text:style-name="P54"><text:span text:style-name="T7">surrounding</text:span></text:p>
          </text:deletion>
        </text:changed-region>
        <text:changed-region xml:id="ct94850245003632" text:id="ct94850245003632">
          <text:insertion>
            <office:change-info>
              <dc:creator>Stanislaus J Schymanski</dc:creator>
              <dc:date>2022-03-21T13:06:34</dc:date>
            </office:change-info>
          </text:insertion>
        </text:changed-region>
        <text:changed-region xml:id="ct94850317837600" text:id="ct94850317837600">
          <text:insertion>
            <office:change-info>
              <dc:creator>Stanislaus J Schymanski</dc:creator>
              <dc:date>2022-03-21T13:06:42</dc:date>
            </office:change-info>
          </text:insertion>
        </text:changed-region>
        <text:changed-region xml:id="ct94850389167552" text:id="ct94850389167552">
          <text:deletion>
            <office:change-info>
              <dc:creator>Stanislaus J Schymanski</dc:creator>
              <dc:date>2022-03-21T13:06:51</dc:date>
            </office:change-info>
            <text:p text:style-name="P54"><text:span text:style-name="T7">measured</text:span></text:p>
          </text:deletion>
        </text:changed-region>
        <text:changed-region xml:id="ct94850340266048" text:id="ct94850340266048">
          <text:insertion>
            <office:change-info>
              <dc:creator>Stanislaus J Schymanski</dc:creator>
              <dc:date>2022-03-21T13:06:51</dc:date>
            </office:change-info>
          </text:insertion>
        </text:changed-region>
        <text:changed-region xml:id="ct94850494675488" text:id="ct94850494675488">
          <text:insertion>
            <office:change-info>
              <dc:creator>Stanislaus J Schymanski</dc:creator>
              <dc:date>2022-03-21T13:07:13</dc:date>
            </office:change-info>
          </text:insertion>
        </text:changed-region>
        <text:changed-region xml:id="ct94850481808688" text:id="ct94850481808688">
          <text:deletion>
            <office:change-info>
              <dc:creator>Stanislaus J Schymanski</dc:creator>
              <dc:date>2022-03-21T13:07:06</dc:date>
            </office:change-info>
            <text:p text:style-name="P54"><text:span text:style-name="T7">[added to page 10]</text:span></text:p>
          </text:deletion>
        </text:changed-region>
        <text:changed-region xml:id="ct94850299165584" text:id="ct94850299165584">
          <text:deletion>
            <office:change-info>
              <dc:creator>Stanislaus J Schymanski</dc:creator>
              <dc:date>2022-03-21T13:07:38</dc:date>
            </office:change-info>
            <text:p text:style-name="P41">are</text:p>
          </text:deletion>
        </text:changed-region>
        <text:changed-region xml:id="ct94850435890288" text:id="ct94850435890288">
          <text:insertion>
            <office:change-info>
              <dc:creator>Stanislaus J Schymanski</dc:creator>
              <dc:date>2022-03-21T13:07:38</dc:date>
            </office:change-info>
          </text:insertion>
        </text:changed-region>
        <text:changed-region xml:id="ct94850315106480" text:id="ct94850315106480">
          <text:insertion>
            <office:change-info>
              <dc:creator>Stanislaus J Schymanski</dc:creator>
              <dc:date>2022-03-21T13:09:17</dc:date>
            </office:change-info>
          </text:insertion>
        </text:changed-region>
        <text:changed-region xml:id="ct94850300902752" text:id="ct94850300902752">
          <text:insertion>
            <office:change-info>
              <dc:creator>Stanislaus J Schymanski</dc:creator>
              <dc:date>2022-03-21T13:08:31</dc:date>
            </office:change-info>
          </text:insertion>
        </text:changed-region>
        <text:changed-region xml:id="ct94850241657200" text:id="ct94850241657200">
          <text:insertion>
            <office:change-info>
              <dc:creator>Stanislaus J Schymanski</dc:creator>
              <dc:date>2022-03-21T13:09:00</dc:date>
            </office:change-info>
          </text:insertion>
        </text:changed-region>
        <text:changed-region xml:id="ct94850242183456" text:id="ct94850242183456">
          <text:deletion>
            <office:change-info>
              <dc:creator>Stanislaus J Schymanski</dc:creator>
              <dc:date>2022-03-21T13:09:58</dc:date>
            </office:change-info>
            <text:p text:style-name="P41">The method needs further verification before its application to the mountainous regions as the eddy co variance method has low reliability in mountainous regions <text:span text:style-name="T105">and requires correction in the data set</text:span>.</text:p>
          </text:deletion>
        </text:changed-region>
        <text:changed-region xml:id="ct94850405571792" text:id="ct94850405571792">
          <text:insertion>
            <office:change-info>
              <dc:creator>Stanislaus J Schymanski</dc:creator>
              <dc:date>2022-03-21T13:10:04</dc:date>
            </office:change-info>
          </text:insertion>
        </text:changed-region>
        <text:changed-region xml:id="ct94850290690608" text:id="ct94850290690608">
          <text:deletion>
            <office:change-info>
              <dc:creator>Stanislaus J Schymanski</dc:creator>
              <dc:date>2022-03-21T13:10:06</dc:date>
            </office:change-info>
            <text:p text:style-name="P41"><text:s/></text:p>
          </text:deletion>
        </text:changed-region>
        <text:changed-region xml:id="ct94850418524960" text:id="ct94850418524960">
          <text:deletion>
            <office:change-info>
              <dc:creator>Stanislaus J Schymanski</dc:creator>
              <dc:date>2022-03-21T13:10:12</dc:date>
            </office:change-info>
            <text:p text:style-name="P41"><text:span text:style-name="T116">[added to Table 2, page 11]</text:span></text:p>
          </text:deletion>
        </text:changed-region>
        <text:changed-region xml:id="ct94850386688608" text:id="ct94850386688608">
          <text:insertion>
            <office:change-info>
              <dc:creator>Stanislaus J Schymanski</dc:creator>
              <dc:date>2022-03-21T13:10:1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We thank <text:span text:style-name="T110">the r</text:span>eviewers for their valuable time and their constructive feedback <text:span text:style-name="T118">for</text:span> improving the overall aspect of the work. <text:span text:style-name="T109">The major feedback was related to the correspondence </text:span><text:span text:style-name="T118">of</text:span><text:span text:style-name="T109"> MODIS LST with plot-scale LST, which we have addressed in </text:span><text:span text:style-name="T118">the </text:span><text:span text:style-name="T109">revised manuscript.</text:span></text:p>
      <text:p text:style-name="P19"/>
      <text:p text:style-name="P19"/>
      <text:p text:style-name="P25">Summary:<text:line-break/>In the present study titled "Challenges and uncertainty in plot-scale emissivity and surface temperature estimation using flux tower measurements", the authors test several methodological simplifications used in the scientific literature to estimate plot-scale emissivity and its impact on surface temperature observations. The paper is comprehensive and well-written and I enjoyed reading it. I have two major comment that should be addressed and at least discussed before the paper is considered for publication.</text:p>
      <text:p text:style-name="P20"><text:line-break/><text:span text:style-name="T54">We thank the reviewer for the nice summary and the constructive comments. We have attempted to respond to all the points raised by the reviewer </text:span><text:span text:style-name="T82">below:</text:span></text:p>
      <text:p text:style-name="P7"/>
      <text:p text:style-name="P25">Comments:</text:p>
      <text:p text:style-name="P7"><text:span text:style-name="T1">1. </text:span>The comparison with satellite-derived surface temperature is interesting but should consider the fundamental differences between a satellite view and the view from a sensor a few meters above the surface. Satellites provide a directional view of a surface, and for something like MODIS, the view angle can quite high (Margulis et al. 2019). On the other hand, upwelling longwave sensors are generally pointed down, leading to fundamental differences between what such a sensor sees and what MODIS sees. Moreover, in addition to the difference in the footprints of the satellite and ground-based sensors, satellites true to account for atmospheric transmission and reemission of longwave radiation. When comparing LST between the two, <text:span text:style-name="T108">how confident are the authors that the surface thermal emission derived from MODIS is comparable to that captured by the radiometers?</text:span></text:p>
      <text:p text:style-name="P8"/>
      <text:p text:style-name="P51"><text:change-start text:change-id="ct94850466769744"/><text:span text:style-name="T30">Actually, we are not confident that MODIS-deri</text:span><text:change-end text:change-id="ct94850466769744"/><text:change-start text:change-id="ct94850162145280"/><text:span text:style-name="T30">ved LST is always comparable with plot-scale LST. </text:span><text:change-end text:change-id="ct94850162145280"/><text:change text:change-id="ct94850414009248"/><text:span text:style-name="T14"><text:s/>Thank you for <text:s/>pointing us to the work </text:span><text:span text:style-name="T28">of</text:span><text:span text:style-name="T14"> Margulis et.al.</text:span><text:change-start text:change-id="ct94850523824416"/><text:span text:style-name="T14">, </text:span><text:span text:style-name="T30">which is another indication that these t</text:span><text:change-end text:change-id="ct94850523824416"/><text:change-start text:change-id="ct94850274732768"/><text:span text:style-name="T30">wo may not always be comparable.</text:span><text:change-end text:change-id="ct94850274732768"/><text:span text:style-name="T14"> In </text:span><text:span text:style-name="T27">the </text:span><text:span text:style-name="T28">revised</text:span><text:span text:style-name="T14"> manuscript, we </text:span><text:span text:style-name="T28">point the reader to the</text:span><text:span text:style-name="T16"> </text:span><text:span text:style-name="T15">MODIS viewing angle </text:span><text:span text:style-name="T28">issue when we discuss the correspondence between landscape-scale and plot-scale LST. The following changes were made:</text:span></text:p>
      <text:p text:style-name="P59"/>
      <text:p text:style-name="P79"><text:change text:change-id="ct94850324377088"/><text:change text:change-id="ct94850238272688"/><text:change text:change-id="ct94850412100880"/><text:change-start text:change-id="ct94850277656336"/><text:span text:style-name="T30">1</text:span><text:change-end text:change-id="ct94850277656336"/><text:span text:style-name="T15">.</text:span><text:change-start text:change-id="ct94850318241024"/><text:span text:style-name="T15"> </text:span><text:change-end text:change-id="ct94850318241024"/><text:change-start text:change-id="ct94850416862160"/><text:span text:style-name="T29">On P8 in the </text:span><text:change-end text:change-id="ct94850416862160"/><text:span text:style-name="T15">Discussion</text:span><text:change-start text:change-id="ct94850266038288"/><text:span text:style-name="T15">, </text:span><text:span text:style-name="T29">we added</text:span><text:change-end text:change-id="ct94850266038288"/><text:span text:style-name="T15">: </text:span><text:change-start text:change-id="ct94850479825088"/><text:span text:style-name="T29">"</text:span><text:change-end text:change-id="ct94850479825088"/><text:span text:style-name="T32">The MODIS </text:span><text:change-start text:change-id="ct94850366538864"/><text:span text:style-name="T36">overpass </text:span><text:change-end text:change-id="ct94850366538864"/><text:span text:style-name="T32">can have </text:span><text:change-start text:change-id="ct94850290658432"/><text:span text:style-name="T36">a large </text:span><text:change-end text:change-id="ct94850290658432"/><text:span text:style-name="T32">off-</text:span><text:change-start text:change-id="ct94850332874608"/><text:span text:style-name="T37">N</text:span><text:change-end text:change-id="ct94850332874608"/><text:change text:change-id="ct94850300025856"/><text:span text:style-name="T32">adir viewing angle</text:span><text:change-start text:change-id="ct94850361777536"/><text:span text:style-name="T32">,</text:span><text:change-end text:change-id="ct94850361777536"/><text:span text:style-name="T32"> which </text:span><text:change-start text:change-id="ct94850265332224"/><text:span text:style-name="T37">would </text:span><text:change-end text:change-id="ct94850265332224"/><text:span text:style-name="T32">lead</text:span><text:change text:change-id="ct94850325748960"/><text:span text:style-name="T32"> to an elongated foot-print </text:span><text:change text:change-id="ct94850397100064"/><text:span text:style-name="T32"><text:s/></text:span><text:span text:style-name="T33">(</text:span><text:span text:style-name="T34">M</text:span><text:span text:style-name="T32">argulis </text:span><text:span text:style-name="T33">et al. 2019)</text:span><text:change-start text:change-id="ct94850418671104"/><text:span text:style-name="T33"> </text:span><text:span text:style-name="T37">and therefore a differen</text:span><text:change-end text:change-id="ct94850418671104"/><text:change-start text:change-id="ct94850494387888"/><text:span text:style-name="T37">t distribution of bare soil and vegetated areas compared to the mostl</text:span><text:change-end text:change-id="ct94850494387888"/><text:change-start text:change-id="ct94850298639056"/><text:span text:style-name="T37">y Nadir viewing angle of the tower-mounted sensor</text:span><text:change-end text:change-id="ct94850298639056"/><text:span text:style-name="T32">. The difference in footprint</text:span><text:change-start text:change-id="ct94850391147136"/><text:span text:style-name="T32"> </text:span><text:span text:style-name="T37">and viewing angles</text:span><text:change-end text:change-id="ct94850391147136"/><text:span text:style-name="T32"> between the tower mounted pyrgeomet</text:span><text:change-start text:change-id="ct94850401345312"/><text:span text:style-name="T37">e</text:span><text:change-end text:change-id="ct94850401345312"/><text:span text:style-name="T32">rs and MODIS radiometers could also be the reason for bias between the two LST estimates.</text:span><text:change-start text:change-id="ct94850389317920"/><text:span text:style-name="T37">"</text:span><text:change-end text:change-id="ct94850389317920"/><text:span text:style-name="T32"> </text:span><text:change text:change-id="ct94850416224304"/><text:change text:change-id="ct94850271837936"/><text:change text:change-id="ct94850302371296"/></text:p>
      <text:p text:style-name="P72"/>
      <text:p text:style-name="P80"><text:change text:change-id="ct94850238493872"/><text:change-start text:change-id="ct94850426582576"/><text:span text:style-name="T29">2</text:span><text:change-end text:change-id="ct94850426582576"/><text:span text:style-name="T15">. </text:span><text:change-start text:change-id="ct94850393505792"/><text:span text:style-name="T29">On P12 in the Methods, we added: "Note that the MODIS LST data</text:span><text:change-end text:change-id="ct94850393505792"/><text:change text:change-id="ct94850323165696"/><text:change-start text:change-id="ct94850325121856"/><text:span text:style-name="T14"> </text:span><text:span text:style-name="T30">was used as-is, i.e. </text:span><text:change-end text:change-id="ct94850325121856"/><text:change text:change-id="ct94850386753264"/><text:span text:style-name="T14">without <text:s/>viewing angle </text:span><text:span text:style-name="T19">correction.</text:span><text:change-start text:change-id="ct94850299759312"/><text:span text:style-name="T30">"</text:span><text:change-end text:change-id="ct94850299759312"/><text:span text:style-name="T19"> </text:span><text:change text:change-id="ct94850363833456"/></text:p>
      <text:p text:style-name="P73"/>
      <text:p text:style-name="P36"/>
      <text:p text:style-name="P57"><text:span text:style-name="T79">We </text:span><text:span text:style-name="T81">have </text:span><text:span text:style-name="T79">found in literature MODIS product are validated using </text:span><text:span text:style-name="T80">tower mounted radiometer measurements</text:span><text:span text:style-name="T79"> </text:span><text:span text:style-name="T81">(Wang et al. 2008). W</text:span><text:span text:style-name="T79">e needed some widely available reference value to compare plot-scale estimate of LST <text:s/></text:span><text:span text:style-name="T80">therefore </text:span><text:span text:style-name="T79">we decided to use MODIS </text:span><text:span text:style-name="T81">LST</text:span><text:span text:style-name="T108">.</text:span> <text:change-start text:change-id="ct94850318236480"/><office:annotation><dc:creator>Stanislaus J Schymanski</dc:creator><dc:date>2022-03-21T11:55:42.380646820</dc:date><meta:creator-initials>SJS</meta:creator-initials><text:p text:style-name="P93"><text:span text:style-name="T125">Could you include this in the revised MS, either in the intro or Methods? We should say that others have used plot-scale LST to validate MODIS LST, whereas in this paper we use MODIS LST as a kind of sanity check. </text:span></text:p></office:annotation><text:change-end text:change-id="ct94850318236480"/></text:p>
      <text:p text:style-name="P57"/>
      <text:p text:style-name="P57">Wang, Wenhui, Shunlin Liang, and Tilden Meyers. "Validating MODIS land surface temperature products using long-term nighttime ground measurements." <text:span text:style-name="T2">Remote Sensing of Environment</text:span> 112.3 (2008): 623-635</text:p>
      <text:p text:style-name="P55"/>
      <text:p text:style-name="P56"><text:s/></text:p>
      <text:p text:style-name="P9">2.The authors discuss the impact of closing the surface energy budget using the Bowen ratio closure method. However, there is no strong reason to believe that the missing fluxes are partitioned by the existing Bowen ratio. The literature on this have tried other limiting conditions for closure (Twine et al. 2000; Chakraborty et al. 2019) and the question remains how using a different closure would affect this study’s results. </text:p>
      <text:p text:style-name="P13">In summary, there are multiple factors that lead to uncertainties in LST and the study should discuss the impact of these particular issues within that broader context. </text:p>
      <text:p text:style-name="P13"/>
      <text:p text:style-name="P9"/>
      <text:p text:style-name="P21"><text:span text:style-name="T54">Yes, we agree </text:span><text:span text:style-name="T83">with </text:span><text:span text:style-name="T54">the reviewer</text:span><text:change-start text:change-id="ct94850267045136"/><text:span text:style-name="T86">'</text:span><text:change-end text:change-id="ct94850267045136"/><text:span text:style-name="T54">s point of view</text:span><text:change-start text:change-id="ct94850386602208"/><text:span text:style-name="T54">,</text:span><text:change-end text:change-id="ct94850386602208"/><text:span text:style-name="T54"> </text:span><text:span text:style-name="T55">and</text:span><text:span text:style-name="T54"> as shown in </text:span><text:span text:style-name="T56">Fig. 5(b)</text:span><text:change-start text:change-id="ct94850378193152"/><text:span text:style-name="T56">,</text:span><text:change-end text:change-id="ct94850378193152"/><text:span text:style-name="T54"> implementation of Bowen ratio closure worsen</text:span><text:change-start text:change-id="ct94850301117728"/><text:span text:style-name="T86">ed</text:span><text:change-end text:change-id="ct94850301117728"/><text:span text:style-name="T54"> the result</text:span><text:change-start text:change-id="ct94850324784128"/><text:span text:style-name="T86">s</text:span><text:change-end text:change-id="ct94850324784128"/><text:span text:style-name="T54"> </text:span><text:change text:change-id="ct94850316531776"/><text:span text:style-name="T57">by increasing the intercept</text:span><text:change-start text:change-id="ct94850298849456"/><text:span text:style-name="T57"> </text:span><text:span text:style-name="T86">of the H(DT) plots</text:span><text:change-end text:change-id="ct94850298849456"/><text:span text:style-name="T54">. <text:s/>We looked into the other method </text:span><text:span text:style-name="T57">(as suggested) and found that </text:span><text:span text:style-name="T54">the energy imbalance is added either to the H or LE. <text:s/></text:span><text:span text:style-name="T59">Adding <text:s/>energy imbalance to H </text:span><text:change text:change-id="ct94850351778800"/><text:change-start text:change-id="ct94850357927328"/><text:span text:style-name="T61">would</text:span><text:change-end text:change-id="ct94850357927328"/><text:span text:style-name="T59"> </text:span><text:change-start text:change-id="ct94850313047888"/><text:span text:style-name="T62">generally</text:span><text:change-end text:change-id="ct94850313047888"/><text:change-start text:change-id="ct94850495348240"/><text:span text:style-name="T62"> </text:span><text:change-end text:change-id="ct94850495348240"/><text:change text:change-id="ct94850378744816"/><text:change-start text:change-id="ct94850272499248"/><text:span text:style-name="T61">worsen</text:span><text:change-end text:change-id="ct94850272499248"/><text:span text:style-name="T58"> our results </text:span><text:change text:change-id="ct94850387420192"/><text:change-start text:change-id="ct94850403874784"/><text:span text:style-name="T61">(increasing intercept), whereas adding it to LE would not change the results.</text:span><text:change-end text:change-id="ct94850403874784"/></text:p>
      <text:p text:style-name="P48"/>
      <text:p text:style-name="P53"><text:span text:style-name="T111">We have added </text:span><text:change-start text:change-id="ct94850281588992"/><text:span text:style-name="T119">the </text:span><text:change-end text:change-id="ct94850281588992"/><text:span text:style-name="T111">following text</text:span><text:change-start text:change-id="ct94850329315040"/><text:span text:style-name="T111"> </text:span><text:span text:style-name="T119">in the Discussion, P8:</text:span><text:change-end text:change-id="ct94850329315040"/><text:change text:change-id="ct94850386586896"/><text:span text:style-name="T111"> </text:span><text:change-start text:change-id="ct94850342450176"/><text:span text:style-name="T119">"</text:span><text:change-end text:change-id="ct94850342450176"/><text:change text:change-id="ct94850428006288"/><text:change-start text:change-id="ct94850395534752"/><text:span text:style-name="T119">O</text:span><text:change-end text:change-id="ct94850395534752"/>ther energy balance closure scheme<text:change-start text:change-id="ct94850404637312"/><text:span text:style-name="T119">s</text:span><text:change-end text:change-id="ct94850404637312"/> <text:change text:change-id="ct94850422529808"/><text:change-start text:change-id="ct94850428825360"/><text:span text:style-name="T119">add the missing energy</text:span><text:change-end text:change-id="ct94850428825360"/> to <text:span text:style-name="T107">H </text:span><text:change-start text:change-id="ct94850331025200"/><text:span text:style-name="T119">(</text:span><text:change-end text:change-id="ct94850331025200"/><text:change text:change-id="ct94850401421600"/><text:change-start text:change-id="ct94850418729552"/><text:span text:style-name="T119">in</text:span><text:change-end text:change-id="ct94850418729552"/><text:span text:style-name="T107"> </text:span>water limited ecosystem<text:change-start text:change-id="ct94850339015168"/><text:span text:style-name="T119">s</text:span><text:change-end text:change-id="ct94850339015168"/><text:change-start text:change-id="ct94850298378752"/><text:span text:style-name="T119">)</text:span><text:change-end text:change-id="ct94850298378752"/><text:change text:change-id="ct94850392978928"/><text:change-start text:change-id="ct94850321389600"/>, <text:span text:style-name="T119">or</text:span><text:change-end text:change-id="ct94850321389600"/> to LE <text:change text:change-id="ct94850274105008"/><text:change-start text:change-id="ct94850380673584"/><text:span text:style-name="T119">in</text:span><text:change-end text:change-id="ct94850380673584"/> energy limited ecosystem<text:change-start text:change-id="ct94850176260384"/><text:span text:style-name="T119">s</text:span><text:change-end text:change-id="ct94850176260384"/> <office:annotation office:name="__Annotation__9759_4164517650" loext:resolved="false"><dc:creator>Stanislaus J Schymanski</dc:creator><dc:date>2022-03-21T12:06:55.350944420</dc:date><meta:creator-initials>SJS</meta:creator-initials><text:p text:style-name="P93"><text:span text:style-name="T125">which is which?</text:span></text:p></office:annotation><text:span text:style-name="T105">(T</text:span>wine <text:span text:style-name="T105">et al.</text:span><text:change-start text:change-id="ct94850390399296"/><text:span text:style-name="T105"> </text:span><text:change-end text:change-id="ct94850390399296"/>2000, <text:span text:style-name="T105">C</text:span>hakraborty <text:span text:style-name="T105">et al. </text:span>2019<text:span text:style-name="T105">)</text:span><text:change-start text:change-id="ct94850274634448"/><office:annotation-end office:name="__Annotation__9759_4164517650"/><text:change-end text:change-id="ct94850274634448"/><text:change text:change-id="ct94850353823360"/>. <text:change-start text:change-id="ct94850404390672"/><text:span text:style-name="T119">As</text:span><text:change-end text:change-id="ct94850404390672"/><text:change-start text:change-id="ct94850303759632"/><text:span text:style-name="T119"> seen for the Bowen ration energy balance closure, any addition to H would increase</text:span><text:change-end text:change-id="ct94850303759632"/><text:change-start text:change-id="ct94850390692016"/><text:span text:style-name="T119"> the intercept in the plots, whereas correction of LE would not make a different in our analysis."</text:span><text:change-end text:change-id="ct94850390692016"/><text:change text:change-id="ct94850278989168"/></text:p>
      <text:p text:style-name="P75"/>
      <text:p text:style-name="P75"><text:change text:change-id="ct94850315242784"/><text:change text:change-id="ct94850363717872"/><text:change text:change-id="ct94850313622656"/></text:p>
      <text:p text:style-name="P35"/>
      <text:p text:style-name="P34"><text:span text:style-name="T9"><text:s/></text:span><text:line-break/>References:<text:line-break/>1.Margulis, S. A., Liu, Y., &amp; Baldo, E. (2019). A joint Landsat-and MODIS-based reanalysis approach for midlatitude montane seasonal snow characterization. Frontiers in Earth Science, 272.</text:p>
      <text:p text:style-name="P14"/>
      <text:p text:style-name="P14"/>
      <text:p text:style-name="P1"><text:line-break/>2.Twine, Tracy E., W. P. Kustas, J. M. Norman, D. R. Cook, PRea Houser, T. P. Meyers, J. H. Prueger, P. J. Starks, and M. L. Wesely. "Correcting eddy-covariance flux underestimates over a grassland." Agricultural and forest meteorology 103, no. 3 (2000): 279-300.</text:p>
      <text:p text:style-name="P33"><text:line-break/>3.Chakraborty, T., Sarangi, C., Krishnan, M., Tripathi, S. N., Morrison, R., &amp; Evans, J. (2019). Biases in model-simulated surface energy fluxes during the Indian monsoon onset period. Boundary-Layer Meteorology, 170(2), 323-348.<text:line-break/><text:line-break/><text:line-break/></text:p>
      <text:p text:style-name="P33"><text:change-start text:change-id="ct94850241838240"/><text:span text:style-name="T120">Reviewer 2</text:span><text:change-end text:change-id="ct94850241838240"/><text:line-break/>The study presented in Challenges and uncertainty in plot-scale emissivity and surface temperature estimation using flux tower measurements is a good contribution to the existing knowledge. The effect of upwelling and doweling longwave radiation in plot scale estimation of emissivity and land surface temperature is significant. I have some major issues with this version of the manuscript. Please find it below.</text:p>
      <text:p text:style-name="P30"/>
      <text:p text:style-name="P37">We thank the reviewer for th<text:span text:style-name="T112">e useful</text:span> comments. We have attempted to respond to all the points raised by the reviewer <text:span text:style-name="T39">below:</text:span></text:p>
      <text:p text:style-name="P37"/>
      <text:p text:style-name="P30">Introduction:<text:line-break/><text:span text:style-name="T4">1.The introduction should have to be more precisely written. The authors have put very basic information and definition, which is not required in scientific writing.</text:span></text:p>
      <text:p text:style-name="P83"/>
      <text:p text:style-name="P24"><text:span text:style-name="T78">Thank you for your suggestion. We have </text:span><text:change text:change-id="ct94850303311056"/><text:span text:style-name="T78">rearrange</text:span><text:change-start text:change-id="ct94850175548880"/><text:span text:style-name="T87">d</text:span><text:change-end text:change-id="ct94850175548880"/><text:span text:style-name="T78"> and shorten</text:span><text:change-start text:change-id="ct94850427826400"/><text:span text:style-name="T87">ed</text:span><text:change-end text:change-id="ct94850427826400"/><text:span text:style-name="T78"> the introduction in the revised </text:span><text:change text:change-id="ct94850354740272"/><text:change-start text:change-id="ct94850241302928"/><text:span text:style-name="T87">manuscript</text:span><text:change-end text:change-id="ct94850241302928"/><text:span text:style-name="T78"> </text:span><text:span text:style-name="T84">by removing </text:span><text:change text:change-id="ct94850361897200"/><text:change text:change-id="ct94850450339360"/><text:change text:change-id="ct94850323752432"/><text:change text:change-id="ct94850336374176"/><text:change text:change-id="ct94850298548800"/><text:change-start text:change-id="ct94850346813184"/><text:span text:style-name="T88">and re-arranging equations and definitions, also</text:span><text:change-end text:change-id="ct94850346813184"/><text:change text:change-id="ct94850397332768"/><text:change-start text:change-id="ct94850407059088"/><text:span text:style-name="T88"> moving</text:span><text:change-end text:change-id="ct94850407059088"/><text:span text:style-name="T85"> some details </text:span><text:change text:change-id="ct94850274392272"/><text:span text:style-name="T85"><text:s/>to the </text:span><text:change text:change-id="ct94850414673952"/><text:change-start text:change-id="ct94850358081312"/><text:span text:style-name="T88">Methods</text:span><text:change-end text:change-id="ct94850358081312"/><text:span text:style-name="T85"> section. </text:span><text:change text:change-id="ct94850356842864"/><text:change-start text:change-id="ct94850175549120"/><text:span text:style-name="T88">(See P11-12)</text:span><text:change-end text:change-id="ct94850175549120"/></text:p>
      <text:p text:style-name="P38"/>
      <text:p text:style-name="P4">2.The introduction is lengthy. Reduce it to more focused and to the point scientific writing.</text:p>
      <text:p text:style-name="P38"><text:change text:change-id="ct94850329779600"/><text:change-start text:change-id="ct94850364806656"/><text:span text:style-name="T121">Yes, thank you, see above for the changes made.</text:span><text:change-end text:change-id="ct94850364806656"/></text:p>
      <text:p text:style-name="P46"/>
      <text:p text:style-name="P10"/>
      <text:p text:style-name="P4"/>
      <text:p text:style-name="P26"><text:line-break/><text:span text:style-name="T3">3.The abbreviations used in the equation are not mentioned clearly. For example, in eq 3, the expanded terminology of the right-hand term should be mentioned just below it.</text:span></text:p>
      <text:p text:style-name="P4"/>
      <text:p text:style-name="P39">Thank you for pointing this out. <text:span text:style-name="T89">We have corrected this in the revised version.</text:span></text:p>
      <text:p text:style-name="P26"><text:line-break/><text:span text:style-name="T3">4.The Equation should be properly cited. For example, the equations 3, 5 from where they have mentioned originally citation should be mentioned.</text:span></text:p>
      <text:p text:style-name="P10"/>
      <text:p text:style-name="P38"><text:change-start text:change-id="ct94850349939712"/><text:span text:style-name="T121">Thank you, </text:span><text:change-end text:change-id="ct94850349939712"/><text:change text:change-id="ct94850494832864"/><text:change-start text:change-id="ct94850366072256"/><text:span text:style-name="T121">w</text:span><text:change-end text:change-id="ct94850366072256"/>e have <text:change-start text:change-id="ct94850389559952"/><text:span text:style-name="T121">now </text:span><text:change-end text:change-id="ct94850389559952"/>cited the equation source<text:span text:style-name="T113">s</text:span> in the revised <text:change text:change-id="ct94850397333008"/><text:change-start text:change-id="ct94850412001968"/><text:span text:style-name="T121">manuscript</text:span><text:change-end text:change-id="ct94850412001968"/>.</text:p>
      <text:p text:style-name="P27"><text:line-break/><text:span text:style-name="T3">5.Is it necessary to show the basic equation of energy balance (for example Eq, 1,2,3..)</text:span></text:p>
      <text:p text:style-name="P64"/>
      <text:p text:style-name="P23"><text:span text:style-name="T76"><text:s/></text:span><text:span text:style-name="T77">We looked at the introduction </text:span><text:span text:style-name="T76">without Eq, 1,2,3 and we found that </text:span><text:span text:style-name="T77">if we remove these equations, </text:span><text:span text:style-name="T78">one main message of the paper about simplification leading to ignorance of </text:span><text:span text:style-name="T77">down-welling longwave component </text:span><text:span text:style-name="T76">might loose clarity. </text:span><text:change-start text:change-id="ct94850325451072"/><text:span text:style-name="T88">Therefore, we re-arranged and simplified the introduction, but left these equations in there.</text:span><text:change-end text:change-id="ct94850325451072"/></text:p>
      <text:p text:style-name="P27"><text:line-break/>Result:</text:p>
      <text:p text:style-name="P26"><text:line-break/><text:span text:style-name="T3">6.The use of the long equation (Eq. (7)) resulted in substantially (10%) lower values of e as compared to the values estimated by Holmes et al. What could be the possible explanation for this? And how do you justify which is more correct as compared to other?</text:span></text:p>
      <text:p text:style-name="P2"/>
      <text:p text:style-name="P76"><text:span text:style-name="T91">Thank you for your question. </text:span>Holmes <text:span text:style-name="T90">et al. </text:span><text:s/><text:span text:style-name="T90">(2008)</text:span> ignored the downwelling longwave component <text:span text:style-name="T90">for </text:span><text:span text:style-name="T40">ε</text:span><text:span text:style-name="T45"> estimation (</text:span><text:span text:style-name="T90">which is a simplification) <text:s/>whereas in our estimation </text:span>we use both upwelling and downwelling longwave component<text:change-start text:change-id="ct94850272709856"/><text:span text:style-name="T121">s</text:span><text:change-end text:change-id="ct94850272709856"/><text:change text:change-id="ct94850265424592"/><text:span text:style-name="T93">. </text:span><text:span text:style-name="T94">T</text:span><text:span text:style-name="T93">o make </text:span><text:change text:change-id="ct94850362080800"/><text:change-start text:change-id="ct94850363014432"/><text:span text:style-name="T98">this</text:span><text:change-end text:change-id="ct94850363014432"/><text:span text:style-name="T93"> </text:span><text:span text:style-name="T95">clear</text:span><text:change-start text:change-id="ct94850302486816"/><text:span text:style-name="T98">er,</text:span><text:change-end text:change-id="ct94850302486816"/><text:span text:style-name="T95"> </text:span><text:span text:style-name="T94">we have </text:span><text:span text:style-name="T93">added th</text:span><text:span text:style-name="T95">is</text:span><text:span text:style-name="T93"> </text:span><text:span text:style-name="T95">sentence to the </text:span><text:change text:change-id="ct94850312405776"/><text:change-start text:change-id="ct94850343051680"/><text:span text:style-name="T98">Results</text:span><text:change-end text:change-id="ct94850343051680"/><text:span text:style-name="T95"> section</text:span><text:change-start text:change-id="ct94850336419344"/><text:span text:style-name="T95"> </text:span><text:span text:style-name="T98">(Subsection 1.1.)</text:span><text:change-end text:change-id="ct94850336419344"/><text:change text:change-id="ct94850343366832"/><text:change-start text:change-id="ct94850417917472"/><text:span text:style-name="T93">:</text:span><text:change-end text:change-id="ct94850417917472"/><text:span text:style-name="T93"> </text:span><text:change-start text:change-id="ct94850379980560"/><text:span text:style-name="T98">"</text:span><text:change-end text:change-id="ct94850379980560"/><text:span text:style-name="T93">As <text:s/>shown in the SI </text:span><text:change-start text:change-id="ct94850271571488"/><text:span text:style-name="T98">(</text:span><text:change-end text:change-id="ct94850271571488"/><text:span text:style-name="T93">Fig</text:span><text:change-start text:change-id="ct94850423212320"/><text:span text:style-name="T93">. </text:span><text:change-end text:change-id="ct94850423212320"/><text:span text:style-name="T93">4</text:span><text:change-start text:change-id="ct94850323275216"/><text:span text:style-name="T98">)</text:span><text:change-end text:change-id="ct94850323275216"/><text:change-start text:change-id="ct94850352520896"/><text:span text:style-name="T98">,</text:span><text:change-end text:change-id="ct94850352520896"/><text:span text:style-name="T93"> the T</text:span><text:span text:style-name="T106">s </text:span><text:span text:style-name="T93">estimation using </text:span><text:change-start text:change-id="ct94850391019696"/><text:span text:style-name="T98">the </text:span><text:change-end text:change-id="ct94850391019696"/><text:span text:style-name="T93">short equation is more sensitive to</text:span><text:change-start text:change-id="ct94850298453776"/><text:span text:style-name="T93"> </text:span><text:span text:style-name="T96">ε</text:span><text:span text:style-name="T98"> than</text:span><text:change-end text:change-id="ct94850298453776"/><text:span text:style-name="T93"> </text:span><text:change-start text:change-id="ct94850411847520"/><text:span text:style-name="T98">for </text:span><text:change-end text:change-id="ct94850411847520"/><text:span text:style-name="T93">the long equation, thus even </text:span><text:change-start text:change-id="ct94850396830272"/><text:span text:style-name="T98">a </text:span><text:change-end text:change-id="ct94850396830272"/><text:span text:style-name="T93">small reduction in </text:span><text:span text:style-name="T96">ε </text:span><text:span text:style-name="T93">can lead to large increase the </text:span><text:span text:style-name="T97">T</text:span><text:span text:style-name="T106">s </text:span><text:change-start text:change-id="ct94850278041104"/><text:span text:style-name="T106"><text:s/></text:span><text:change-end text:change-id="ct94850278041104"/><text:span text:style-name="T93">(to minimise RMSE). </text:span><text:change text:change-id="ct94850350581264"/></text:p>
      <text:p text:style-name="P52"/>
      <text:p text:style-name="P45"/>
      <text:p text:style-name="P4">7. In Table SI2: In some of the cases you are getting less than 0.2 R2 value in most short and long equation cases. Why is it so?</text:p>
      <text:p text:style-name="P4"/>
      <text:p text:style-name="P69"><text:change text:change-id="ct94850278672384"/><text:change text:change-id="ct94850243903024"/><text:change text:change-id="ct94850183807200"/><text:span text:style-name="T99">The low correlation</text:span><text:change-start text:change-id="ct94850399373168"/><text:span text:style-name="T99"> </text:span><text:span text:style-name="T100">between MODIS LST and plot-scale LST</text:span><text:change-end text:change-id="ct94850399373168"/><text:span text:style-name="T99"> can be due to various reasons</text:span><text:change-start text:change-id="ct94850265875744"/><text:span text:style-name="T99">, </text:span><text:span text:style-name="T100">such as differences in</text:span><text:change-end text:change-id="ct94850265875744"/><text:change-start text:change-id="ct94850494833104"/><text:span text:style-name="T100"> sensor types,</text:span><text:change-end text:change-id="ct94850494833104"/><text:change text:change-id="ct94850362081040"/><text:span text:style-name="T99"> </text:span><text:change text:change-id="ct94850299863632"/><text:span text:style-name="T99">viewing angle</text:span><text:change-start text:change-id="ct94850241453104"/><text:span text:style-name="T100">s</text:span><text:change-end text:change-id="ct94850241453104"/><text:change-start text:change-id="ct94850244391632"/><text:span text:style-name="T99"> </text:span><text:span text:style-name="T100">and distance</text:span><text:change-end text:change-id="ct94850244391632"/><text:change text:change-id="ct94850301591728"/><text:change text:change-id="ct94850400339936"/><text:change text:change-id="ct94850405957120"/><text:change-start text:change-id="ct94850300903952"/><text:span text:style-name="T99"> </text:span><text:span text:style-name="T100">between the sensors and sources, e.g. requiring atmospheric correction for </text:span><text:change-end text:change-id="ct94850300903952"/><text:change-start text:change-id="ct94850394198160"/><text:span text:style-name="T100">satellite-based sensors. This was clarified in the revised manuscript, PXX: ""</text:span><text:change-end text:change-id="ct94850394198160"/></text:p>
      <text:p text:style-name="P16"/>
      <text:p text:style-name="P2"/>
      <text:p text:style-name="P15"><text:span text:style-name="T3"><text:line-break/></text:span><text:span text:style-name="T4">8.Author compares the obtained LST with daytime LST (MODIS, MODA001). Which LST product is this? </text:span></text:p>
      <text:h text:style-name="P58" text:outline-level="1"><text:span text:style-name="T117">Our apologies, the correct product name </text:span><text:change-start text:change-id="ct94850323900416"/><text:span text:style-name="T122">is </text:span><text:change-end text:change-id="ct94850323900416"/>MOD11A1, <text:span text:style-name="T11">version</text:span><text:change-start text:change-id="ct94850315451120"/><text:span text:style-name="T11"> </text:span><text:change-end text:change-id="ct94850315451120"/><text:span text:style-name="T11">6. The table caption in the revised SI is corrected.</text:span></text:h>
      <text:p text:style-name="P47"/>
      <text:p text:style-name="P4"/>
      <text:p text:style-name="P2"/>
      <text:p text:style-name="P15"><text:span text:style-name="T3"><text:line-break/></text:span><text:span text:style-name="T4">9.The algorithm generation of MODIS LST is different than your LST obtained from ground observation? So, how these two results are comparable? Two LSTs from different algorithms have different values. So what are the criteria for correlating them?</text:span></text:p>
      <text:p text:style-name="P4"/>
      <text:p text:style-name="P22"/>
      <text:p text:style-name="P65">This is a very good point<text:change-start text:change-id="ct94850425878544"/>, <text:span text:style-name="T122">the MODIS</text:span><text:change-end text:change-id="ct94850425878544"/><text:change-start text:change-id="ct94850271795792"/><text:span text:style-name="T122"> LST product uses entirely independent methodology from the our plot-scale LST estimates</text:span><text:change-end text:change-id="ct94850271795792"/>.<text:change-start text:change-id="ct94850302460192"/> <text:span text:style-name="T122">Therefore, they can be</text:span><text:change-end text:change-id="ct94850302460192"/><text:change-start text:change-id="ct94850331946112"/><text:span text:style-name="T122"> considered independent estimates and the differences between them are an indication of uncertainty in LST estimation.</text:span><text:change-end text:change-id="ct94850331946112"/> <text:change text:change-id="ct94850302459856"/><text:change-start text:change-id="ct94850384828240"/><text:span text:style-name="T122">T</text:span><text:change-end text:change-id="ct94850384828240"/>he focus of <text:change-start text:change-id="ct94850365531136"/><text:span text:style-name="T122">the </text:span><text:change-end text:change-id="ct94850365531136"/>current study is <text:change-start text:change-id="ct94850406324544"/><text:span text:style-name="T122">on </text:span><text:change-end text:change-id="ct94850406324544"/>plot-scale LST and emissivity estimation. <text:change text:change-id="ct94850236293968"/><text:s/>MODIS LSTs are <text:change-start text:change-id="ct94850379683888"/><text:span text:style-name="T122">a </text:span><text:change-end text:change-id="ct94850379683888"/>global reference for LST and used world-wide<text:change-start text:change-id="ct94850272125216"/>, <text:span text:style-name="T122">also in conjuction with plot-scale flux measurements</text:span><text:change-end text:change-id="ct94850272125216"/>. The<text:change text:change-id="ct94850391146320"/> goal of the comparison was to quantify the differences between the ground-based and MODIS LST<text:change-start text:change-id="ct94850449181264"/> <text:span text:style-name="T122">and alert the readers to these differences and potential incompatibilities.</text:span><text:change-end text:change-id="ct94850449181264"/><text:change text:change-id="ct94850339772032"/></text:p>
      <text:p text:style-name="P40"/>
      <text:p text:style-name="P44">To make this <text:change-start text:change-id="ct94850382154688"/><text:span text:style-name="T122">more </text:span><text:change-end text:change-id="ct94850382154688"/><text:span text:style-name="T115">explicit</text:span><text:change text:change-id="ct94850273152288"/> in our manuscript<text:change-start text:change-id="ct94850523543312"/>,<text:change-end text:change-id="ct94850523543312"/> <text:change text:change-id="ct94850405383456"/>w<text:span text:style-name="T102">e</text:span><text:span text:style-name="T46"> </text:span><text:span text:style-name="T47">have added </text:span><text:change text:change-id="ct94850274392032"/><text:change-start text:change-id="ct94850412100448"/><text:span text:style-name="T52">the following text</text:span><text:change-end text:change-id="ct94850412100448"/><text:span text:style-name="T47"> in </text:span><text:change-start text:change-id="ct94850309942560"/><text:span text:style-name="T52">the </text:span><text:change-end text:change-id="ct94850309942560"/><text:change text:change-id="ct94850327677680"/><text:change-start text:change-id="ct94850494253296"/><text:span text:style-name="T52">A</text:span><text:change-end text:change-id="ct94850494253296"/><text:span text:style-name="T47">bstract and </text:span><text:change text:change-id="ct94850241819408"/><text:change-start text:change-id="ct94850244777248"/><text:span text:style-name="T52">C</text:span><text:change-end text:change-id="ct94850244777248"/><text:span text:style-name="T47">onclusion</text:span><text:change-start text:change-id="ct94850396829984"/><text:span text:style-name="T52">s</text:span><text:change-end text:change-id="ct94850396829984"/><text:span text:style-name="T47">:</text:span></text:p>
      <text:p text:style-name="P50"><text:span text:style-name="T42">A</text:span><text:span text:style-name="T43">bstract: </text:span><text:change-start text:change-id="ct94850360161088"/><text:span text:style-name="T44">"</text:span><text:change-end text:change-id="ct94850360161088"/><text:span text:style-name="T41">The correspondence between plot-scale LST </text:span><text:change text:change-id="ct94850438670608"/><text:change-start text:change-id="ct94850422306080"/><text:span text:style-name="T52">and</text:span><text:change-end text:change-id="ct94850422306080"/><text:span text:style-name="T41"> landscape-scale </text:span><text:change-start text:change-id="ct94850310440224"/><text:span text:style-name="T52">LST </text:span><text:change-end text:change-id="ct94850310440224"/><text:span text:style-name="T41">depends on site</text:span><text:change-start text:change-id="ct94850269975088"/><text:span text:style-name="T41">-</text:span><text:span text:style-name="T52">specific characteristics, such as canopy density, sensor locations and viewing angles</text:span><text:change-end text:change-id="ct94850269975088"/><text:change-start text:change-id="ct94850273801520"/><text:span text:style-name="T52">. </text:span><text:span text:style-name="T53">Here we also quantify the uncertainty in plot-scale LST estimates due to uncertainty in tower-based measurements.</text:span><text:span text:style-name="T52">"</text:span><text:change-end text:change-id="ct94850273801520"/><text:change text:change-id="ct94850491290896"/></text:p>
      <text:p text:style-name="P50"><text:span text:style-name="T47">Discussion</text:span><text:change-start text:change-id="ct94850403118880"/><text:span text:style-name="T47"> </text:span><text:span text:style-name="T53">(P10)</text:span><text:change-end text:change-id="ct94850403118880"/><text:span text:style-name="T47">: </text:span><text:change-start text:change-id="ct94850278397808"/><text:span text:style-name="T53">"</text:span><text:change-end text:change-id="ct94850278397808"/><text:change text:change-id="ct94850272710384"/><text:change-start text:change-id="ct94850384698112"/><text:span text:style-name="T53">Note</text:span><text:change-end text:change-id="ct94850384698112"/><text:span text:style-name="T41"> that the</text:span><text:change text:change-id="ct94850355597888"/><text:span text:style-name="T41"> correspondence between landscape scale LST and plot-scale LST </text:span><text:change text:change-id="ct94850294374608"/><text:change text:change-id="ct94850302114704"/><text:change-start text:change-id="ct94850231873040"/><text:span text:style-name="T53">can vary strongly between sites</text:span><text:change-end text:change-id="ct94850231873040"/><text:change-start text:change-id="ct94850277657888"/><text:span text:style-name="T41">, </text:span><text:change-end text:change-id="ct94850277657888"/><text:change text:change-id="ct94850428457760"/><text:span text:style-name="T41"><text:s/>depend</text:span><text:change text:change-id="ct94850354540464"/><text:change-start text:change-id="ct94850416659728"/><text:span text:style-name="T53">ing</text:span><text:change-end text:change-id="ct94850416659728"/><text:span text:style-name="T41"> on canopy </text:span><text:change text:change-id="ct94850309526304"/><text:change-start text:change-id="ct94850329629024"/><text:span text:style-name="T53">densit</text:span><text:change-end text:change-id="ct94850329629024"/><text:change-start text:change-id="ct94850333386096"/><text:span text:style-name="T53">ies</text:span><text:change-end text:change-id="ct94850333386096"/><text:change text:change-id="ct94850404730400"/><text:change text:change-id="ct94850449141536"/><text:change text:change-id="ct94850397016864"/><text:change-start text:change-id="ct94850450339600"/><text:span text:style-name="T41"> </text:span><text:span text:style-name="T53">and viewing angles (tower vs. satellite)</text:span><text:change-end text:change-id="ct94850450339600"/><text:span text:style-name="T41">, sensor installation</text:span><text:change-start text:change-id="ct94850178051872"/><text:span text:style-name="T41"><office:annotation><dc:creator>Stanislaus J Schymanski</dc:creator><dc:date>2022-03-21T12:51:48.203451605</dc:date><meta:creator-initials>SJS</meta:creator-initials><text:p text:style-name="P93"><text:span text:style-name="T125">add references for each factor</text:span></text:p></office:annotation></text:span><text:change-end text:change-id="ct94850178051872"/><text:span text:style-name="T41"> height</text:span><text:change-start text:change-id="ct94850245754576"/><text:span text:style-name="T41"> </text:span><text:span text:style-name="T53">and position</text:span><text:change-end text:change-id="ct94850245754576"/><text:change-start text:change-id="ct94850350803232"/><text:span text:style-name="T53">, and sensor types.</text:span><text:change-end text:change-id="ct94850350803232"/><text:change text:change-id="ct94850383820928"/></text:p>
      <text:p text:style-name="P61"/>
      <text:p text:style-name="P85">10.The LST obtained from ground observation may have been affected by atmospheric conditions. How this correction is taken into account?</text:p>
      <text:p text:style-name="P77"/>
      <text:p text:style-name="P91"><text:span text:style-name="T68">In our study the distance between sensor and the canopy top is small (4.5m to 30m)</text:span><text:change-start text:change-id="ct94850297870816"/><text:span text:style-name="T68">,</text:span><text:change-end text:change-id="ct94850297870816"/><text:span text:style-name="T68"> thus the attenuation impact is considered negligible. </text:span><text:change text:change-id="ct94850316052336"/><text:change-start text:change-id="ct94850243857872"/><text:span text:style-name="T69">To clarify, we added the following sentence….</text:span><text:change-end text:change-id="ct94850243857872"/><text:change text:change-id="ct94850509529376"/><text:span text:style-name="T3"><text:line-break/></text:span><text:span text:style-name="T4">11.Strong correlations between plot-scale and landscape-scale LST estimates but systematically lower plot-scale LST (Fig.3a, b). The correlation in both the figure is the same (0.93). So how to discriminate?</text:span></text:p>
      <text:p text:style-name="P5"/>
      <text:p text:style-name="P17"/>
      <text:p text:style-name="P29"><text:change text:change-id="ct94850392839536"/><text:span text:style-name="T64">We did not wish to imply that the plot-scale and MODIS LST values are expected to be equivalent</text:span><text:change text:change-id="ct94850439217664"/><text:span text:style-name="T64">,</text:span><text:change-start text:change-id="ct94850360389408"/><text:span text:style-name="T64"> </text:span><text:span text:style-name="T67">but</text:span><text:change-end text:change-id="ct94850360389408"/><text:span text:style-name="T64"> we wanted to quantify the differences expressed in the bias and R</text:span><text:span text:style-name="T70">2</text:span><text:span text:style-name="T64">. </text:span><text:span text:style-name="T63">For Fig. 3(a) we looked at the bias when R</text:span><text:span text:style-name="T71">2 </text:span><text:span text:style-name="T73"><text:s/>was equal.</text:span><text:change-start text:change-id="ct94850277748992"/><text:span text:style-name="T73"> </text:span><text:span text:style-name="T74">We hope that the message is now clearer through the changes in the abstract and discussion, as described above.</text:span><text:change-end text:change-id="ct94850277748992"/><text:span text:style-name="T5"><text:line-break/></text:span><text:span text:style-name="T3"><text:line-break/></text:span><text:span text:style-name="T4">12.In Fig 4c and d, the R2 value is comparatively lower. Is this acceptable?</text:span></text:p>
      <text:p text:style-name="P18"/>
      <text:p text:style-name="P32"><text:span text:style-name="T6"><text:s/></text:span><text:span text:style-name="T63">Our filtering criteria w</text:span><text:change text:change-id="ct94850386461136"/><text:change-start text:change-id="ct94850331790624"/><text:span text:style-name="T67">ere</text:span><text:change-end text:change-id="ct94850331790624"/><text:span text:style-name="T63"> similar to </text:span><text:change-start text:change-id="ct94850358796928"/><text:span text:style-name="T67">those used by </text:span><text:change-end text:change-id="ct94850358796928"/><text:span text:style-name="T63">Holmes et</text:span><text:change-start text:change-id="ct94850277820704"/><text:span text:style-name="T63"> </text:span><text:change-end text:change-id="ct94850277820704"/><text:change text:change-id="ct94850303209232"/><text:span text:style-name="T63">al</text:span><text:change-start text:change-id="ct94850351122608"/><text:span text:style-name="T63">.</text:span><text:change-end text:change-id="ct94850351122608"/><text:span text:style-name="T63"> </text:span><text:change text:change-id="ct94850416670496"/><text:span text:style-name="T65">for </text:span><text:change-start text:change-id="ct94850392180336"/><text:span text:style-name="T67">a </text:span><text:change-end text:change-id="ct94850392180336"/><text:span text:style-name="T65">meaningful H(DT)</text:span><text:change-start text:change-id="ct94850340605888"/><text:span text:style-name="T65"> </text:span><text:span text:style-name="T67">relationship,</text:span><text:change-end text:change-id="ct94850340605888"/><text:span text:style-name="T65"> </text:span><text:span text:style-name="T63">i</text:span><text:span text:style-name="T65">.e</text:span><text:change-start text:change-id="ct94850423269424"/><text:span text:style-name="T65">.</text:span><text:change-end text:change-id="ct94850423269424"/><text:span text:style-name="T65"> R</text:span><text:span text:style-name="T72">2</text:span><text:span text:style-name="T65"> &gt; 0.5</text:span><text:change-start text:change-id="ct94850429349392"/><text:span text:style-name="T65">.</text:span><text:change-end text:change-id="ct94850429349392"/><text:change text:change-id="ct94850345977296"/><text:span text:style-name="T65"> </text:span><text:change text:change-id="ct94850389076768"/><text:change-start text:change-id="ct94850272512848"/><text:span text:style-name="T67">This</text:span><text:change-end text:change-id="ct94850272512848"/><text:span text:style-name="T66"> </text:span><text:change text:change-id="ct94850338648784"/><text:change-start text:change-id="ct94850337917216"/><text:span text:style-name="T67">was</text:span><text:change-end text:change-id="ct94850337917216"/><text:span text:style-name="T66"> </text:span><text:span text:style-name="T63">mentioned in the </text:span><text:change text:change-id="ct94850299165824"/><text:change-start text:change-id="ct94850381704384"/><text:span text:style-name="T67">M</text:span><text:change-end text:change-id="ct94850381704384"/><text:span text:style-name="T63">ethod</text:span><text:change-start text:change-id="ct94850323872800"/><text:span text:style-name="T67">s</text:span><text:change-end text:change-id="ct94850323872800"/><text:span text:style-name="T63"> section </text:span><text:span text:style-name="T66">[page 11]</text:span><text:span text:style-name="T63">.</text:span></text:p>
      <text:p text:style-name="P32"><text:span text:style-name="T104"><text:line-break/></text:span><text:span text:style-name="T3"><text:line-break/></text:span><text:span text:style-name="T4">13.In Table 1, the lower correlation value (like in HS) is justified. Why in some cases you obtained a higher correlation and in some cases, you obtained so lower correlation?</text:span></text:p>
      <text:p text:style-name="P6"/>
      <text:p text:style-name="P66"><text:change-start text:change-id="ct94850313622416"/><text:span text:style-name="T123">It is indeed not clear why the correlation is high at some sites and low at others. As mentioned above, we added text </text:span><text:change-end text:change-id="ct94850313622416"/><text:change-start text:change-id="ct94850324437600"/><text:span text:style-name="T123">mentioning possible reasons for the low correlation at some sites, but </text:span><text:change-end text:change-id="ct94850324437600"/><text:change-start text:change-id="ct94850416086304"/><text:span text:style-name="T123">unfortunately, we are unable to predict a priori at which site a low correlation should be expected. This is now mentioned more explicitly in the</text:span><text:change-end text:change-id="ct94850416086304"/><text:change-start text:change-id="ct94850234801040"/><text:span text:style-name="T123"> Discussion (P10):</text:span></text:p>
      <text:p text:style-name="P70">"Unfortunately, we are currently not in the position to predict a priori at which sites a low correlation between plot-scale and landscape-scale LST should be expected."</text:p>
      <text:p text:style-name="P66"><text:span text:style-name="T123">"</text:span><text:change-end text:change-id="ct94850234801040"/><text:change text:change-id="ct94850300537120"/><text:change text:change-id="ct94850325645680"/><text:change text:change-id="ct94850450558432"/><text:change text:change-id="ct94850344791680"/></text:p>
      <text:p text:style-name="P49"/>
      <text:p text:style-name="P28"><text:span text:style-name="T3"><text:line-break/><text:line-break/></text:span><text:span text:style-name="T4">14.Different sensors were installed at different heights (from 4.8 to 70m). What is the effect of this in plot scale LST estimation?</text:span></text:p>
      <text:p text:style-name="P3"/>
      <text:p text:style-name="P42">The sensor <text:span text:style-name="T10">installation </text:span>height is decided <text:span text:style-name="T10">based on the fact that radiometers footprint should be greater than or equal </text:span><text:change-start text:change-id="ct94850401355808"/><text:span text:style-name="T123">to </text:span><text:change-end text:change-id="ct94850401355808"/>90% <text:span text:style-name="T10">of the </text:span>eddy-covariance <text:span text:style-name="T10">footprint</text:span>.<text:change-start text:change-id="ct94850244051744"/><office:annotation><dc:creator>Stanislaus J Schymanski</dc:creator><dc:date>2022-03-21T13:03:30.706459002</dc:date><meta:creator-initials>SJS</meta:creator-initials><text:p text:style-name="P93"><text:span text:style-name="T125">Perhaps add a reference?</text:span></text:p></office:annotation><text:change-end text:change-id="ct94850244051744"/> <text:span text:style-name="T103">Location of the sensor, viewing angle and sensor type determines the size of footprint. We have added this in the discussion section</text:span><text:change-start text:change-id="ct94850348494112"/><text:span text:style-name="T103"> </text:span><text:span text:style-name="T123">(P8): "..."</text:span><text:change-end text:change-id="ct94850348494112"/><text:span text:style-name="T103">.</text:span><text:change text:change-id="ct94850241840576"/></text:p>
      <text:p text:style-name="P43"/>
      <text:p text:style-name="P86">15.Does the algorithm works well for the different surfaces. For example in urban conditions, where the general energy balance equation is modified. Does your method work well for estimating LST in that condition?</text:p>
      <text:p text:style-name="P2"/>
      <text:p text:style-name="P54"><text:span text:style-name="T20">Thank you </text:span><text:span text:style-name="T21">for </text:span><text:change text:change-id="ct94850382087728"/><text:change-start text:change-id="ct94850388071712"/><text:span text:style-name="T31">this thought</text:span><text:change-end text:change-id="ct94850388071712"/><text:span text:style-name="T20">. </text:span><text:span text:style-name="T22">In this study we have used different land cover type</text:span><text:change-start text:change-id="ct94850165980000"/><text:span text:style-name="T31">s</text:span><text:change-end text:change-id="ct94850165980000"/><text:span text:style-name="T22"> but we have not considered </text:span><text:change-start text:change-id="ct94850405962288"/><text:span text:style-name="T31">an </text:span><text:change-end text:change-id="ct94850405962288"/><text:span text:style-name="T22">urban setting. </text:span><text:span text:style-name="T23">The </text:span><text:span text:style-name="T24">algorithm </text:span><text:span text:style-name="T25">could</text:span><text:change-start text:change-id="ct94850276972064"/><text:span text:style-name="T25"> </text:span><text:span text:style-name="T31">theoretically</text:span><text:change-end text:change-id="ct94850276972064"/><text:span text:style-name="T25"> </text:span><text:span text:style-name="T21">be used for urban areas if </text:span><text:change text:change-id="ct94850278613776"/><text:change-start text:change-id="ct94850341332096"/><text:span text:style-name="T31">the</text:span><text:change-end text:change-id="ct94850341332096"/><text:span text:style-name="T21"> </text:span><text:span text:style-name="T25">anthropogenic</text:span><text:change-start text:change-id="ct94850451489056"/><text:span text:style-name="T25">, </text:span><text:span text:style-name="T31">non-surface-temperature-dependent</text:span><text:change-end text:change-id="ct94850451489056"/><text:span text:style-name="T25"> component of sensible heat flux </text:span><text:change-start text:change-id="ct94850321850048"/><text:span text:style-name="T31">is known</text:span><text:change-end text:change-id="ct94850321850048"/><text:span text:style-name="T25">. </text:span><text:span text:style-name="T21">We have added one </text:span><text:span text:style-name="T22">line</text:span><text:span text:style-name="T21"> in the </text:span><text:span text:style-name="T26">discussion</text:span><text:change-start text:change-id="ct94850302551552"/><text:span text:style-name="T26"> </text:span><text:span text:style-name="T31">(P10</text:span><text:change-end text:change-id="ct94850302551552"/><text:change-start text:change-id="ct94850494763792"/><text:span text:style-name="T31">)</text:span><text:change-end text:change-id="ct94850494763792"/><text:span text:style-name="T26">: </text:span><text:change-start text:change-id="ct94850349367296"/><text:span text:style-name="T31">"</text:span><text:change-end text:change-id="ct94850349367296"/><text:span text:style-name="T7">Furthermore, the study </text:span><text:change text:change-id="ct94850294808944"/><text:change-start text:change-id="ct94850396203248"/><text:span text:style-name="T8">could</text:span><text:change-end text:change-id="ct94850396203248"/><text:span text:style-name="T7"> also be extended for urban </text:span><text:change text:change-id="ct94850494253568"/><text:change-start text:change-id="ct94850245003632"/><text:span text:style-name="T8">settings</text:span><text:change-end text:change-id="ct94850245003632"/><text:span text:style-name="T7"> with eddy covariance measurement</text:span><text:change-start text:change-id="ct94850317837600"/><text:span text:style-name="T8">s</text:span><text:change-end text:change-id="ct94850317837600"/><text:span text:style-name="T7"> and </text:span><text:change text:change-id="ct94850389167552"/><text:change-start text:change-id="ct94850340266048"/><text:span text:style-name="T8">known</text:span><text:change-end text:change-id="ct94850340266048"/><text:span text:style-name="T7"> anthropogenic heat component</text:span><text:change-start text:change-id="ct94850494675488"/><text:span text:style-name="T8">s</text:span><text:span text:style-name="T7">.</text:span><text:span text:style-name="T8">"</text:span><text:change-end text:change-id="ct94850494675488"/><text:span text:style-name="T7"> </text:span><text:change text:change-id="ct94850481808688"/></text:p>
      <text:p text:style-name="P68"/>
      <text:p text:style-name="P31"><text:span text:style-name="T75"><text:line-break/></text:span><text:span text:style-name="T3"><text:line-break/></text:span><text:span text:style-name="T4">16.What is the effect of altitudinal variation in your method? Does it work well for mountainous regions area also?</text:span></text:p>
      <text:p text:style-name="P11"/>
      <text:p text:style-name="P41">All our study sites <text:change text:change-id="ct94850299165584"/><text:change-start text:change-id="ct94850435890288"/><text:span text:style-name="T123">in</text:span><text:change-end text:change-id="ct94850435890288"/> flat terrain<text:change-start text:change-id="ct94850315106480"/> <text:span text:style-name="T124">(suitable for EC measurements)</text:span><text:change-end text:change-id="ct94850315106480"/><text:change-start text:change-id="ct94850300902752"/>, <text:span text:style-name="T124">but at altitudes between 63 and 1200 m </text:span><text:change-end text:change-id="ct94850300902752"/><text:change-start text:change-id="ct94850241657200"/><text:span text:style-name="T124">above sea level</text:span><text:change-end text:change-id="ct94850241657200"/>. <text:change text:change-id="ct94850242183456"/><text:s/>We have added the altitude of the EC tower<text:change-start text:change-id="ct94850405571792"/><text:span text:style-name="T124">s</text:span><text:change-end text:change-id="ct94850405571792"/> in the description of the<text:change text:change-id="ct94850290690608"/> study sites (Table 2)<text:change text:change-id="ct94850418524960"/><text:change-start text:change-id="ct94850386688608"/><text:span text:style-name="T116">.</text:span><text:change-end text:change-id="ct94850386688608"/></text:p>
      <text:p text:style-name="P11"/>
      <text:p text:style-name="P1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3-07T14:45:22.770838324</meta:creation-date>
    <dc:date>2022-03-21T13:10:20.218789295</dc:date>
    <meta:editing-duration>P1DT10H11M3S</meta:editing-duration>
    <meta:editing-cycles>20</meta:editing-cycles>
    <meta:generator>LibreOffice/7.0.4.2$Linux_X86_64 LibreOffice_project/00$Build-2</meta:generator>
    <dc:creator>Stanislaus J Schymanski</dc:creator>
    <meta:document-statistic meta:table-count="0" meta:image-count="0" meta:object-count="0" meta:page-count="1" meta:paragraph-count="56" meta:word-count="2166" meta:character-count="13684" meta:non-whitespace-character-count="11523"/>
  </office:meta>
</office:document-meta>
</file>